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Gill Sans" svg:font-family="'Gill Sans'"/>
    <style:font-face style:name="OpenSymbol" svg:font-family="OpenSymbol"/>
    <style:font-face style:name="Tahoma1" svg:font-family="Tahoma"/>
    <style:font-face style:name=".AppleSystemUIFont" svg:font-family=".AppleSystemUIFont" style:font-family-generic="swiss"/>
    <style:font-face style:name="Gill Sans2" svg:font-family="'Gill Sans'" style:font-family-generic="swiss"/>
    <style:font-face style:name="Lucida Grande" svg:font-family="'Lucida Grande'" style:font-family-generic="swiss"/>
    <style:font-face style:name="Andale Mono1" svg:font-family="'Andale Mono'" style:font-pitch="fixed"/>
    <style:font-face style:name="Andale Mono" svg:font-family="'Andale Mono'" style:font-adornments="Regular" style:font-pitch="fixed"/>
    <style:font-face style:name="Courier New" svg:font-family="'Courier New'" style:font-pitch="variable"/>
    <style:font-face style:name="Courier New1" svg:font-family="'Courier New'" style:font-family-generic="modern" style:font-pitch="variable"/>
    <style:font-face style:name="Simoncini Garamond" svg:font-family="'Simoncini Garamond', 'Andale Mono'" style:font-family-generic="roman" style:font-pitch="variable"/>
    <style:font-face style:name="Times" svg:font-family="Times" style:font-family-generic="roman" style:font-pitch="variable"/>
    <style:font-face style:name="Arial" svg:font-family="Arial" style:font-family-generic="swiss" style:font-pitch="variable"/>
    <style:font-face style:name="Gill Sans1" svg:font-family="'Gill Sans'"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5.38mm" fo:margin-left="-1.23mm" table:align="left" style:writing-mode="lr-tb"/>
    </style:style>
    <style:style style:name="Table1.A" style:family="table-column">
      <style:table-column-properties style:column-width="34.71mm"/>
    </style:style>
    <style:style style:name="Table1.B" style:family="table-column">
      <style:table-column-properties style:column-width="110.67mm"/>
    </style:style>
    <style:style style:name="Table1.1" style:family="table-row">
      <style:table-row-properties style:keep-together="true" fo:keep-together="auto"/>
    </style:style>
    <style:style style:name="Table1.A1" style:family="table-cell">
      <style:table-cell-properties style:vertical-align="top" fo:padding-left="1.23mm" fo:padding-right="1.23mm" fo:padding-top="0mm" fo:padding-bottom="0mm" fo:border="none" style:writing-mode="lr-tb"/>
    </style:style>
    <style:style style:name="Table3" style:family="table">
      <style:table-properties style:width="115.18mm" fo:margin-left="16.4mm" fo:margin-right="18.42mm" table:align="margins"/>
    </style:style>
    <style:style style:name="Table3.A" style:family="table-column">
      <style:table-column-properties style:column-width="11.52mm" style:rel-column-width="6553*"/>
    </style:style>
    <style:style style:name="Table3.J" style:family="table-column">
      <style:table-column-properties style:column-width="11.52mm" style:rel-column-width="6558*"/>
    </style:style>
    <style:style style:name="Table3.1" style:family="table-row">
      <style:table-row-properties style:min-row-height="0.11mm"/>
    </style:style>
    <style:style style:name="Table3.A1" style:family="table-cell">
      <style:table-cell-properties fo:padding="0.97mm" fo:border-left="0.02mm solid #000000" fo:border-right="none" fo:border-top="0.02mm solid #000000" fo:border-bottom="0.02mm solid #000000"/>
    </style:style>
    <style:style style:name="Table3.J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J2" style:family="table-cell">
      <style:table-cell-properties fo:padding="0.97mm" fo:border-left="0.02mm solid #000000" fo:border-right="0.02mm solid #000000" fo:border-top="none" fo:border-bottom="0.02mm solid #000000"/>
    </style:style>
    <style:style style:name="Table2" style:family="table">
      <style:table-properties style:width="129.58mm" fo:margin-left="-1.91mm" table:align="left" style:writing-mode="lr-tb"/>
    </style:style>
    <style:style style:name="Table2.A" style:family="table-column">
      <style:table-column-properties style:column-width="129.58mm"/>
    </style:style>
    <style:style style:name="Table2.1" style:family="table-row">
      <style:table-row-properties style:keep-together="true" fo:keep-together="auto"/>
    </style:style>
    <style:style style:name="Table2.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style:tab-stops>
          <style:tab-stop style:position="170mm" style:type="right"/>
        </style:tab-stops>
      </style:paragraph-properties>
    </style:style>
    <style:style style:name="P2" style:family="paragraph" style:parent-style-name="Footer">
      <style:paragraph-properties>
        <style:tab-stops>
          <style:tab-stop style:position="189.99mm" style:type="right"/>
        </style:tab-stops>
      </style:paragraph-properties>
    </style:style>
    <style:style style:name="P3" style:family="paragraph" style:parent-style-name="Standard">
      <style:paragraph-properties>
        <style:tab-stops>
          <style:tab-stop style:position="160.02mm" style:type="right"/>
          <style:tab-stop style:position="247.54mm" style:type="right"/>
        </style:tab-stops>
      </style:paragraph-properties>
    </style:style>
    <style:style style:name="P4" style:family="paragraph" style:parent-style-name="Standard">
      <style:paragraph-properties>
        <style:tab-stops>
          <style:tab-stop style:position="160.87mm" style:type="right"/>
          <style:tab-stop style:position="170mm" style:type="right"/>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fo:text-align="start" style:justify-single-word="false" style:snap-to-layout-grid="false"/>
      <style:text-properties fo:font-weight="bold" style:font-weight-asian="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start" style:justify-single-word="false" style:snap-to-layout-grid="false"/>
      <style:text-properties fo:font-style="normal" style:font-style-asian="normal" style:font-style-complex="normal"/>
    </style:style>
    <style:style style:name="P9" style:family="paragraph" style:parent-style-name="Standard">
      <style:paragraph-properties fo:text-align="start" style:justify-single-word="false" style:snap-to-layout-grid="false"/>
    </style:style>
    <style:style style:name="P10" style:family="paragraph" style:parent-style-name="Standard">
      <style:paragraph-properties fo:text-align="start" style:justify-single-word="false">
        <style:tab-stops>
          <style:tab-stop style:position="159.79mm" style:type="right" style:leader-style="dotted" style:leader-text="."/>
        </style:tab-stops>
      </style:paragraph-properties>
    </style:style>
    <style:style style:name="P11" style:family="paragraph" style:parent-style-name="Standard">
      <style:paragraph-properties fo:text-align="start" style:justify-single-word="false" style:text-autospace="none">
        <style:tab-stops>
          <style:tab-stop style:position="0mm"/>
        </style:tab-stops>
      </style:paragraph-properties>
    </style:style>
    <style:style style:name="P12" style:family="paragraph" style:parent-style-name="Standard">
      <style:text-properties fo:background-color="#ffff00"/>
    </style:style>
    <style:style style:name="P13" style:family="paragraph" style:parent-style-name="Standard">
      <style:paragraph-properties fo:text-align="start" style:justify-single-word="false" style:text-autospace="none">
        <style:tab-stops>
          <style:tab-stop style:position="0mm"/>
        </style:tab-stops>
      </style:paragraph-properties>
      <style:text-properties fo:background-color="#ffff00"/>
    </style:style>
    <style:style style:name="P14" style:family="paragraph" style:parent-style-name="Standard">
      <style:text-properties fo:font-style="italic" style:font-style-asian="italic"/>
    </style:style>
    <style:style style:name="P15" style:family="paragraph" style:parent-style-name="Standard">
      <style:paragraph-properties style:snap-to-layout-grid="false"/>
      <style:text-properties fo:font-style="italic" style:font-style-asian="italic"/>
    </style:style>
    <style:style style:name="P16" style:family="paragraph" style:parent-style-name="Standard">
      <style:text-properties fo:language="en" fo:country="GB"/>
    </style:style>
    <style:style style:name="P17" style:family="paragraph" style:parent-style-name="Standard">
      <style:paragraph-properties style:snap-to-layout-grid="false"/>
    </style:style>
    <style:style style:name="P18" style:family="paragraph" style:parent-style-name="Standard">
      <style:text-properties style:text-position="0% 100%"/>
    </style:style>
    <style:style style:name="P19" style:family="paragraph" style:parent-style-name="Standard">
      <style:text-properties style:text-position="super 58%"/>
    </style:style>
    <style:style style:name="P20" style:family="paragraph" style:parent-style-name="Standard">
      <style:text-properties fo:font-size="10pt" style:font-size-asian="10pt"/>
    </style:style>
    <style:style style:name="P21" style:family="paragraph" style:parent-style-name="Standard">
      <style:text-properties style:font-name="Gill Sans2"/>
    </style:style>
    <style:style style:name="P22" style:family="paragraph" style:parent-style-name="Standard">
      <style:text-properties fo:font-size="36pt" style:font-size-asian="36pt" style:font-size-complex="36pt"/>
    </style:style>
    <style:style style:name="P23" style:family="paragraph" style:parent-style-name="Standard">
      <style:text-properties fo:background-color="transparent"/>
    </style:style>
    <style:style style:name="P24" style:family="paragraph" style:parent-style-name="Standard">
      <style:paragraph-properties fo:margin-left="0mm" fo:margin-right="0mm" fo:text-align="justify" style:justify-single-word="false" fo:text-indent="0mm" style:auto-text-indent="false"/>
    </style:style>
    <style:style style:name="P25" style:family="paragraph" style:parent-style-name="Standard">
      <style:paragraph-properties fo:margin-left="0mm" fo:margin-right="0mm" fo:text-align="justify" style:justify-single-word="false" fo:text-indent="0mm" style:auto-text-indent="false" fo:break-before="page"/>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bold" style:font-weight-asian="bold"/>
    </style:style>
    <style:style style:name="P28" style:family="paragraph" style:parent-style-name="Contents_20_Heading">
      <style:paragraph-properties fo:break-before="page"/>
    </style:style>
    <style:style style:name="P29" style:family="paragraph" style:parent-style-name="Motto">
      <style:text-properties fo:language="en" fo:country="GB"/>
    </style:style>
    <style:style style:name="P30" style:family="paragraph" style:parent-style-name="Standard">
      <style:paragraph-properties fo:margin-left="5.08mm" fo:margin-right="0mm" fo:text-indent="0mm" style:auto-text-indent="false"/>
    </style:style>
    <style:style style:name="P31" style:family="paragraph" style:parent-style-name="Table_20_Contents">
      <style:paragraph-properties fo:text-align="center" style:justify-single-word="false"/>
      <style:text-properties fo:font-size="11pt" style:font-size-asian="11pt" style:font-size-complex="11pt"/>
    </style:style>
    <style:style style:name="P32" style:family="paragraph" style:parent-style-name="Table_20_Contents">
      <style:paragraph-properties fo:text-align="center" style:justify-single-word="false" fo:background-color="transparent">
        <style:tab-stops/>
        <style:background-image/>
      </style:paragraph-properties>
      <style:text-properties fo:font-size="11pt" style:font-size-asian="11pt" style:font-size-complex="11pt"/>
    </style:style>
    <style:style style:name="P33" style:family="paragraph" style:parent-style-name="Contents_20_1">
      <style:paragraph-properties>
        <style:tab-stops>
          <style:tab-stop style:position="150mm" style:type="right" style:leader-style="dotted" style:leader-text="."/>
        </style:tab-stops>
      </style:paragraph-properties>
    </style:style>
    <style:style style:name="P34" style:family="paragraph" style:parent-style-name="Contents_20_2">
      <style:paragraph-properties>
        <style:tab-stops>
          <style:tab-stop style:position="145.01mm" style:type="right" style:leader-style="dotted" style:leader-text="."/>
        </style:tab-stops>
      </style:paragraph-properties>
    </style:style>
    <style:style style:name="P35" style:family="paragraph" style:parent-style-name="Contents_20_3">
      <style:paragraph-properties>
        <style:tab-stops>
          <style:tab-stop style:position="140.02mm" style:type="right" style:leader-style="dotted" style:leader-text="."/>
        </style:tab-stops>
      </style:paragraph-properties>
    </style:style>
    <style:style style:name="P36" style:family="paragraph" style:parent-style-name="Codice">
      <style:text-properties fo:font-style="normal" style:font-style-asian="normal" style:font-style-complex="normal"/>
    </style:style>
    <style:style style:name="P37" style:family="paragraph" style:parent-style-name="Codice">
      <style:text-properties fo:font-style="italic" style:font-style-asian="italic" style:font-style-complex="italic"/>
    </style:style>
    <style:style style:name="P38" style:family="paragraph" style:parent-style-name="Standard" style:master-page-name="">
      <style:paragraph-properties style:page-number="auto" style:shadow="none" fo:keep-with-next="always"/>
    </style:style>
    <style:style style:name="P39" style:family="paragraph" style:parent-style-name="Standard" style:list-style-name="WW8Num7">
      <style:paragraph-properties fo:text-align="start" style:justify-single-word="false" style:text-autospace="none">
        <style:tab-stops>
          <style:tab-stop style:position="0mm"/>
        </style:tab-stops>
      </style:paragraph-properties>
    </style:style>
    <style:style style:name="P40" style:family="paragraph" style:parent-style-name="Standard" style:list-style-name="WW8Num3"/>
    <style:style style:name="P41" style:family="paragraph" style:parent-style-name="Standard" style:master-page-name="First_20_Page">
      <style:paragraph-properties style:page-number="auto"/>
    </style:style>
    <style:style style:name="P42" style:family="paragraph" style:parent-style-name="Standard" style:master-page-name="Standard">
      <style:paragraph-properties style:page-number="auto"/>
    </style:style>
    <style:style style:name="P43" style:family="paragraph" style:parent-style-name="Heading_20_2">
      <style:text-properties style:font-size-complex="14pt"/>
    </style:style>
    <style:style style:name="P44" style:family="paragraph" style:parent-style-name="Heading_20_1">
      <style:paragraph-properties fo:margin-left="0mm" fo:margin-right="0mm" fo:text-indent="0mm" style:auto-text-indent="false"/>
    </style:style>
    <style:style style:name="P45" style:family="paragraph" style:parent-style-name="Heading_20_1">
      <style:paragraph-properties fo:break-before="page"/>
    </style:style>
    <style:style style:name="P4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name-complex="Courier New"/>
    </style:style>
    <style:style style:name="T6" style:family="text">
      <style:text-properties fo:font-style="italic" style:font-style-asian="italic" style:font-style-complex="italic"/>
    </style:style>
    <style:style style:name="T7" style:family="text">
      <style:text-properties fo:font-style="italic" fo:background-color="#ffff00" style:font-style-asian="italic"/>
    </style:style>
    <style:style style:name="T8" style:family="text">
      <style:text-properties fo:font-style="italic" fo:font-weight="bold" style:font-style-asian="italic" style:font-weight-asian="bold"/>
    </style:style>
    <style:style style:name="T9" style:family="text">
      <style:text-properties style:font-name-complex="Courier New"/>
    </style:style>
    <style:style style:name="T10" style:family="text">
      <style:text-properties fo:language="zxx" fo:country="none" fo:font-style="italic" style:language-asian="zxx" style:country-asian="none" style:font-style-asian="italic" style:font-name-complex="Courier New" style:language-complex="he" style:country-complex="IL"/>
    </style:style>
    <style:style style:name="T11" style:family="text">
      <style:text-properties fo:language="zxx" fo:country="none" fo:font-style="italic" style:language-asian="zxx" style:country-asian="none" style:font-style-asian="italic" style:language-complex="zxx" style:country-complex="none" style:font-style-complex="italic"/>
    </style:style>
    <style:style style:name="T12" style:family="text">
      <style:text-properties fo:font-size="10pt" style:font-size-asian="10pt"/>
    </style:style>
    <style:style style:name="T13" style:family="text">
      <style:text-properties style:text-position="super 58%"/>
    </style:style>
    <style:style style:name="T14" style:family="text">
      <style:text-properties style:text-position="super 58%" style:font-size-complex="11pt"/>
    </style:style>
    <style:style style:name="T15" style:family="text">
      <style:text-properties fo:background-color="#ffff00"/>
    </style:style>
    <style:style style:name="T16" style:family="text">
      <style:text-properties fo:background-color="#ffff00" style:font-name-complex="Courier New"/>
    </style:style>
    <style:style style:name="T17" style:family="text">
      <style:text-properties fo:language="la" fo:country="VA" fo:font-style="italic" style:font-style-asian="italic"/>
    </style:style>
    <style:style style:name="T18" style:family="text">
      <style:text-properties style:text-position="0% 100%"/>
    </style:style>
    <style:style style:name="T19" style:family="text">
      <style:text-properties fo:font-style="normal" style:font-style-asian="normal" style:font-style-complex="normal"/>
    </style:style>
    <style:style style:name="T20" style:family="text">
      <style:text-properties style:font-name="Gill Sans2"/>
    </style:style>
    <style:style style:name="T21" style:family="text">
      <style:text-properties style:use-window-font-color="true" style:text-outline="false" style:text-line-through-style="none" style:text-position="0% 100%" style:font-name="Lucida Grande"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C'h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6">Autore:</text:p>
          </table:table-cell>
          <table:table-cell table:style-name="Table1.A1" office:value-type="string">
            <text:p text:style-name="P8"><text:user-defined style:data-style-name="N0" text:name="Autore">R.Canaro</text:user-defined></text:p>
          </table:table-cell>
        </table:table-row>
        <table:table-row table:style-name="Table1.1">
          <table:table-cell table:style-name="Table1.A1" office:value-type="string">
            <text:p text:style-name="P6">Revisione</text:p>
          </table:table-cell>
          <table:table-cell table:style-name="Table1.A1" office:value-type="string">
            <text:p text:style-name="P9"><text:editing-cycles>128</text:editing-cycles></text:p>
          </table:table-cell>
        </table:table-row>
        <table:table-row table:style-name="Table1.1">
          <table:table-cell table:style-name="Table1.A1" office:value-type="string">
            <text:p text:style-name="P6">Data</text:p>
          </table:table-cell>
          <table:table-cell table:style-name="Table1.A1" office:value-type="string">
            <text:p text:style-name="P9"><text:modification-date style:data-style-name="N76">3 dicembre 2018</text:modification-date></text:p>
          </table:table-cell>
        </table:table-row>
        <table:table-row table:style-name="Table1.1">
          <table:table-cell table:style-name="Table1.A1" office:value-type="string">
            <text:p text:style-name="P6">E-mail:</text:p>
          </table:table-cell>
          <table:table-cell table:style-name="Table1.A1" office:value-type="string">
            <text:p text:style-name="P9">r.canaro@canaro.net</text:p>
          </table:table-cell>
        </table:table-row>
        <table:table-row table:style-name="Table1.1">
          <table:table-cell table:style-name="Table1.A1" office:value-type="string">
            <text:p text:style-name="P6">Sito Web:</text:p>
          </table:table-cell>
          <table:table-cell table:style-name="Table1.A1" office:value-type="string">
            <text:p text:style-name="P9">http://canaro.ne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Dedica">Dedicato a Wayne Martini, </text:p>
      <text:p text:style-name="Dedica">che mi diede il libro e disse: </text:p>
      <text:p text:style-name="Dedica">“<text:span text:style-name="T1">Read it, it changed my life</text:span>.”</text:p>
      <text:p text:style-name="Dedica">Io pensai: </text:p>
      <text:p text:style-name="Dedica">“Sempre esagerati, ‘sti americani!”</text:p>
      <text:p text:style-name="Dedica"/>
      <text:p text:style-name="P24"/>
      <text:p text:style-name="P24"/>
      <text:p text:style-name="P24"/>
      <text:table-of-content text:style-name="Sect1" text:name="Table of Contents1">
        <text:table-of-content-source text:outline-level="3">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Sommario</text:p>
          </text:index-title>
          <text:p text:style-name="P33">Premessa<text:tab/>4</text:p>
          <text:p text:style-name="P33">In C pit<text:tab/>6</text:p>
          <text:p text:style-name="P33">Mitopoietica del C'hi++<text:tab/>7</text:p>
          <text:p text:style-name="P33">Il buon programmatore<text:tab/>15</text:p>
          <text:p text:style-name="P33">I sistemi di numerazione<text:tab/>17</text:p>
          <text:p text:style-name="P33">Il C++<text:tab/>20</text:p>
          <text:p text:style-name="P33">Tipi di dato<text:tab/>22</text:p>
          <text:p text:style-name="P33">Espressioni e operatori<text:tab/>23</text:p>
          <text:p text:style-name="P34">commenti<text:tab/>23</text:p>
          <text:p text:style-name="P34">parole chiave<text:tab/>24</text:p>
          <text:p text:style-name="P34">operatori<text:tab/>24</text:p>
          <text:p text:style-name="P35">operatore di negazione<text:tab/>24</text:p>
          <text:p text:style-name="P35">operatori logici<text:tab/>24</text:p>
          <text:p text:style-name="P34">espressioni<text:tab/>25</text:p>
          <text:p text:style-name="P34">istruzioni<text:tab/>25</text:p>
          <text:p text:style-name="P34">blocchi funzione<text:tab/>25</text:p>
          <text:p text:style-name="P33">Le Funzioni<text:tab/>26</text:p>
          <text:p text:style-name="P34">Funzioni ricorsive<text:tab/>26</text:p>
          <text:p text:style-name="P33">Le classi<text:tab/>27</text:p>
          <text:p text:style-name="P34">Funzioni di interfaccia<text:tab/>27</text:p>
          <text:p text:style-name="P34">Classi astratte<text:tab/>27</text:p>
          <text:p text:style-name="P34">Funzioni virtuali pure<text:tab/>28</text:p>
          <text:p text:style-name="P33">Il polimorfismo<text:tab/>30</text:p>
          <text:p text:style-name="P33">L’ereditarietà<text:tab/>30</text:p>
          <text:p text:style-name="P33">Il debug<text:tab/>30</text:p>
          <text:p text:style-name="P34">Errori di compilazione<text:tab/>31</text:p>
          <text:p text:style-name="P34">Errori di esecuzione<text:tab/>31</text:p>
          <text:p text:style-name="P33">Il C'hi++<text:tab/>32</text:p>
          <text:p text:style-name="P33">Epilogo<text:tab/>34</text:p>
          <text:p text:style-name="P33">Bibliografia<text:tab/>35</text:p>
        </text:index-body>
      </text:table-of-content>
      <text:p text:style-name="P10"/>
      <text:p text:style-name="P42"/>
      <text:p text:style-name="Standard"/>
      <text:p text:style-name="Standard"/>
      <text:p text:style-name="Standard"/>
      <text:h text:style-name="Heading_20_1" text:outline-level="1">Premessa</text:h>
      <text:p text:style-name="Standard"/>
      <text:p text:style-name="Standard"/>
      <text:p text:style-name="Standard"/>
      <text:p text:style-name="Standard"/>
      <text:p text:style-name="Standard">Nacqui da famiglia ricca, ma troppo tardi.</text:p>
      <text:p text:style-name="Standard">Secondogenito, vidi la florida impresa paterna andare in dote - per diritto di nascita, ma anche per naturale inclinazione - ai miei monozigotici fratelli maggiori e, com'è consuetudine per i figli cadetti, fui avviato alla vita monastica: entrai in seminario all’età di nove anni e presi i voti il giorno del mio sedicesimo compleanno. </text:p>
      <text:p text:style-name="Standard">Conobbi il Maestro sei anni dopo. Fui mandato da lui perché un vecchio programma, dopo quasi un decennio di attività ininterrotta, aveva avuto dei problemi e non c’era nessuno nel monastero che sapesse come porvi rimedio. </text:p>
      <text:p text:style-name="Standard">Pur avendo trascorso in quello stesso edificio due terzi della mia vita, non avevo mai incontrato il Maestro, prima di allora. Sapevo poco di lui, principalmente che non era bene saperne molto e non l’avevo mai visto né nel refettorio, né in occasione di celebrazioni o emergenze. Era, per tutti noi giovani, una sorta di figura mitologica, maligna o benigna a seconda dei racconti che su di lei si ascoltavano.</text:p>
      <text:p text:style-name="Standard">Bussai alla sua porta con cautela, quasi mi aspettassi terribili rappresaglie per quell'indebita intromissione nella sua vita e con altrettanta cautela accettai il suo l’invito a entrare. </text:p>
      <text:p text:style-name="Standard">L’arredamento delle nostre stanze era semplice ed essenziale, ma in confronto a quello della cella del Maestro, appariva sfarzoso. Non c’erano finestre alle pareti e le uniche due fonti di luce erano una piccola lampada e lo schermo di quello che sembrava un vecchio computer risalente alla fine del XX secolo. </text:p>
      <text:p text:style-name="Standard">In un angolo c’era un curioso divano-letto, simile alle panchine dei parchi, che doveva essere il suo giaciglio per la notte; al lato opposto della stanza, una sorta di libreria realizzata con mattoni e assi di legno grezzo sorreggeva i suoi pochi effetti personali. Nulla copriva la pietra del pavimento. </text:p>
      <text:p text:style-name="Standard"><text:span text:style-name="T20">«</text:span>Il mio programma sta dando degli errori»</text:p>
      <text:p text:style-name="Standard">Risposi di sì, anche se la sua era stata un'affermazione.</text:p>
      <text:p text:style-name="Standard">«Era stato istruito a farlo. Adesso lo mettiamo a posto.»</text:p>
      <text:p text:style-name="Standard">Cominciò a battere sulla tastiera del suo computer e io mi avvicinai incuriosito. Quando arrivai a vedere l’immagine proiettata dallo schermo capii perché nessuno all’interno del convento sapesse intervenire sul suo programma.</text:p>
      <text:p text:style-name="Standard">«Sì, è C++» disse il Maestro, intuendo la mia curiosità «Un tempo si pensava che fosse il linguaggio del futuro. Come di tutti i linguaggi, del resto.»</text:p>
      <text:p text:style-name="Standard">Chiesi cosa volesse dire che il programma era stato istruito a dare errori.</text:p>
      <text:p text:style-name="Standard">«Questa è una domanda sciocca. D’altro canto, il fatto che stessi dicendo la verità è evidente, visto che non ti ho nemmeno chiesto che genere di difetto fosse stato rilevato. Bene, puoi andare a dire al tuo superiore che il vecchio pazzo ha corretto l'errore.»</text:p>
      <text:p text:style-name="Standard">Non riuscivo a distogliere lo sguardo dallo schermo, ero come ipnotizzato da quello strano codice che potevo capire solo in parte. In quelle sequenze di istruzioni c’era qualcosa che non avevo mai visto prima: un ritmo, una sorta di indefinibile bellezza di cui mi ero innamorato a prima vista. Chiesi al Maestro di insegnarmi il C++.</text:p>
      <text:p text:style-name="Standard">«E perché mai? ci sono linguaggi molto più facili da usare.»</text:p>
      <text:p text:style-name="Standard">Gli spiegai che non si trattava di un interesse tecnologico, ma estetico e lui restò in silenzio per qualche secondo, considerando quello che avevo detto.</text:p>
      <text:p text:style-name="Standard"><text:soft-page-break/>«Qual’è il dovere di un programmatore?» chiese poi.</text:p>
      <text:p text:style-name="Standard">Lo pregai di definire meglio la sua domanda.</text:p>
      <text:p text:style-name="Standard">«Torna qui domani e, se mi saprai dire qual'è il dovere di un programmatore, ti insegnerò il C++». </text:p>
      <text:p text:style-name="Standard">Passai tutta la notte a meditare su quella strana domanda e la mattina dopo mi presentai al Maestro. Dissi che secondo me il dovere di un programmatore era quello di scrivere del buon codice. Il Maestro non distolse nemmeno lo sguardo dallo schermo e disse:</text:p>
      <text:p text:style-name="Standard">«Torna qui domani, se mi saprai dire cosa vuol dire scrivere del buon codice, io ti insegnerò il C++.» </text:p>
      <text:p text:style-name="Standard">Com'è facile intuire, anche il giorno dopo e per diversi giorni a seguire il Maestro trovò il modo di rimandare l’inizio del mio tirocinio con domande ancora più specifiche che andavano a colpire un’imprevista lacunosità delle mie risposte.</text:p>
      <text:p text:style-name="Standard">Analizzai ogni possibile aspetto della produzione del software, dall’utilizzo delle risorse di sistema alle implicazioni sociali dell’incremento dell'occupazione derivante dall’evoluzione dei programmi, ma non ci fu nulla da fare: ogni volta il Maestro riuscì a trovare una scappatoia per venire meno al suo impegno. </text:p>
      <text:p text:style-name="Standard">Alla fine non ne potei più. Esasperato, dissi che ne avevo abbastanza di quella sua ostinata capziosità: per quanto io potessi essere specifico nelle mie risposte, ci sarebbe sempre stato un margine di indeterminazione. Se voleva insegnarmi il C++ doveva iniziare quel giorno stesso. Il Maestro mi fissò e, sorridendo, spense il suo computer.</text:p>
      <text:p text:style-name="Standard">«No, per oggi basta. Vieni domani per la seconda lezione.»</text:p>
      <text:p text:style-name="Standard"/>
      <text:p text:style-name="Standard">Negli ultimi mesi la salute del Maestro è peggiorata e così gli ho chiesto il permesso di trascrivere i suoi insegnamenti per poterli trasmettere a mia volta ad altri discepoli.</text:p>
      <text:p text:style-name="Standard">Con mia grande sorpresa, ha accettato.</text:p>
      <text:p text:style-name="Standard"/>
      <text:p text:style-name="P26"/>
      <text:p text:style-name="Standard"/>
      <text:p text:style-name="Standard"/>
      <text:p text:style-name="Standard"/>
      <text:h text:style-name="Heading_20_1" text:outline-level="1">In C pit</text:h>
      <text:p text:style-name="Standard"/>
      <text:p text:style-name="Standard"/>
      <text:p text:style-name="Standard"/>
      <text:p text:style-name="Standard"/>
      <text:p text:style-name="Standard">Quello che stai facendo è inutile.</text:p>
      <text:p text:style-name="Standard">Voglio che tu lo scriva all'inizio del tuo libro, così la gente non perderà tempo a leggerlo.</text:p>
      <text:p text:style-name="Standard">Tutto ciò che si fa con uno scopo è inutile.</text:p>
      <text:p text:style-name="Standard">In particolare i libri, perché sono stupidi: non si accorgono di quando sbagliano e anche se se ne accorgessero non ci potrebbero fare nulla, seguiterebbero a dire una cosa sbagliata.</text:p>
      <text:p text:style-name="Standard"/>
      <text:p text:style-name="P23">Tutti i libri sacri partono da un presupposto sbagliato: che valga la pena scriverli, perché l'Umanità può essere salvata e soprattutto, che merita di essere salvata.</text:p>
      <text:p text:style-name="P23">Credi che se gli autori della Bibbia o dei Vangeli avessero potuto pre-vedere le conseguenze ultime delle loro opere - le guerre, le morti, le sofferenze -, li avrebbero scritti lo stesso?</text:p>
      <text:p text:style-name="P23">I libri sacri sono sempre stati strumentalizzati dai potenti, cosa ti fa pensare che per il tuo non succederà lo stesso?</text:p>
      <text:p text:style-name="Standard"/>
      <text:p text:style-name="Standard">Tu proietti su questo linguaggio ormai morto delle aspettative personali, speri che possa far rivivere il tempo passato e ti illudi che il tempo passato sia meglio di quello presente, ma non è così. </text:p>
      <text:p text:style-name="Standard">Il passato è una vecchia amante che, col suono della sua voce, ci ricorda i piaceri vissuti insieme, ma che bada a restare alle nostre spalle per nasconderci il suo volto rugoso.</text:p>
      <text:p text:style-name="Standard"/>
      <text:p text:style-name="Standard">Io ti insegnerò il Chi++, non ti indicherò la Via.</text:p>
      <text:p text:style-name="Standard">Quando qualcuno ti indica la Via, ricordati sempre che una via la si può percorrere in due direzioni. Una direzione ci avvicina alla nostra méta; una direzione ce ne allontana.</text:p>
      <text:p text:style-name="Standard">La direzione è importante, non la via.</text:p>
      <text:p text:style-name="Standard">Se un uomo conosce la direzione, la via non ha più alcuna importanza.</text:p>
      <text:p text:style-name="Standard"/>
      <text:p text:style-name="Standard">Le nuvole che oscuravano il cielo questa mattina sono scomparse, il cielo della notte trabocca di stelle.</text:p>
      <text:p text:style-name="Standard">Sono cose che si notano, a mano a mano che si invecchia.</text:p>
      <text:p text:style-name="Standard">Io le noto da quando ero bambino.</text:p>
      <text:p text:style-name="Standard"/>
      <text:p text:style-name="Standard">Quello che ti insegnerò non è illegale, ma è come se lo fosse.</text:p>
      <text:p text:style-name="P26"/>
      <text:p text:style-name="Standard"/>
      <text:p text:style-name="Standard"/>
      <text:p text:style-name="Standard"/>
      <text:h text:style-name="Heading_20_1" text:outline-level="1">Mitopoietica del C'hi++</text:h>
      <text:p text:style-name="Standard"/>
      <text:p text:style-name="Standard"/>
      <text:p text:style-name="Motto">Il settimo giorno, Dio fece il <text:span text:style-name="T1">backup</text:span></text:p>
      <text:p text:style-name="Standard"/>
      <text:p text:style-name="Standard"/>
      <text:p text:style-name="Standard"/>
      <text:p text:style-name="Standard">Su di me ci sono due teorie. Qualcuno pensa che io sia impazzito cercando di fare il <text:span text:style-name="T2">debug</text:span> dell'Universo, altri pensano invece che io abbia deciso di fare il <text:span text:style-name="T3">debug</text:span> dell'Universo perché sono pazzo.</text:p>
      <text:p text:style-name="Standard"/>
      <text:p text:style-name="Standard">Anche il Maestro Canaro fu accusato di essere pazzo quando disse di essere stato incaricato da Dio di fare il <text:span text:style-name="T2">porting</text:span> dell'Universo dal COBOL al C++, ma non era pazzo.</text:p>
      <text:p text:style-name="Standard"/>
      <text:p text:style-name="Standard">Ho conservato questi documenti: sono l’ultima pagina del suo diario e le relazioni che furono inviate alla società per cui lui lavorava mentre era distaccato dal “Cliente”.</text:p>
      <text:p text:style-name="Standard">Mettili all'inizio del tuo libro, così tutto ciò che diremo poi, non sarà che una ripetizione.</text:p>
      <text:p text:style-name="Standard"/>
      <text:p text:style-name="Incluso">Ultima pagina del diario del Maestro Canaro (8 Aprile)</text:p>
      <text:p text:style-name="Incluso"/>
      <text:p text:style-name="Incluso">Sono in ufficio e sto lavorando quando squilla il telefono. </text:p>
      <text:p text:style-name="Incluso">La voce che mi risponde è piuttosto bassa e ha un’eco curiosa.</text:p>
      <text:p text:style-name="Incluso">Mi fa:</text:p>
      <text:p text:style-name="Incluso">«Canaro, sono Dio, ho bisogno di te.»</text:p>
      <text:p text:style-name="Incluso">«Marco, ho da fare, ci sentiamo dopo.»</text:p>
      <text:p text:style-name="Incluso">Riattacco. Un attimo dopo il telefono squilla di nuovo. Stavolta faccio caso al tipo di squillo e deduco che si tratta di una telefonata esterna.</text:p>
      <text:p text:style-name="Incluso">«Canaro, non sono il tuo collega, sono davvero Dio. Devi aiutarmi a fare il <text:span text:style-name="T1">porting</text:span> dell’universo in C++.»</text:p>
      <text:p text:style-name="Incluso">Non posso fare a meno di sorridere.</text:p>
      <text:p text:style-name="Incluso">«Carina. E anche il sintetizzatore vocale mi sembra che funzioni piuttosto bene. Senti, finisco questa relazione e ti offro un caffè, ma adesso lasciami lavorare.»</text:p>
      <text:p text:style-name="Incluso">Riattacco di nuovo e di nuovo il malefico oggetto fa sentire la sua voce. È un’esterna, non posso rischiare: potrebbe essere un cliente, ma so già che...</text:p>
      <text:p text:style-name="Incluso">«Canaro, ascoltami una buona volta: sono davvero Dio e ho bisogno che tu mi risolva un problema.»</text:p>
      <text:p text:style-name="Incluso">Sto per dirgli qualcosa di cui poi mi pentirò, ma la voce continua:</text:p>
      <text:p text:style-name="Incluso">«Se non mi credi, stacca la spina del telefono.»</text:p>
      <text:p text:style-name="Incluso">«Ma per favore..»</text:p>
      <text:p text:style-name="Incluso">«Staccala!»</text:p>
      <text:p text:style-name="Incluso">Più per curiosità che altro, vado a vedere il suo bluff. Stacco la spina.</text:p>
      <text:p text:style-name="Incluso">«Adesso mi credi?»</text:p>
      <text:p text:style-name="Incluso">Devo dire che per un attimo il mio scetticismo vacilla. Cerco una possibile spiegazione.</text:p>
      <text:p text:style-name="Incluso">«Hai messo una ricevente nella cornetta.»</text:p>
      <text:p text:style-name="Incluso">«Testardo eh? Va bene: scegli un oggetto a caso.»</text:p>
      <text:p text:style-name="Incluso">«Per fare cosa?»</text:p>
      <text:p text:style-name="Incluso">«Per utilizzarlo come cornetta, uno che il tuo collega non possa aver manomesso.»</text:p>
      <text:p text:style-name="Incluso">«Marco, per favore..»</text:p>
      <text:p text:style-name="Incluso">«Avanti, cosa ti costa? Visto che sei così sicuro..»</text:p>
      <text:p text:style-name="Incluso"><text:soft-page-break/>«La mia pipa va bene?»</text:p>
      <text:p text:style-name="Incluso">«Quello che vuoi: avvicinala all’orecchio.»</text:p>
      <text:p text:style-name="Incluso">Vediamo dove vuole andare a parare: tiro fuori la mia pipa dall’astuccio di pelle e avvicino il fornello all’orecchio.</text:p>
      <text:p text:style-name="Incluso">«Fatto, - dico e intanto mi guardo intorno in attesa dello scherzo.»</text:p>
      <text:p text:style-name="Incluso">«Lo so.» La voce è nel fornello di radica. «Adesso, se per favore potessimo riprendere la nostra conversazione telefonica; non vorrei che entrasse qualcuno e ti vedesse parlare con una pipa.»</text:p>
      <text:p text:style-name="Incluso"/>
      <text:p text:style-name="Incluso">- Premetto che io di queste cose di computer non ci capisco niente, - mi dice appena ho riattaccato la spina del telefono. - Mio figlio, invece, i computer li sa usare e mi ha detto che sarebbe meglio fare il <text:span text:style-name="T1">porting</text:span> dell’universo in un linguaggio a oggetti, suggerendomi questo C++. Ora, vedi, io vado forte in scienze naturali, non <text:s/>in informatica, e tutti questi termini tecnici, per me, sono misteriosi: cosa vuol dire fare il <text:span text:style-name="T3">porting</text:span> di qualcosa? e cosa sono i linguaggi orientati agli oggetti?</text:p>
      <text:p text:style-name="Incluso">“Bella domanda...”<text:bookmark text:name="daQui"/>, pensai. Anni prima avevo scritto un manuale di C++ e il paradigma a oggetti era l’argomento del primo capitolo. Se solo lo avesse letto...</text:p>
      <text:p text:style-name="Incluso">- Ho anche dato una scorsa al tuo libro, ma non ci ho capito niente: scrivi di schifo, lasciatelo dire. E poi, mi sono detto, chissà quante cose sono cambiate nel frattempo, così ho deciso di chiamarti.</text:p>
      <text:p text:style-name="Incluso">- Innanzitutto la ringrazio per i complimenti, poi, per venire alla sua domanda, fare il <text:span text:style-name="T1">porting</text:span> di qualcosa vuol dire riscrivere un’applicazione con un linguaggio di programmazione differente da quello in cui era stata scritta inizialmente.</text:p>
      <text:p text:style-name="Incluso">- E questo a quale scopo?</text:p>
      <text:p text:style-name="Incluso">- Di solito per sfruttare le potenzialità del nuovo linguaggio o per poter utilizzare l’applicazione in un sistema per cui il vecchio linguaggio non sia valido.</text:p>
      <text:p text:style-name="Incluso">- Come tradurre i dieci comandamenti dall’Ebraico al Latino?</text:p>
      <text:p text:style-name="Incluso">- Qualcosa di simile.</text:p>
      <text:p text:style-name="Incluso">- E questo “C++”? Cosa vuol dire “linguaggio orientato agli oggetti”?</text:p>
      <text:p text:style-name="Incluso">- Che invece di tipi di dato astratti come numeri e caratteri, permette di utilizzare dei tipi di dato simili a quelli reali.</text:p>
      <text:p text:style-name="Incluso">- Non ho capito.</text:p>
      <text:p text:style-name="Incluso">- I vecchi linguaggi di programmazione costringevano il programmatore a utilizzare solo dei tipi di dato predefiniti: numeri, lettere, date. Questo va bene per un certo tipo di applicazioni, ma rende difficile scrivere applicazioni più complesse dove può essere utile sfruttare un linguaggio che sia capace di gestire anche dei nuovi tipi di dato, definiti dall’utente. In C++, il linguaggio che suo figlio le ha consigliato, questo si ottiene per mezzo delle classi.</text:p>
      <text:p text:style-name="Incluso">- Come in zoologia?</text:p>
      <text:p text:style-name="Incluso">- Una specie. Per classe si intende un tipo di dato non standard, del quale si può definire il comportamento.</text:p>
      <text:p text:style-name="Incluso">- Fammi un esempio, che non capisco. E poi basta con questo lei, passiamo al “tu”, che è più semplice.</text:p>
      <text:p text:style-name="Incluso">- Mettiamo che tu abbia due stringhe...</text:p>
      <text:p text:style-name="Incluso">- Non porto scarpe con le stringhe, uso i Birkenstock.</text:p>
      <text:p text:style-name="Incluso">- Intendevo delle sequenze di caratteri. Ora, per come un computer gestisce i dati normalmente, non ha senso addizionare due stringhe, dato che non si tratta di un tipo di dato numerico, ma si può definire una classe “Stringa” che, se sottoposta ad addizione, faccia qualcosa di sensato.</text:p>
      <text:p text:style-name="Incluso">- Del tipo?</text:p>
      <text:p text:style-name="Incluso">- Poniamo che tu abbia una stringa A qualsiasi.</text:p>
      <text:p text:style-name="Incluso">- “Pippo” va bene?</text:p>
      <text:p text:style-name="Incluso">- Originale. E che tu voglia unirla ad un’altra stringa B.</text:p>
      <text:p text:style-name="Incluso">- “Pluto”.</text:p>
      <text:p text:style-name="Incluso">- Anche questa bella originale. Comunque, tu scriverai l’istruzione: C = A + B e nella stringa C ci sarà scritto: “PippoPluto”.</text:p>
      <text:p text:style-name="Incluso"><text:soft-page-break/>- Lo terrò a mente la prima volta che mi capiterà di dover scrivere “PippoPluto”.</text:p>
      <text:p text:style-name="Incluso">- Era un esempio.</text:p>
      <text:p text:style-name="Incluso">- Seguito a non capire perché si chiamino “linguaggi orientati agli oggetti”.</text:p>
      <text:p text:style-name="Incluso">- Perché non gestiscono dati grezzi, ma oggetti con un loro comportamento ben definito.</text:p>
      <text:p text:style-name="Incluso">- Devo vederlo in pratica. Comunque, quali sarebbero i vantaggi di questa traduzione?</text:p>
      <text:p text:style-name="Incluso">- Nel caso del C++, una maggior facilità di analisi.</text:p>
      <text:p text:style-name="Incluso">- Ma l’analisi dell’applicazione già c’è.</text:p>
      <text:p text:style-name="Incluso">- E una maggiore facilità di <text:span text:style-name="T1">debug</text:span>.</text:p>
      <text:p text:style-name="Incluso">- Prego?</text:p>
      <text:p text:style-name="Incluso">- Di correzione degli errori.</text:p>
      <text:p text:style-name="Incluso">- L’applicazione attuale è in funzione da un’eternità e non ha mai dato nessun problema.</text:p>
      <text:p text:style-name="Incluso">- Aumenta anche le possibilità di riutilizzare il codice in altre applicazioni.</text:p>
      <text:p text:style-name="Incluso">- Questo mi sembra utile quanto la stringa “PippoPluto”.</text:p>
      <text:p text:style-name="Incluso">- Il processo produttivo ha una certificazione di qualità?</text:p>
      <text:p text:style-name="Incluso">- Io ho visto che era buono: direi che può bastare.</text:p>
      <text:p text:style-name="Incluso">- Be’, allora non vedo che necessità ci sia di riscriverla.</text:p>
      <text:p text:style-name="Incluso">- Esattamente quello che ho detto a mio figlio, ma lui ha cominciato a parlare di questo C++ e di quell’altro, quello col nome di un’isola, come si chiama...</text:p>
      <text:p text:style-name="Incluso">- Java? Non si riferisce a un’isola, ma a un tipo di miscela per il caffè.</text:p>
      <text:p text:style-name="Incluso">- Quello che sia. Il discorso è: che bisogno c’è di riscrivere tutto?</text:p>
      <text:p text:style-name="Incluso">- Per quello che ne posso capire, direi nessuno...</text:p>
      <text:p text:style-name="Incluso">- Bene, ti ringrazio.</text:p>
      <text:p text:style-name="Incluso">Attacca (o quello che è), ma dopo un po’ richiama.</text:p>
      <text:p text:style-name="Incluso">- Canaro, ho parlato con mio figlio e lui dice che sono un retrogrado, che l’applicazione attuale è obsoleta, che gli utenti si lamentano e che questo <text:span text:style-name="T1">porting</text:span> è necessario. Io non ci capisco più niente, cosa devo fare?</text:p>
      <text:p text:style-name="Incluso">Sto per rispondere “Lo sa Iddio”, ma fortunatamente mi trattengo e ricorro alla risposta standard in questi casi:</text:p>
      <text:p text:style-name="Incluso">- Potremmo fare uno studio di fattibilità e poi decidere...</text:p>
      <text:p text:style-name="Incluso">- Mi sembra una buona idea. Quando puoi cominciare?</text:p>
      <text:p text:style-name="Incluso">- Non lo so, devo chiederlo al mio responsabile.</text:p>
      <text:p text:style-name="Incluso">- D’accordo: chiediglielo e poi fammi sapere.</text:p>
      <text:p text:style-name="Incluso">Riattacca senza dirmi come potrò “farglielo sapere”, ma questo è l’ultimo dei miei problemi. Il primo, al momento, è in che modo raccontare questa cosa al mio capo senza farmi prendere per pazzo.</text:p>
      <text:p text:style-name="Incluso"/>
      <text:p text:style-name="Incluso">- Se speri di rimediare un periodo di convalescenza per esaurimento nervoso, scordatelo. Hai detto (e soprattutto fatto) cose molto più strane.</text:p>
      <text:p text:style-name="Incluso">- Lo so che è pazzesco, ma è vero: Dio mi ha telefonato e mi ha chiesto di riscrivere l’Universo in C++.</text:p>
      <text:p text:style-name="Incluso">- Canaro, piantala e vai a finire l’analisi, che la dobbiamo portare al cliente nel pomeriggio.</text:p>
      <text:p text:style-name="Incluso">- E se mi richiama, cosa gli devo dire?</text:p>
      <text:p text:style-name="Incluso">- Raccontagli di quanto hai sbagliato le stime dell’ultimo progetto, così si rivolgerà a un altro.</text:p>
      <text:p text:style-name="Incluso">Scornato, me ne torno al mio loculo dove mi preparo in anticipo la seconda pipa della giornata. Mentre armeggio con il tabacco, il telefono squilla per l’ennesima volta, ma non è chi mi aspetto che sia, bensì il mio capo che mi richiama nel suo ufficio.</text:p>
      <text:p text:style-name="Incluso">“Chiamata di Re, tanto buona non è...”, penso, ma quando arrivo nella ben nota stanza impregnata dall’inequivocabile odore di sigaro Toscano, mi trovo di fronte un uomo d’umore molto diverso da quello che mi ha allontanato poco prima. La voce è pacata, i modi gentili e mostra la massima comprensione e disponibilità nei miei confronti.</text:p>
      <text:p text:style-name="Incluso">- Passa le cose che stai seguendo a Igino e Paolo e dedicati completamente allo studio di fattibilità per il <text:span text:style-name="T1">porting</text:span> dell’Universo.</text:p>
      <text:p text:style-name="Incluso">Stupito per il repentino voltafaccia, chiedo la prima cosa che mi passa per la testa.</text:p>
      <text:p text:style-name="Incluso">- Su quale commessa devo scaricare le ore?</text:p>
      <text:p text:style-name="Incluso"/>
      <text:p text:style-name="Incluso"><text:soft-page-break/>- Ancora non lo so, ma non te ne preoccupare. Oh, se ti serve un portatile puoi prendere il mio.</text:p>
      <text:p text:style-name="Incluso">- Va bene, grazie. C’è nient’altro?</text:p>
      <text:p text:style-name="Incluso">- Tieni, - mi porge un foglietto con qualcosa scritto sopra - ha detto che puoi richiamarlo a questo numero.</text:p>
      <text:p text:style-name="Incluso">Rientro nel mio ufficio, chiudo la porta e compongo il numero: una voce registrata mi avvisa che l’utente è al momento occupato, ma che è stato inviato l’avviso di chiamata. Non passa un attimo che sento la Sua voce dire:</text:p>
      <text:p text:style-name="Incluso">- Sì, pronto?</text:p>
      <text:p text:style-name="Incluso">- Scusami, io ti ho richiamato subito, ma se sei al telefono...</text:p>
      <text:p text:style-name="Incluso">- Non ti preoccupare, stavamo chiudendo. Allora?</text:p>
      <text:p text:style-name="Incluso">- Sono a tua disposizione, ma prima di iniziare c’è una cosa che devo dirti.</text:p>
      <text:p text:style-name="Incluso">- Vuoi sapere come ho fatto a convincere il tuo capo? È stato facile, gli ho detto che a prendere le cose sul serio e ad arrabbiarsi ci si accorcia la vita.</text:p>
      <text:p text:style-name="Incluso">- Questo credo che lo sapesse già...</text:p>
      <text:p text:style-name="Incluso">- Probabile, ma io gli ho detto di quanto.</text:p>
      <text:p text:style-name="Incluso">- Tu sai quando morirà?</text:p>
      <text:p text:style-name="Incluso">- Teoricamente sì, ma chi se lo ricorda... Ho sparato una data a caso entro la fine dell’anno. Gli ho detto anche che questa era la sua ultima possibilità per far sì che quel doloretto che ha sentito al torace stamattina appena sveglio fosse solo un doloretto. È bastato.</text:p>
      <text:p text:style-name="Incluso">- Almeno così sembra. Comunque non è questo che volevo chiederti.</text:p>
      <text:p text:style-name="Incluso">- Oh! Tu probabilmente vuoi sapere perché ho scelto proprio te, avendo a disposizione i migliori.</text:p>
      <text:p text:style-name="Incluso">- Io avrei detto “fra i migliori”, ma comunque....</text:p>
      <text:p text:style-name="Incluso">- Te lo dirò se farai un buon lavoro. Noi ci vediamo domani mattina all’indirizzo che ti ha dato il tuo capo. Cerca di essere puntuale e non passare dal centro perché ci sarà una fila per un tamponamento.</text:p>
      <text:p text:style-name="Incluso">«Me ne ricorderò.</text:p>
      <text:p text:style-name="Incluso"/>
      <text:p text:style-name="Incluso"/>
      <text:p text:style-name="Incluso">Prima relazione sull’andamento del progetto “U++” (19 Aprile)</text:p>
      <text:p text:style-name="Incluso"/>
      <text:p text:style-name="Incluso">Le cose vanno meglio di quello che sperassi: malgrado i suoi impegni, il Cliente trova sempre del tempo da dedicarmi e il mio lavoro procede spedito. Inoltre, a dispetto di una malcelata ritrosia iniziale, credo che finalmente si sia convinto dell’utilità di una revisione del codice e adesso è Lui stesso, e non più il Figlio, a spingere per una rapida conclusione.</text:p>
      <text:p text:style-name="Incluso">Due sono state finora le scoperte di maggior rilievo: la prima è che l’applicazione attuale è scritta in COBOL (il Cliente mi ha spiegato che l’ipotesi iniziale di utilizzare il FORTRAN era stata abbandonata dopo un primo tentativo e che in quel linguaggio è stato scritto solo il cervello degli ingegneri); la seconda è che Mandelbrot aveva ragione: l’Universo ha una struttura frattale (scelta, questa, che semplifica di molto la gestione di situazioni complesse tipo l’interazione fra gli agenti atmosferici, il rumore dei pedalò e gli incontri casuali con ex amanti nei grandi magazzini).</text:p>
      <text:p text:style-name="Incluso">Una mia proposta che ha incontrato l’approvazione del Cliente è di procedere per gradi, stendendo un’analisi generale completa, ma riscrivendo l’applicazione poco per volta, in modo da produrre il minimo disturbo possibile agli utenti e semplificando il lavoro di affinamento delle procedure.</text:p>
      <text:p text:style-name="Incluso">Ho scritto una relazione preliminare (che allego) e l’ho consegnata al Cliente: domani mi farà avere una sua opinione al riguardo.</text:p>
      <text:p text:style-name="Incluso"/>
      <text:p text:style-name="Incluso"/>
      <text:p text:style-name="Incluso">Seconda relazione sul progetto “U++” (20 Aprile)</text:p>
      <text:p text:style-name="Incluso"/>
      <text:p text:style-name="Incluso"><text:soft-page-break/>Nella mattinata odierna ho discusso la mia relazione preliminare con il Cliente, che nel complesso mi è sembrato soddisfatto dell’impostazione prescelta. Dopo qualche tentennamento, si è anche convinto che non è possibile fare dei paragoni fra i tempi di sviluppo dell’applicazione precedente e di quella nuova, sia per l’impossibilità di paragonare analisi strutturata e analisi orientata agli oggetti, sia per la difficoltà di comparare la misurazione attuale, in giorni/uomo, con quella precedente, in giorni/Dio.</text:p>
      <text:p text:style-name="Incluso">Al momento ho solo una preoccupazione, ovvero che qualcuno, da dietro le quinte, piloti gli umori del Cliente con fini non chiari. Dico ciò, perché tutti i dubbi e le perplessità da lui espresse finora sono largamente al disopra delle sue conoscenze tecniche. Se inizialmente pensavo che dietro a tutto questo ci fosse quel Figlio di cui ho già fatto menzione nella memoria inviatavi prima della mia partenza (il che mi avrebbe posto in una situazione oltremodo delicata in quanto, come tutti ben sappiamo, la mia stessa presenza qui è dovuta proprio ad un suo suggerimento e metterne in discussione la competenza sarebbe controproducente), ora sono ragionevolmente certo che si tratti di qualcun altro, anche se non so proprio né chi possa essere né quali possano essere i suoi scopi.</text:p>
      <text:p text:style-name="Incluso"/>
      <text:p text:style-name="Incluso"/>
      <text:p text:style-name="Incluso">Terza relazione sul progetto “U++” (28 Aprile)</text:p>
      <text:p text:style-name="Incluso"/>
      <text:p text:style-name="Incluso">Mi scuso per il prolungato silenzio, ma le riunioni degli ultimi giorni sono state letteralmente massacranti e non ho avuto il tempo di mantenervi aggiornati sui più recenti sviluppi della situazione.</text:p>
      <text:p text:style-name="Incluso">Di contro, va detto che finalmente comincio ad avere un’idea un po’ più chiara delle diverse esigenze funzionali e dei ruoli coinvolti nel progetto, il che è sicuramente un bene, specie perché il terreno, qui, comincia a scottarmi sotto i piedi. E non faccio per dire.</text:p>
      <text:p text:style-name="Incluso">Come certo ricorderete, nella mia precedente comunicazione avevo paventato l’esistenza di ingerenze occulte e, comunque, un dubbio che avevo avuto sin dall’inizio era: dato che il Cliente ha più volte affermato di non possedere grosse cognizioni tecniche in campo informatico, chi ha scritto a suo tempo la prima applicazione? Non certo il Figlio (il quale altro non è che uno smanettone con quattro conoscenze d’accatto mutuate dalle riviste del settore), né tanto meno il terzo membro del Consiglio di Amministrazione, che è quasi sempre in viaggio. Quindi, chi?</text:p>
      <text:p text:style-name="Incluso">Bene: adesso ho una risposta ad entrambi i quesiti e buone ragioni per sospettare che le due figure (quelle del manovratore occulto e dell’autore del codice) coincidano, ma non so se esserne contento o spaventato.</text:p>
      <text:p text:style-name="Incluso">Comunque è meglio raccontarvi tutto dall’inizio.</text:p>
      <text:p text:style-name="Incluso"/>
      <text:p text:style-name="Incluso">Il Cliente decide di realizzare un’applicazione per la gestione dell’Universo (che sarebbe quella attualmente in produzione), così si mette a tavolino, butta giù l’analisi funzionale, aggiunge alcune regole di business (tipo: l’acqua va sempre in basso, di mamma ce n’è una sola, i negri hanno la musica nel sangue e via dicendo), poi passa all’implementazione.</text:p>
      <text:p text:style-name="Incluso">Parte con qualcosa di piccolo e di facile, ma il risultato che ottiene non lo soddisfa; inoltre, come molti creativi, non è particolarmente attratto dalla realizzazione pratica di quello che ha elaborato concettualmente, perciò decide di subappaltare il lavoro a terze parti e le crea contestualmente. I nuovi arrivati studiano l’analisi, definiscono il disegno della base dati, stabiliscono alcuni criteri di implementazione (si passa dal FORTRAN al COBOL) e finalmente cominciano a scrivere il codice.</text:p>
      <text:p text:style-name="Incluso">L’analisi, va da sé, è estremamente precisa e tutto andrebbe nel migliore dei modi se a un certo punto uno dei programmatori non cominciasse a inserire delle <text:span text:style-name="T1">backdoor</text:span> nel programma.</text:p>
      <text:p text:style-name="Incluso">Inizia quasi per scherzo (modifica il codice in modo da garantirsi l’imbattibilità a Briscola e il possesso di Viale dei Giardini e Parco della Vittoria a Monopoli), ma poi ci prende gusto e comincia ad aggiungere modifiche sempre più sostanziali, coinvolgendo nell’operazione di inquinamento anche alcuni suoi colleghi. Alla fine, i suoi privilegi sono di poco inferiori a quelli dell’Amministratore del sistema.</text:p>
      <text:p text:style-name="Incluso"><text:soft-page-break/>Reso spavaldo dall’impunità di cui ha goduto fino ad allora, si mette alla testa del suo gruppo di cialtroni e tenta di esautorare il Cliente con un colpo di mano, ma senza successo: il suo piano è subito scoperto e sia lui che i suoi seguaci sono trasferiti per punizione in una sede secondaria, un open space senza aria condizionata, dove d’estate fa un caldo assurdo. Li salva da un destino peggiore (la presenza, nell’ufficio, di colleghe di sesso femminile) una curiosa circostanza: c’è bisogno di loro per la manutenzione del programma.</text:p>
      <text:p text:style-name="Incluso">Infatti, anche se la congiura è sventata, i danni al codice rimangono e non c’è né il tempo di ricontrollare tutto né chi, a parte loro, lo passa fare. Si decide perciò di mettere in produzione l’applicazione così com’è e di procedere all’eliminazione delle anomalie a mano a mano che verranno alla luce: una scelta tanto rischiosa quanto necessaria, che porta ben presto ad una situazione paradossale in cui i congiurati diventano il punto di riferimento del Cliente per la correzione degli errori che loro stessi hanno generato e che seguitano a generare (un po’ per vendetta, un po’ per accrescere il proprio potere contrattuale) sfruttando i privilegi illegali che si sono garantiti.</text:p>
      <text:p text:style-name="Incluso">É facile capire con quanta poca gioia questi personaggi abbiano salutato il mio arrivo: anche se apparentemente masochista, la scelta del Cliente di riscrivere tutta l’applicazione si rivela adesso l’unica possibilità rimasta di eliminare il Male dal Creato.</text:p>
      <text:p text:style-name="Incluso">Ecco spiegate le ingerenze esterne, ecco spiegato il motivo.</text:p>
      <text:p text:style-name="Incluso">Fatemi gli auguri.</text:p>
      <text:p text:style-name="Incluso"/>
      <text:p text:style-name="Incluso"/>
      <text:p text:style-name="Incluso">Quarta relazione sul progetto “U++” (1 Maggio)</text:p>
      <text:p text:style-name="Incluso"/>
      <text:p text:style-name="Incluso">Credete a me: i clienti buoni esistono solo per i commerciali; per i tecnici esistono solo clienti che non hanno (ancora) creato problemi.</text:p>
      <text:p text:style-name="Incluso">Ero così eccitato dall’idea di essere lo Strumento Divino che avrebbe eliminato il Male dall’Universo ed invece eccomi qui, sprofondato nella più tetra depressione per colpa del Cliente e delle sue assurde fissazioni.</text:p>
      <text:p text:style-name="Incluso">Io pensavo, anzi, ero certo che nella nuova versione dell’applicazione la parola d’ordine sarebbe stata “Bene”: con quale sorpresa ho scoperto invece che, anche in questa versione, l’esistenza sarà un’altalena fra le colline della moderata contentezza e gli abissi oceanici della malinconia.</text:p>
      <text:p text:style-name="Incluso">Stamattina ne ho parlato con il Cliente, ho cercato di farlo ragionare. Addirittura, visto che erano qui e che non avevano niente da fare, mi sono perfino fatto dare una mano da Schopenhauer e Bergson, ma invano. Mi ha risposto, seccato, di fare il mio lavoro e di non impicciarmi di questioni che vanno oltre la mia comprensione (per poi blandirmi perché lo aiutassi con i <text:span text:style-name="T1">backup</text:span> dopo che aveva cancellato per sbaglio due galassie).</text:p>
      <text:p text:style-name="Incluso">Nel pomeriggio sono tornato alla carica, convinto com’ero che le cospicue quantità di vin santo ingurgitate nel post-prandiale avessero favorevolmente influito sulla sua disponibilità, ma mi sbagliavo: mi ha ripetuto quanto aveva già detto nella mattina e, in più, mi ha attaccato un pistolotto di sapore vagamente taoista, il cui fine dichiarato era quello di illuminarmi sulla soggettività dei concetti di bene e di male. </text:p>
      <text:p text:style-name="Incluso">In un ultimo, disperato tentativo, ho ribattuto che la presenza del Male nel Creato è uno degli argomenti preferiti di coloro che tentano di dimostrare che Dio non esiste, ma è equivalso a darsi la zappa sui piedi: mi ha confessato di essere stato proprio lui a infondere simili pensieri nella mente dei suoi detrattori nella speranza, frustrata, che la gente si trovasse qualcun’ altro da bestemmiare.</text:p>
      <text:p text:style-name="Incluso">Una volta di più, mi trovo a dover fronteggiare l’Annosa Dicotomia fra ciò che il cliente desidera e quello di cui realmente ha bisogno e, una volta di più, sarà ingrato compito dell’uomo informatico quello di venire apparentemente meno ai propri doveri al fine di produrre qualcosa di consono alle reali esigenze del committente.</text:p>
      <text:p text:style-name="Incluso"/>
      <text:p text:style-name="Incluso"/>
      <text:p text:style-name="Incluso">Fax del Cliente (19 Maggio)</text:p>
      <text:p text:style-name="Incluso"/>
      <text:p text:style-name="Incluso"><text:soft-page-break/>La presente per informarvi della nostra decisione di interrompere l’opera di <text:span text:style-name="T1">porting</text:span> del nostro sistema gestionale in linguaggio C++; una decisione sofferta, ma irrevocabile, cui siamo giunti avendo constatato che i principali difetti dell’applicazione precedente non avevano trovato una cura in questa nuova versione.</text:p>
      <text:p text:style-name="Incluso">Stando così le cose, abbiamo deciso di focalizzare i nostri sforzi piuttosto che su una rischiosa operazione di revisione, su un programma organico di formazione degli utenti, nella speranza che una maggiore consapevolezza delle problematiche di fondo del contesto di utilizzo possa correggere quelle che, a questo punto, consideriamo delle idiosincrasie congenite del sistema.</text:p>
      <text:p text:style-name="Incluso">Quale ricompensa dell’impegno da Voi profuso in questo progetto abbiamo pensato di risparmiare l’edificio in cui ha sede la Vostra società dal terremoto del 24 luglio p.v., ma siamo aperti a qualsiasi soluzione di Vostro gradimento, a patto che non contravvenga alle nostre politiche aziendali.</text:p>
      <text:p text:style-name="Incluso">Sfortunatamente, il Vostro personale distaccato presso di noi, è rimasto vittima dell’Annosa Dicotomia fra ciò che gli utenti di un sistema desiderano e ciò di cui realmente hanno bisogno e siamo certi che non avrete nulla in contrario se lo utilizzeremo come cavia per il nostro programma di rieducazione. </text:p>
      <text:p text:style-name="Incluso">Attualmente, comunque, gode di ottima salute e sembra non avere difficoltà ad integrarsi con il nuovo gruppo di lavoro cui è stato assegnato, nella sede distaccata del nostro CED.</text:p>
      <text:p text:style-name="Incluso"/>
      <text:p text:style-name="Standard"/>
      <text:p text:style-name="Standard"/>
      <text:p text:style-name="Standard">Finito il corso di riqualificazione, il maestro Canaro non fu più lo stesso. Tornò alla sua società, ma vi rimase solo il tempo di dare le dimissioni. Fondò il nostro Ordine e cominciò a predicare la mistica della programmazione, ottenendo subito un grosso seguito.</text:p>
      <text:p text:style-name="Standard"/>
      <text:p text:style-name="Standard">I tempi erano maturi per il cambiamento: c'era stata la crescita prodigiosa di fine millennio e c’era stata la rovinosa caduta dell'11 marzo 2000. La vecchia guardia era stanca di dover dipendere dalle bizze della borsa e del marketing; i giovani volevano la Terra Promessa per cui avevano abbandonato gli studi classici; gli utenti volevano che la posta elettronica funzionasse.</text:p>
      <text:p text:style-name="Standard"/>
      <text:p text:style-name="Standard">La dottrina del maestro Canaro era semplice: riportare l'informatica in una torre d'avorio, accettarne la componente imponderabile ed elevarla da attività produttiva ad attività mistica.</text:p>
      <text:p text:style-name="Standard">Basta con l'improvvisazione, basta con il <text:span text:style-name="T2">time to market</text:span>, basta con i prodotti inaffidabili: chi voleva scrivere codice doveva entrare in un ordine monastico e seguire un lungo percorso di iniziazione, prima di poter cominciare a lavorare.</text:p>
      <text:p text:style-name="Standard"/>
      <text:p text:style-name="Standard">Furono in molti a vedere nel maestro Canaro <text:span text:style-name="T4">"il vento che spazzerà via il fango"</text:span>: la vecchia guardia fu ben felice di veder riconosciuto il suo status di casta eletta; i giovani, che cercavano un riparo, lo trovarono all'interno dei monasteri; gli utenti seppero che le loro posta elettronica avrebbe funzionato e furono felici.</text:p>
      <text:p text:style-name="Standard"/>
      <text:p text:style-name="Standard">Ci fu anche una componente politica, a favorire il successo della dottrina predicata dal maestro Canaro. La società dipendeva ormai totalmente dai computer, e i computer dipendevano dagli informatici. Se un giorno avessero deciso di coalizzarsi e di scioperare, avrebbero messo il Paese, se non il Mondo intero, in ginocchio. </text:p>
      <text:p text:style-name="Standard"/>
      <text:p text:style-name="Standard">Le psicopatologie tipiche degli informatici, la loro incapacità di gestire, se non addirittura di <text:span text:style-name="T4">concepire</text:span> una vita sociale, rendevano questa ipotesi molto poco probabile, ma era comunque un rischio troppo grosso per essere ignorato. Al contrario, l’indottrinamento degli informatici, la loro segregazione in una casta con forti componenti mistico-religiose, li avrebbero tenuti lontani dalle lusinghe dei sindacati e avrebbero reso l’ipotesi di uno sciopero improbabile quanto l’ipotesi di uno sciopero dei sacerdoti.</text:p>
      <text:p text:style-name="Standard"><text:soft-page-break/></text:p>
      <text:p text:style-name="Standard">Gli insegnamenti del maestro Canaro non uscirono mai dall'àmbito del software, egli non nominò mai l'<text:span text:style-name="T4">hardware</text:span>, in nessuno dei suoi scritti. </text:p>
      <text:p text:style-name="Standard">Diceva che se un uomo configura un <text:span text:style-name="T2">firewall</text:span> è un informatico, se attacca due cavi è un elettricista.</text:p>
      <text:p text:style-name="Standard">Una volta chiesi al maestro Canaro perché non avesse mai dato delle indicazioni sull'affidabilità fisica dei server. </text:p>
      <text:p text:style-name="Standard">“Se è per questo,” mi rispose “non nemmeno prodotto tabelle per il calcolo del cemento armato.” Solo anni dopo capii cosa intendesse dire.</text:p>
      <text:p text:style-name="Standard"/>
      <text:p text:style-name="Standard">Malgrado il suo disinteresse per ciò che lui chiamava: “le cose reali”, la rivoluzione culturale provocata dal maestro Canaro ebbe delle conseguenze anche per i produttori di computer.</text:p>
      <text:p text:style-name="Standard">La maggior parte di loro fu lenta a percepire i cambiamenti in atto e pagò duramente la sua disattenzione, gli altri prosperarono.</text:p>
      <text:p text:style-name="Standard">Anche se il Maestro Canaro non prese mai una posizione definita nella disputa che contrappose i sostenitori della dottrina del “grande veicolo” (i <text:span text:style-name="T2">mainframe</text:span>) e quelli che erano invece favorevoli al “piccolo veicolo” (i PC casalinghi), alcuni alti prelati si dichiararono favorevoli al monoteismo dei <text:span text:style-name="T2">mainframe</text:span> e, alla fine, i sostenitori del politeismo furono sconfitti.</text:p>
      <text:p text:style-name="Standard">Negli uffici e nelle case, i PC vennero sostituiti da terminali e gli edifici ebbero tutti, oltre al garage e al locale caldaie, un'area CED. Il territorio fu suddiviso in diocesi, e ciascuna diocesi fu affidata a un diacono che aveva il compito di sovrintendere al corretto funzionamento dei diversi sistemi.</text:p>
      <text:p text:style-name="Standard"/>
      <text:p text:style-name="P38">Sebbene noi, che gli eravamo vicini fin dall'inizio della sua predicazione, sapessimo che il suo linguaggio di programmazione preferito era il C++, il maestro Canaro lasciò che fosse Java a diventare il linguaggio ufficiale della comunità, subendo senza replicare gli attacchi di coloro che lo accusavano di essersi venduto alla Sun(<text:span text:style-name="Footnote_20_Symbol"><text:note text:id="ftn1" text:note-class="footnote"><text:note-citation>1</text:note-citation><text:note-body><text:p text:style-name="Footnote"><text:s/>Gli stessi che precedentemente lo avevano accusato di essersi venduto all'IBM </text:p></text:note-body></text:note></text:span>). Le procedure esistenti furono tutte riscritte; gli ordini monastici che insegnavano il C++ divennero sempre di meno e alla fine non ce ne furono più. </text:p>
      <text:p text:style-name="Standard"/>
      <text:p text:style-name="Standard">Fu solo allora che il maestro Canaro mi parlò per la prima volta del <text:span text:style-name="T4">C'hi++</text:span>.</text:p>
      <text:p text:style-name="Standard"/>
      <text:p text:style-name="P26"/>
      <text:p text:style-name="Standard"/>
      <text:p text:style-name="Standard"/>
      <text:p text:style-name="Standard"/>
      <text:h text:style-name="P44" text:outline-level="1">Il buon programmatore</text:h>
      <text:p text:style-name="P20"/>
      <text:p text:style-name="P20"/>
      <text:p text:style-name="Motto">Non chiederti cosa può fare per te il sistema operativo, </text:p>
      <text:p text:style-name="Motto">chiediti cosa puoi fare tu, per il sistema operativo</text:p>
      <text:p text:style-name="Standard"/>
      <text:p text:style-name="Standard"/>
      <text:p text:style-name="Standard"/>
      <text:p text:style-name="P11">Le principali discipline dell'informatica sono:</text:p>
      <text:p text:style-name="P11"/>
      <text:list xml:id="list2008049786433989927" text:style-name="WW8Num7">
        <text:list-item>
          <text:p text:style-name="P39">la gestione del personale;</text:p>
        </text:list-item>
        <text:list-item>
          <text:p text:style-name="P39">la gestione dei progetti;</text:p>
        </text:list-item>
        <text:list-item>
          <text:p text:style-name="P39">la gestione dei sistemi;</text:p>
        </text:list-item>
        <text:list-item>
          <text:p text:style-name="P39">la programmazione.</text:p>
        </text:list-item>
      </text:list>
      <text:p text:style-name="P11"/>
      <text:p text:style-name="P11">Un buon maestro deve essere abile in tutte le discipline, ma può eccellere solo in una di esse, perché per arrivare all'eccellenza dovrà dedicare a quella disciplina tutta la sua vita e nessuno ha più di una vita.</text:p>
      <text:p text:style-name="P11"/>
      <text:p text:style-name="P11">È fondamentale che il maestro conosca e pratichi tutte le discipline, perché solo conoscendo le problematiche connesse a ciascuna fase e a ciascuna disciplina, potrà raggiungere l'eccellenza in una di esse.</text:p>
      <text:p text:style-name="P11"/>
      <text:p text:style-name="Standard">La disciplina più alta é la programmazione, perché non ha a che fare con entità reali, ma solo con concetti astratti.</text:p>
      <text:p text:style-name="Standard"/>
      <text:p text:style-name="Standard">Nella <text:span text:style-name="T4">Bhagavad Gita</text:span>(<text:span text:style-name="Footnote_20_Symbol"><text:note text:id="ftn2" text:note-class="footnote"><text:note-citation>2</text:note-citation><text:note-body><text:p text:style-name="Footnote"><text:s/>Cap. II, verso 47</text:p></text:note-body></text:note></text:span>) si dice:</text:p>
      <text:p text:style-name="Standard"/>
      <text:p text:style-name="Citazione">“Tu hai diritto solo all’azione, mai ai suoi frutti: che il tuo movente non sia il frutto dell’azione, né vi sia in te attaccamento all’inattività”</text:p>
      <text:p text:style-name="Standard"/>
      <text:p text:style-name="Standard">E’ così che opera il buon programmatore.</text:p>
      <text:p text:style-name="Standard">Scrive del buon codice, anche se non beneficerà mai dei suoi effetti.</text:p>
      <text:p text:style-name="Standard">Scrive del buon codice perché non può farne a meno.</text:p>
      <text:p text:style-name="Standard"/>
      <text:p text:style-name="Standard">Scrivere codice non è un mestiere, è una deformazione mentale.</text:p>
      <text:p text:style-name="Standard">Il buon programmatore è un disadattato che ha la fortuna di essere retribuito per dare sfogo ai lati peggiori della sua personalità.</text:p>
      <text:p text:style-name="Standard"/>
      <text:p text:style-name="Standard">Mentre scrive il codice, la mente del buon programmatore lavora su tre livelli: il primo livello decide la sequenza delle istruzioni necessarie a far funzionare il programma; il secondo livello ne controlla costantemente la correttezza sintattica e semantica; il terzo livello verifica se ci sia un sistema più efficiente per fare la stessa cosa.</text:p>
      <text:p text:style-name="Standard"/>
      <text:p text:style-name="Standard">I buoni programmatori sono paranoici ed è giusto che sia così.</text:p>
      <text:p text:style-name="Standard"><text:soft-page-break/>Le istruzioni di un programma sono eseguite milioni di volte nel corso della loro vita e anche una probabilità minima di errore è inammissibile.</text:p>
      <text:p text:style-name="Standard">Il codice funziona come dovrebbe solo se non gli si lascia altra scelta.</text:p>
      <text:p text:style-name="Standard"/>
      <text:p text:style-name="Standard">Nei tempi andati ci fu chi sostenne una teoria bizzarra secondo la quale i programmi, per essere veramente efficaci, sarebbero dovuti essere rapidi, ridondanti e imprecisi.</text:p>
      <text:p text:style-name="Standard">L’idea di fondo era che, essendo impossibile, sopra un certo livello di complessità, produrre del codice privo di errori, sarebbe stato meglio produrre molti programmi mediamente imprecisi e valutare l’insieme dei loro risultati.</text:p>
      <text:p text:style-name="Standard">L’unica cosa che posso dire a loro discolpa è che a quei tempi si pensava alla produzione di codice come a un’attività di tipo industriale e non come a una disciplina mistica.</text:p>
      <text:p text:style-name="Standard"/>
      <text:p text:style-name="Standard">Anche il buon sistemista è paranoico, ma un buon programmatore difficilmente potrà essere un buon sistemista.</text:p>
      <text:p text:style-name="Standard">Il buon sistemista ricerca la ridondanza, perché la ridondanza aumenta l’affidabilità del sistema.</text:p>
      <text:p text:style-name="Standard">Il buon programmatore rifugge la ridondanza, perché la ridondanza diminuisce l’efficienza del codice.</text:p>
      <text:p text:style-name="Standard">Il programmatore è Mercurio, il sistemista è Vulcano.</text:p>
      <text:p text:style-name="Standard"/>
      <text:p text:style-name="Standard">Una volta chiesi al maestro Canaro: "Maestro, cosa facevano i paranoici prima che fosse inventata l'informatica?" il maestro Canaro ci pensò un po' su, poi rispose: "Ormeggiavano le barche.".</text:p>
      <text:p text:style-name="Standard"/>
      <text:p text:style-name="Standard">Un buon programmatore dovrebbe conoscere più di un linguaggio di programmazione.</text:p>
      <text:p text:style-name="Standard">Che si conosca a fondo solo un particolare linguaggio è ammissibile, ma una visione di insieme è sempre necessaria per operare delle scelte.</text:p>
      <text:p text:style-name="Standard"/>
      <text:p text:style-name="Standard">Quelli che al giorno d'oggi si definiscono programmatori non sono nient'altro che dei forzati di un determinato linguaggio.</text:p>
      <text:p text:style-name="Standard">Allevati in batteria come i polli, conoscono soltanto quello, lo ritengono il migliore e si interessano degli altri linguaggi solo allo scopo di evidenziarne le pecche. </text:p>
      <text:p text:style-name="Standard">Questo è improduttivo e pericoloso perché, quando con il passare del tempo, questi “programmatori” diventeranno analisti, gestiranno i progetti e le persone a loro affidate con la stessa miopia, producendo <text:s/>sistemi instabili, costosi e difficili da mantenere.</text:p>
      <text:p text:style-name="Standard">Ciò è immorale.</text:p>
      <text:p text:style-name="Standard"/>
      <text:p text:style-name="Standard">All'estremo opposto stanno coloro i quali dedicano il loro tempo e le loro energie allo studio dei linguaggi e delle metodologie di progettazione del passato.</text:p>
      <text:p text:style-name="Standard">Sono capaci di citare costrutti in LISP, Ada o Eiffel con grande precisione, ma non hanno mai scritto una riga di codice originale in vita loro.</text:p>
      <text:p text:style-name="Standard">I più abili riescono a modificare i programmi di esempio che trovano nei libri di testo o nei manuali, sostituendo gli algoritmi con altri brani di codice classico, ma senza alcun apporto creativo.</text:p>
      <text:p text:style-name="Standard">Fra questi individui e i veri programmatori c'è la stessa differenza che passa fra un sessuologo e un pornodivo.</text:p>
      <text:p text:style-name="Standard"/>
      <text:p text:style-name="Standard">Non c’è differenza fra lo scrivere codice e il gestire un’azienda. È come osservare una medesima città su carte di diversa scala. Se il rapporto di scala è basso, si avrà una buona visione di insieme, ma pochi dettagli; se il rapporto di scala è alto, si avranno molti dettagli, ma una visione di insieme limitata. La città, però, sarà sempre la stessa.</text:p>
      <text:p text:style-name="P13"/>
      <text:p text:style-name="P13"><text:soft-page-break/>applicare le categorie caratteriali aristoteliche al SW. (Etica Nicomachea)</text:p>
      <text:p text:style-name="P26"/>
      <text:p text:style-name="Standard"/>
      <text:p text:style-name="Standard"/>
      <text:p text:style-name="Standard"/>
      <text:h text:style-name="Heading_20_1" text:outline-level="1">I sistemi di numerazione</text:h>
      <text:p text:style-name="Standard"/>
      <text:p text:style-name="Standard"/>
      <text:p text:style-name="Motto">Ci sono 10 tipi di persone: quelli che capiscono la</text:p>
      <text:p text:style-name="Motto">numerazione binaria e quelli che non la capiscono.</text:p>
      <text:p text:style-name="Standard"/>
      <text:p text:style-name="Standard"/>
      <text:p text:style-name="Standard">Per dissuadere i pochi ostinati che sono arrivati a leggere fin qui, voglio parlarti dei sistemi di numerazione.</text:p>
      <text:p text:style-name="Standard"/>
      <text:p text:style-name="Standard">Secondo antiche leggende, la razza umana sarebbe il frutto di un esperimento di ingegneria genetica operato da alieni esadattili arrivati sulla Terra trecentomila anni prima di Cristo. </text:p>
      <text:p text:style-name="Standard">Che sia vero o no, immagina di avere intorno a un tavolo uno di questi alieni, uno dei tuoi confratelli e un uomo che abbia solo un dito. Se poggiassi una dozzina di uova sul tavolo e chiedessi a ciascuno di loro di numerarle, cosa otterresti?</text:p>
      <text:p text:style-name="Standard">Il tuo amico, che conta in base alle dieci dita delle sue mani, direbbe che le uova sono pari a una volta tutte le sue dita più due. Se esprimessimo questa risposta con potenze del numero delle dita delle mani del tuo confratello, otterremmo che:</text:p>
      <text:p text:style-name="Standard"/>
      <text:p text:style-name="Standard"><text:tab/>1x10<text:span text:style-name="T13">1</text:span> + 2x10<text:span text:style-name="T13">0</text:span> = 12</text:p>
      <text:p text:style-name="Standard"/>
      <text:p text:style-name="Standard">L'alieno, abituato a contare in base alle sue dodici dita, direbbe che le uova sono:</text:p>
      <text:p text:style-name="Standard"/>
      <text:p text:style-name="Standard"><text:tab/>1x12<text:span text:style-name="T13">1</text:span> + 0x12<text:span text:style-name="T13">0 </text:span>= 10 </text:p>
      <text:p text:style-name="Standard"/>
      <text:p text:style-name="Standard">Il disgraziato con un dito, che può considerare solo le due possibilità: <text:span text:style-name="T6">un dito/nessun dito, </text:span>sarebbe costretto a fare un calcolo più lungo: </text:p>
      <text:p text:style-name="Standard"/>
      <text:p text:style-name="Standard"><text:tab/>1x2<text:span text:style-name="T13">3</text:span> + 1x2<text:span text:style-name="T13">2</text:span> + 0x2<text:span text:style-name="T13">1</text:span> + 0x2<text:span text:style-name="T13">0</text:span> = 1100</text:p>
      <text:p text:style-name="Standard"/>
      <text:p text:style-name="Standard">Questi tre risultati, per quanto differenti, non sono sbagliati, perché ciascuno dei tre conta le dodici uova in base al numero delle proprie dita e risponde di conseguenza. Le uova rimangono le stesse: cambia solo il sistema di numerazione. </text:p>
      <text:p text:style-name="Standard"/>
      <text:p text:style-name="Standard">Del resto, è naturale che sia così: i numeri sono solo concetti astratti; simboli che si utilizzano per identificare delle quantità. Potresti sostituire i numeri da 0 a 9 con le prime dieci lettere dell'alfabeto e non cambierebbe nulla:</text:p>
      <text:p text:style-name="Standard"/>
      <table:table table:name="Table3" table:style-name="Table3">
        <table:table-column table:style-name="Table3.A" table:number-columns-repeated="9"/>
        <table:table-column table:style-name="Table3.J"/>
        <table:table-row table:style-name="Table3.1">
          <table:table-cell table:style-name="Table3.A1" office:value-type="string">
            <text:p text:style-name="P31">0</text:p>
          </table:table-cell>
          <table:table-cell table:style-name="Table3.A1" office:value-type="string">
            <text:p text:style-name="P31">1</text:p>
          </table:table-cell>
          <table:table-cell table:style-name="Table3.A1" office:value-type="string">
            <text:p text:style-name="P31">2</text:p>
          </table:table-cell>
          <table:table-cell table:style-name="Table3.A1" office:value-type="string">
            <text:p text:style-name="P31">3</text:p>
          </table:table-cell>
          <table:table-cell table:style-name="Table3.A1" office:value-type="string">
            <text:p text:style-name="P31">4</text:p>
          </table:table-cell>
          <table:table-cell table:style-name="Table3.A1" office:value-type="string">
            <text:p text:style-name="P31">5</text:p>
          </table:table-cell>
          <table:table-cell table:style-name="Table3.A1" office:value-type="string">
            <text:p text:style-name="P31">6</text:p>
          </table:table-cell>
          <table:table-cell table:style-name="Table3.A1" office:value-type="string">
            <text:p text:style-name="P31">7</text:p>
          </table:table-cell>
          <table:table-cell table:style-name="Table3.A1" office:value-type="string">
            <text:p text:style-name="P31">8</text:p>
          </table:table-cell>
          <table:table-cell table:style-name="Table3.J1" office:value-type="string">
            <text:p text:style-name="P31">9</text:p>
          </table:table-cell>
        </table:table-row>
        <table:table-row table:style-name="Table3.1">
          <table:table-cell table:style-name="Table3.A2" office:value-type="string">
            <text:p text:style-name="P32">a</text:p>
          </table:table-cell>
          <table:table-cell table:style-name="Table3.A2" office:value-type="string">
            <text:p text:style-name="P31">b</text:p>
          </table:table-cell>
          <table:table-cell table:style-name="Table3.A2" office:value-type="string">
            <text:p text:style-name="P31">c</text:p>
          </table:table-cell>
          <table:table-cell table:style-name="Table3.A2" office:value-type="string">
            <text:p text:style-name="P31">d</text:p>
          </table:table-cell>
          <table:table-cell table:style-name="Table3.A2" office:value-type="string">
            <text:p text:style-name="P31">e</text:p>
          </table:table-cell>
          <table:table-cell table:style-name="Table3.A2" office:value-type="string">
            <text:p text:style-name="P31">f</text:p>
          </table:table-cell>
          <table:table-cell table:style-name="Table3.A2" office:value-type="string">
            <text:p text:style-name="P31">g</text:p>
          </table:table-cell>
          <table:table-cell table:style-name="Table3.A2" office:value-type="string">
            <text:p text:style-name="P31">h</text:p>
          </table:table-cell>
          <table:table-cell table:style-name="Table3.A2" office:value-type="string">
            <text:p text:style-name="P31">i</text:p>
          </table:table-cell>
          <table:table-cell table:style-name="Table3.J2" office:value-type="string">
            <text:p text:style-name="P31">l</text:p>
          </table:table-cell>
        </table:table-row>
      </table:table>
      <text:p text:style-name="Standard"/>
      <text:p text:style-name="P30">a + b = b</text:p>
      <text:p text:style-name="P30">b + c = d</text:p>
      <text:p text:style-name="P30">d * e = bc</text:p>
      <text:p text:style-name="P30"/>
      <text:p text:style-name="Standard"><text:soft-page-break/>Il metodo di calcolo resterebbe lo stesso: quando la quantità da valutare è maggiore del numero delle cifre disponibili, si riporta la differenza a sinistra, nella colonna di ordine superiore. Il valore <text:span text:style-name="T6">bc</text:span> dell'ultima operazione, significa infatti:</text:p>
      <text:p text:style-name="Standard"/>
      <text:p text:style-name="Standard"><text:tab/>b*(<office:annotation><dc:creator>Carlo Simonelli</dc:creator><dc:date>2012-12-12T01:13:32</dc:date><text:p text:style-name="P46"><text:span text:style-name="T21">"numero di cifre" non è chiaro; "base di numerazione" è criptico: c'è una via di mezzo?</text:span></text:p></office:annotation><text:span text:style-name="T15">numero di cifre</text:span>)<text:span text:style-name="T13">1</text:span> + c*(numero di cifre)<text:span text:style-name="T13">0</text:span></text:p>
      <text:p text:style-name="P18"/>
      <text:p text:style-name="P18">ovvero, visto che il numero di cifre a nostra disposizione è 10:</text:p>
      <text:p text:style-name="P18"/>
      <text:p text:style-name="Standard"><text:tab/><text:span text:style-name="T18">b*10 + c*1 </text:span></text:p>
      <text:p text:style-name="P19"/>
      <text:p text:style-name="Standard">Se sostituiamo le lettere con i numeri, otteniamo:</text:p>
      <text:p text:style-name="Standard"/>
      <text:p text:style-name="Standard"><text:tab/>1<text:span text:style-name="T18">*10 + 2*1 = 3 * 4 </text:span></text:p>
      <text:p text:style-name="Standard"/>
      <text:p text:style-name="Standard">Ma non tutti i sistemi di numerazione funzionano allo stesso modo.</text:p>
      <text:p text:style-name="Standard">Se tu chiedessi a un antico romano di calcolare il numero delle uova, ti risponderebbe:</text:p>
      <text:p text:style-name="Standard"/>
      <text:p text:style-name="Standard"><text:tab/>XII</text:p>
      <text:p text:style-name="Standard"/>
      <text:p text:style-name="Standard">e anche questo sarebbe un risultato corretto, anche se diverso dai precedenti.</text:p>
      <text:p text:style-name="Standard">Il sistema di numerazione romano è un po' più complicato dei sistemi in base 10, 12 e 2 che abbiamo visto finora.</text:p>
      <text:p text:style-name="Standard">Nella numerazione romana, il valore di una cifra (I, V, X, L, C, D, M) non dipende dalla sua posizione assoluta, ma dalla sua posizione in rapporto alle altre cifre.</text:p>
      <text:p text:style-name="Standard">Il Maestro Canaro nacque il 29 febbraio 1964; in cifre romane, questa data è:</text:p>
      <text:p text:style-name="Standard"/>
      <text:p text:style-name="Standard"><text:tab/> XXIX<text:tab/>II<text:tab/>MCMLXIV</text:p>
      <text:p text:style-name="Standard"/>
      <text:p text:style-name="Standard">ovvero:</text:p>
      <text:p text:style-name="Standard"><text:s/></text:p>
      <text:p text:style-name="Standard"><text:s text:c="2"/><text:tab/>10+10+(10-1) <text:tab/>1+1<text:tab/>1000+(1000-100)+50+10+(5-1)</text:p>
      <text:p text:style-name="Standard"/>
      <text:p text:style-name="Standard">I numeri romani possono andar bene per un popolo di conquistatori: sono facili da scolpire nel marmo, a memoria di una battaglia vittoriosa e non considerano lo zero, la nullità, ma per il commercio e per i calcoli in generale sono piuttosto scomodi.</text:p>
      <text:p text:style-name="Standard">Quando gli arabi diffusero nel bacino del Mediterraneo il sistema di numerazione che avevano a loro volta imparato dagli indiani, la sua diffusione fu tanto rapida quanto inevitabile.</text:p>
      <text:p text:style-name="Standard"/>
      <text:p text:style-name="Standard">Ma i computer non sono né egocentrici come un imperatore romano, né astuti come un mercante fenicio; al contrario, sono veloci, ma tonti: bisogna spiegar loro le cose in maniera semplice, perché le possano portare a termine.</text:p>
      <text:p text:style-name="Standard">La numerazione romana, quindi, non fa per loro, perché richiede troppi simboli e troppe regole per essere messa in pratica.</text:p>
      <text:p text:style-name="Standard">La numerazione decimale è già un po' meglio, ma richiede comunque la definizione di dieci simboli diversi, uno per ciascuna cifra da 0 a 9.</text:p>
      <text:p text:style-name="Standard">Paradossalmente, il sistema di calcolo che un calcolatore può capire più facilmente è quello per noi più complicato, ovvero il sistema binario.</text:p>
      <text:p text:style-name="Standard">Questo sistema richiede solo la definizione di due simboli:1e 0; dei concetti che possono capire facilmente sia un transistor che una scheda perforata.</text:p>
      <text:p text:style-name="P12"/>
      <text:p text:style-name="P12">inserire esempî di calcolo binario?</text:p>
      <text:p text:style-name="Standard"><text:soft-page-break/></text:p>
      <text:p text:style-name="Standard">Qualcuno potrebbe dirti che ci sono sistemi di calcolo migliori del binario.</text:p>
      <text:p text:style-name="Standard">Qualcuno, probabilmente uno di quei disgraziati individui che amministrano le basi di dati, potrebbe dirti che il sistema ternario bilanciato funziona molto meglio e semplifica i calcoli. </text:p>
      <text:p text:style-name="Standard">Ciò corrisponde al vero.</text:p>
      <text:p text:style-name="Standard">La ragione per cui il Maestro Canaro non approvava i sistemi ternarî era filosofica, non <text:span text:style-name="T19">tecnica. I due valori del sistema binario possono essere identificati con i valori logici sì/no, vero/falso; ovvero con le due condizioni di esistenza e non esistenza, per esempio, di un buco in una scheda perforata o di una corrente in un circuito.</text:span></text:p>
      <text:p text:style-name="P7">Al contrario, i sistemi con basi superiori a due, richiedono la definizione di un terzo stato che non può essere né sì, né no; né vero, né falso; né esistente, né in-esistente.</text:p>
      <text:p text:style-name="P7">Questo terzo stato intermedio può essere definito solo per mezzo di una valutazione che non può essere più logica, ma quantitativa. </text:p>
      <text:p text:style-name="P7">Mettiamo che su una scheda perforata il valore 0 sia associato all'assenza di fori e il valore 1 sia associato alla presenza di un foro; un terzo valore, differente da 0 e da 1, potrebbe essere identificato o da un foro di dimensioni differenti o da una concavità.</text:p>
      <text:p text:style-name="P7">Quale che sia la soluzione scelta, saremmo costretti a definire un valore in base a una grandezza fisica, ovvero, a basare il calcolo digitale su una misurazione analogica.</text:p>
      <text:p text:style-name="P7">Il Maestro Canaro pensava che ciò fosse empio.</text:p>
      <text:p text:style-name="Standard"/>
      <text:p text:style-name="Standard">C'è qualcosa, in tutto questo, sulla quale vorrei che tu soffermassi la tua attenzione.</text:p>
      <text:p text:style-name="Standard">I numeri <text:span text:style-name="T6">descrivono</text:span> una quantità, non <text:span text:style-name="T6">sono</text:span> una quantità.</text:p>
      <text:p text:style-name="Standard">La quantità di fiammiferi che vedi qui sul mio tavolo, rimane la stessa sia che tu la chiami 4, 100 o IV, così come rimarrebbe la stessa se tu la chiamassi <text:span text:style-name="T3">five</text:span> o <text:span text:style-name="T11">cinco</text:span>.</text:p>
      <text:p text:style-name="Standard">La quantità esisteva da prima che esistessero i numeri e gli sopravviverà.</text:p>
      <text:p text:style-name="Standard">I numeri, li abbiamo inventati noi. </text:p>
      <text:p text:style-name="Standard">La quantità, no.</text:p>
      <text:p text:style-name="Standard"/>
      <text:p text:style-name="P26"/>
      <text:p text:style-name="Standard"/>
      <text:p text:style-name="Standard"/>
      <text:p text:style-name="Standard"/>
      <text:h text:style-name="Heading_20_1" text:outline-level="1">I linguaggi di programmazione</text:h>
      <text:p text:style-name="Standard"/>
      <text:p text:style-name="Standard"/>
      <text:p text:style-name="Motto">Chi vuole capire il computer</text:p>
      <text:p text:style-name="Motto">deve andare nella terra del computer</text:p>
      <text:p text:style-name="Standard"/>
      <text:p text:style-name="Standard"/>
      <text:p text:style-name="Standard">I linguaggi di programmazione servono a spiegare ai computer com’è fatto il mondo reale.</text:p>
      <text:p text:style-name="Standard">Ci sono molti linguaggi di programmazione.</text:p>
      <text:p text:style-name="Standard">Ciascun linguaggio sa spiegare bene certe cose e meno bene certe altre.</text:p>
      <text:p text:style-name="Standard"/>
      <text:p text:style-name="Standard">Noi percepiamo il mondo reale come un insieme di eventi che coinvolgono una o più entità.</text:p>
      <text:p text:style-name="Standard">Ciascuna entità è identificabile per le sue caratteristiche fisiche e ha un suo modo particolare di reagire agli stimoli esterni.</text:p>
      <text:p text:style-name="Standard">Per descrivere le entità, i linguaggi di programmazione hanno i tipi di dato; per descrivere gli eventi, hanno istruzioni e operatori.</text:p>
      <text:p text:style-name="Standard">Un linguaggio di programmazione è tanto più efficace quanto più i suoi tipi di dato e i suoi costrutti sintattici riescono a descrivere le entità che il programma dovrà gestire.</text:p>
      <text:p text:style-name="Standard"/>
      <text:p text:style-name="Standard">Tutti i linguaggi hanno una sintassi; tutti i linguaggi hanno dei tipi di dato. </text:p>
      <text:p text:style-name="Standard">Solo pochissimi linguaggi hanno anche dei princip<text:span text:style-name="T9">î</text:span>.</text:p>
      <text:p text:style-name="Standard"/>
      <text:p text:style-name="Standard">[<text:span text:style-name="T15">Qui va inserita una nota sull'importanza dei principii e sulle conseguenze della loro eliminazione (il caos). I riferimenti filosofici sono a Timone; quelli storici alla Grecia quando nacque lo scetticismo. Il riferimento a Timone ci dovrebbe stare piuttosto bene perché si lega al discorso sui tipi di dato e operatori: Timone negò i principii che è come negare i tipi di dato e i costrutti. Vedere anche BG su ordine e caos</text:span>]</text:p>
      <text:p text:style-name="Standard"/>
      <text:p text:style-name="Standard">Bjarne Stroutsup, o forse Brian Kernigan, disse: “<text:span text:style-name="T4">L’unico modo di apprendere un linguaggio di programmazione è quello di utilizzarlo per scrivere programmi”</text:span>. Il maestro Canaro sosteneva che anche scrivere un manuale su un linguaggio di programmazione è un buon sistema per impararlo.</text:p>
      <text:p text:style-name="Standard"/>
      <text:p text:style-name="Standard">Un programmatore che conosce a fondo un certo linguaggio di programmazione può utilizzarlo efficacemente per scrivere qualsiasi programma, ma a quale prezzo?</text:p>
      <text:p text:style-name="Standard">Se il linguaggio di programmazione è inadatto a descrivere gli eventi che interesseranno il programma, il programmatore dovrà preoccuparsi di piegare o gli eventi o il linguaggio o entrambi per ottenere il risultato atteso.</text:p>
      <text:p text:style-name="Standard">Scegliendo invece un linguaggio i cui tipi di dato e i cui costrutti siano più affini alla realtà da descrivere, si risparmiano tempo e fatica e si scrive un codice più affidabile.</text:p>
      <text:p text:style-name="Standard"/>
      <text:p text:style-name="P12">[v. nota 55 a SDFO]</text:p>
      <text:p text:style-name="Standard"/>
      <text:p text:style-name="Standard">Un giorno un discepolo chiese al maestro Canaro: “Maestro, con quale tipo di arco si tira meglio?”. </text:p>
      <text:p text:style-name="Standard">Il maestro rispose: “Con quello che utilizzi tutti i giorni”.</text:p>
      <text:p text:style-name="Standard"><text:soft-page-break/>Il discepolo chiese allora: “Maestro, questo vuol dire che si può utilizzare uno strumento inadatto, purché si raggiunga lo scopo?”. </text:p>
      <text:p text:style-name="Standard">Il maestro sorrise benevolmente e disse: “Ti prego, vai a meditare sull'insensatezza delle tue domande mentre pulisci le latrine comuni.”</text:p>
      <text:p text:style-name="Standard">Per molto tempo non riuscii a capire il comportamento del maestro Canaro. Per un po', credetti che l'errore fosse quel “meglio” nella prima domanda e che il maestro avesse dato una risposta volutamente imprecisa allo scopo di portare alle estreme conclusioni un ragionamento male impostato, ma mi sbagliavo.</text:p>
      <text:p text:style-name="Standard">La verità era che il maestro Canaro, come ebbe modo di confessarmi in seguito lui stesso, stava cercando di scaricare su qualcuno il suo turno di pulizia latrine e il giovane e impetuoso discepolo gliene aveva dato occasione.</text:p>
      <text:p text:style-name="Standard"/>
      <text:p text:style-name="P26"/>
      <text:p text:style-name="Standard"/>
      <text:p text:style-name="Standard"/>
      <text:p text:style-name="Standard"/>
      <text:h text:style-name="Heading_20_1" text:outline-level="1">Il C++</text:h>
      <text:p text:style-name="Standard"/>
      <text:p text:style-name="Standard"/>
      <text:p text:style-name="Motto">È stata una giornata estenuante: stamattina </text:p>
      <text:p text:style-name="Motto">ho tolto una virgola dal mio codice </text:p>
      <text:p text:style-name="Motto">e stasera ce l’ho rimessa</text:p>
      <text:p text:style-name="Standard"/>
      <text:p text:style-name="Standard"/>
      <text:p text:style-name="Standard"><text:span text:style-name="T4">Il C++ è un linguaggio orientato agli oggetti, questo vuol dire che le sue regole interne discendono da dei princip</text:span><text:span text:style-name="T5">î</text:span><text:span text:style-name="T4"> di ordine superiore, il cosiddetto paradigma a oggetti.</text:span></text:p>
      <text:p text:style-name="P14"/>
      <text:p text:style-name="P14">Il C++ rappresenta le entità reali per mezzo degli oggetti.</text:p>
      <text:p text:style-name="P14">Le caratteristiche delle entità sono descritte dagli attributi degli oggetti. </text:p>
      <text:p text:style-name="P14">Il modo in cui gli oggetti reagiscono agli stimoli esterni è descritto dai metodi.</text:p>
      <text:p text:style-name="P14"/>
      <text:p text:style-name="P14">Perché un linguaggio di programmazione possa dirsi orientato agli oggetti deve possedere tre caratteristiche: le classi, l’ereditarietà e il polimorfismo.</text:p>
      <text:p text:style-name="P14"/>
      <text:p text:style-name="Standard"><text:span text:style-name="T4">Le classi</text:span><text:alphabetical-index-mark text:string-value="Classi"/><text:span text:style-name="T4"> sono i prototipi degli oggetti e ne definiscono le caratteristiche distintive. Le caratteristiche fisiche degli oggetti sono quantificate dagli attributi della classe; le caratteristiche comportamentali sono descritte dai metodi.</text:span></text:p>
      <text:p text:style-name="P14"/>
      <text:p text:style-name="P14">Grazie alle classi, il programmatore può creare dei nuovi tipi di dato e utilizzarli all'interno del suo programma nello stesso modo in cui utilizzerebbe i tipi di dato primitivi del linguaggio.</text:p>
      <text:p text:style-name="P14"/>
      <text:p text:style-name="Standard"><text:span text:style-name="T4">L’ereditarietà</text:span><text:alphabetical-index-mark text:string-value="Ereditariet‡"/><text:span text:style-name="T4"> permette di definire dei nuovi tipi di dato come estensione dei tipi di dato esistenti. </text:span></text:p>
      <text:p text:style-name="P14">L’ereditarietà può essere o singola o multipla.</text:p>
      <text:p text:style-name="Standard"><text:span text:style-name="T4">Quando una nuova classe deriva da un’unica classe base, l’ereditarietà viene detta singola</text:span><text:alphabetical-index-mark text:string-value=" singola" text:key1="Ereditariet‡"/>; se invece una classe deriva da due o più classi<text:alphabetical-index-mark text:string-value="Classi"/><text:span text:style-name="T4"> base</text:span><text:alphabetical-index-mark text:string-value=" base" text:key1="Classi"/><text:span text:style-name="T4">, l’ereditarietà viene detta multipla</text:span><text:alphabetical-index-mark text:string-value=" multipla" text:key1="Ereditariet‡"/><text:span text:style-name="T4">. </text:span></text:p>
      <text:p text:style-name="P14">Alcuni linguaggi di programmazione permettono solo l’ereditarietà singola; il C++ permette entrambe le tipologie.</text:p>
      <text:p text:style-name="P14"/>
      <text:p text:style-name="P14">Per polimorfismo si intende la capacità di una funzione o di un operatore di svolgere il proprio compito indipendentemente dal tipo di dato che deve gestire.</text:p>
      <text:p text:style-name="P14">Quando il programmatore definisce un nuovo tipo di dato per mezzo di una o più classi, può allo stesso tempo istruire le funzioni e gli operatori del linguaggio ad utilizzarlo correttamente.</text:p>
      <text:p text:style-name="Standard"/>
      <text:p text:style-name="Standard">Suppongo che a questo punto tu sia un po' confuso, ma non dipende dalla complessità dalle mie enunciazioni.</text:p>
      <text:p text:style-name="Standard">Il problema è che ti stai concentrando sull'effetto e non sulla sua causa.</text:p>
      <text:p text:style-name="Standard"/>
      <text:p text:style-name="P26"/>
      <text:p text:style-name="Standard"/>
      <text:p text:style-name="Standard"/>
      <text:p text:style-name="Standard"/>
      <text:h text:style-name="Heading_20_1" text:outline-level="1">Tipi di dato</text:h>
      <text:p text:style-name="Standard"/>
      <text:p text:style-name="Standard"/>
      <text:p text:style-name="Motto">???</text:p>
      <text:p text:style-name="Standard"/>
      <text:p text:style-name="Standard"/>
      <text:p text:style-name="Standard"/>
      <text:p text:style-name="Standard"/>
      <text:p text:style-name="Standard">Il C++ possiede molti tipi di dato.</text:p>
      <text:p text:style-name="Standard">Ogni tipo di dato, però, non è altro che il nome di una quantità di memoria.</text:p>
      <text:p text:style-name="Standard">Ricordatelo, perché questo è la chiave di tutto.</text:p>
      <text:p text:style-name="Standard"/>
      <text:p text:style-name="Standard">La dimensione di un dato determina il numero massimo di valori che quel dato può assumere.</text:p>
      <text:p text:style-name="Standard">Un <text:span text:style-name="T2">char</text:span> è composto da otto bit e può assumere per ciò 256<text:span text:style-name="T14"> </text:span>valori.</text:p>
      <text:p text:style-name="Standard">Un <text:span text:style-name="T2">int</text:span> è composto da sedici bit e può assumere per ciò 65536<text:span text:style-name="T14"> </text:span>valori.</text:p>
      <text:p text:style-name="Standard">Un <text:span text:style-name="T2">long int</text:span> è composto da trentadue bit e può assumere per ciò 4294976296<text:span text:style-name="T14"> </text:span>valori.</text:p>
      <text:p text:style-name="Standard"/>
      <text:p text:style-name="Standard"/>
      <text:p text:style-name="P26"/>
      <text:p text:style-name="Standard"/>
      <text:p text:style-name="Standard"/>
      <text:p text:style-name="Standard"/>
      <text:h text:style-name="Heading_20_1" text:outline-level="1">Espressioni e operatori</text:h>
      <text:p text:style-name="Standard"/>
      <text:p text:style-name="Standard"/>
      <text:p text:style-name="Motto">Nel futuro, ognuno sarà famoso per 15 megabytes</text:p>
      <text:p text:style-name="Standard"/>
      <text:p text:style-name="Standard"/>
      <text:p text:style-name="Standard"/>
      <text:h text:style-name="Heading_20_2" text:outline-level="2">commenti</text:h>
      <text:p text:style-name="Standard">I commenti sono la cosa più importante, quando si programma.</text:p>
      <text:p text:style-name="Standard">Un commento è un breve brano di testo che descrive in linguaggio comune il funzionamento o lo scopo del codice seguente. </text:p>
      <text:p text:style-name="Standard">Pur essendo all’interno del codice, il commento viene ignorato in fase di compilazione.</text:p>
      <text:p text:style-name="Standard"/>
      <text:p text:style-name="Standard">È importante commentare bene il proprio codice.</text:p>
      <text:p text:style-name="Standard">Il buon codice produce programmi che durano nel tempo e, col tempo, si tende a dimenticare. </text:p>
      <text:p text:style-name="Standard">Anche se si ha la fortuna di possedere una buona memoria, bisogna considerare la possibilità che il proprio codice sia utilizzato da un collega. Non solo non è educato costringerlo ad analizzare ogni singola riga di codice per capirne il funzionamento, ma è anche improduttivo.</text:p>
      <text:p text:style-name="Standard"/>
      <text:p text:style-name="Standard">Così come la penuria, anche l’eccesso di commenti è un errore da evitare.</text:p>
      <text:p text:style-name="Standard">Il programmatore inesperto non commenta il proprio codice perché pensa che sia una perdita di tempo. È davvero un atteggiamento poco responsabile.</text:p>
      <text:p text:style-name="Standard">Il neofita zelante riempie il proprio codice di commenti, o perché ritiene che chi lo andrà a leggere sarà meno esperto di lui o perché vuole in questo modo esaltare le sue poche conoscenze. </text:p>
      <text:p text:style-name="Standard">Il programmatore esperto commenta solo ciò che non è di per sé evidente e indica i possibili punti deboli del suo programma in modo che chi si trova a riutilizzarlo o a correggerlo vi presti la dovuta attenzione.</text:p>
      <text:p text:style-name="Standard">Il programmatore Perfetto non commenta il suo codice, perché non è necessario.</text:p>
      <text:p text:style-name="Standard">Spesso gli opposti coincidono.</text:p>
      <text:p text:style-name="Standard"/>
      <text:p text:style-name="Standard">È ammissibile che i commenti abbiano una sfumatura umoristica, può essere utile per scaricare un po’ della tensione in chi legge, così come scambiarsi una battuta mentre si lavora, ma anche in questo non si deve esagerare. </text:p>
      <text:p text:style-name="Standard"/>
      <text:p text:style-name="Standard">È buona norma anteporre a ogni funzione un breve commento che ne illustri il funzionamento, ma se si ha cura di scegliere dei nomi auto-esplicativi per le funzioni questo può non essere necessario. Sarebbe un’inutile ridondanza aggiungere un commento se il nome della funzione basta da solo a chiarirne la ragione e l’uso.</text:p>
      <text:p text:style-name="Standard"/>
      <text:p text:style-name="Standard">Il C++ prevede due modi distinti per commentare il codice: due caratteri // affiancati o la sequenza /* */, che il Linguaggio ha mutuato dal suo predecessore, il C.</text:p>
      <text:p text:style-name="Standard">Nel primo caso, il compilatore<text:alphabetical-index-mark text:string-value="Compilatore"/> ignora i caratteri dal simbolo fino alla fine della riga; nel secondo caso, ignora tutto ciò che è compreso fra le due sequenze di caratteri.</text:p>
      <text:p text:style-name="Standard">Entrambe le soluzioni hanno dei pro e dei contro che con l'esperienza risultano evidenti. Scegliere l'uno o l'altro è spesso una questione di convenienza, altre volte una questione di stile, ma se si capisce la vera essenza del Linguaggio, è solo una questione di ritmo.</text:p>
      <text:p text:style-name="Standard"><text:soft-page-break/></text:p>
      <text:p text:style-name="Standard">Una volta, il maestro Canaro mostrò ai suoi allievi un brano di codice e gli chiese di spiegare che cosa facesse:</text:p>
      <text:p text:style-name="Standard"/>
      <text:p text:style-name="Codice">/*********************************************************************</text:p>
      <text:p text:style-name="Codice"/>
      <text:p text:style-name="Codice">#include &lt;iostream.h&gt;</text:p>
      <text:p text:style-name="Codice"/>
      <text:p text:style-name="Codice">#define ERR_NOFILE 1</text:p>
      <text:p text:style-name="Codice"/>
      <text:p text:style-name="Codice">int <text:s text:c="2"/>errore( int errore );</text:p>
      <text:p text:style-name="Codice">void <text:s/>leggi_file( char * nomefile );</text:p>
      <text:p text:style-name="Codice">void <text:s/>crea_matrice(void);</text:p>
      <text:p text:style-name="Codice">int <text:s text:c="2"/>inizializza(void);</text:p>
      <text:p text:style-name="Codice">void <text:s/>imposta_probabilita(void);</text:p>
      <text:p text:style-name="Codice">void <text:s/>attrattore(void);</text:p>
      <text:p text:style-name="Codice">int <text:s text:c="2"/>chiudi(void);</text:p>
      <text:p text:style-name="Codice"/>
      <text:p text:style-name="Codice">int main(int argc, char * argv[])</text:p>
      <text:p text:style-name="Codice">{</text:p>
      <text:p text:style-name="Codice"><text:s text:c="2"/>int esito = 0 ;</text:p>
      <text:p text:style-name="Codice"><text:s/></text:p>
      <text:p text:style-name="Codice"><text:s text:c="2"/>if(argc &lt; 2) {</text:p>
      <text:p text:style-name="Codice"><text:s text:c="4"/>esito = errore(ERR_NOFILE);</text:p>
      <text:p text:style-name="Codice"><text:s text:c="2"/>} else {</text:p>
      <text:p text:style-name="Codice"><text:s text:c="4"/>leggi_file(argv[1]);</text:p>
      <text:p text:style-name="Codice"><text:s text:c="4"/>crea_matrice();</text:p>
      <text:p text:style-name="Codice"><text:s text:c="4"/>if(inizializza()) {</text:p>
      <text:p text:style-name="Codice"><text:s text:c="6"/>const char * valore = imposta_probabilita();</text:p>
      <text:p text:style-name="Codice"><text:s text:c="6"/>attrattore(valore);</text:p>
      <text:p text:style-name="Codice"><text:s text:c="6"/>esito = chiudi();</text:p>
      <text:p text:style-name="Codice"><text:s text:c="4"/>}</text:p>
      <text:p text:style-name="Codice"><text:s text:c="2"/>}</text:p>
      <text:p text:style-name="Codice"><text:s text:c="2"/>return esito ;</text:p>
      <text:p text:style-name="Codice">}</text:p>
      <text:p text:style-name="Codice"/>
      <text:p text:style-name="Codice">*********************************************************************/</text:p>
      <text:p text:style-name="Standard"/>
      <text:p text:style-name="Standard">Gli allievi studiarono gli algoritmi e diedero le loro risposte, ma sbagliarono tutti, perché il codice era compreso fra un /* e un */ e, di fatto, non faceva nulla. </text:p>
      <text:p text:style-name="Standard"/>
      <text:p text:style-name="Standard">I commenti sono un po' come la letteratura: se si scrive troppo poco è male; se si scrive troppo, dilungandosi in descrizioni inutili, è altrettanto sbagliato.</text:p>
      <text:p text:style-name="Standard">Il paragone vale anche all'inverso: i libri, le opere letterarie, sono i commenti al codice della vita. Si scrive ciò che si desidera ricordare.</text:p>
      <text:p text:style-name="Standard"/>
      <text:h text:style-name="P43" text:outline-level="2">operatori</text:h>
      <text:p text:style-name="Standard"/>
      <text:h text:style-name="Heading_20_3" text:outline-level="3">operatore di negazione</text:h>
      <text:p text:style-name="Standard">[la negazione e il paradosso come metodo per comprendere ciò che non è di per sé evidente]</text:p>
      <text:p text:style-name="Standard"/>
      <text:h text:style-name="Heading_20_3" text:outline-level="3">operatori logici</text:h>
      <text:p text:style-name="Standard">È impossibile definire in maniera assoluta i concetti di <text:span text:style-name="T6">vero</text:span> e di <text:span text:style-name="T6">falso</text:span>.</text:p>
      <text:p text:style-name="Standard">Possiamo definire “falso” il contrario di “vero”, ma non potendo definire il concetto di “vero”, non possiamo sapere cosa sia il suo contrario.</text:p>
      <text:p text:style-name="Standard">La ragione per cui non possiamo definire il concetto di “vero” è che farlo implica una ricorsione: quale che sia la definizione prescelta, prima di poterla prendere per buona dovremo poterla considerare vera, ma ciò è impossibile perché non sappiamo (ancora) cosa sia, effettivamente, “vero”.</text:p>
      <text:p text:style-name="Standard">Tutto ciò non vuol dire che non esistano il vero e il falso, ma solo che i nostri strumenti dialettici sono inadeguati a descriverli.</text:p>
      <text:p text:style-name="P12"><text:soft-page-break/>I computer sono più fortunati: nel loro mondo, il vero e il falso sono </text:p>
      <text:p text:style-name="Standard"/>
      <text:h text:style-name="Heading_20_2" text:outline-level="2">Istruzioni condizionali</text:h>
      <text:p text:style-name="Standard">Le istruzioni condizionali sono la parte più importante del codice.</text:p>
      <text:p text:style-name="Standard">Ogni programma deve saper reagire correttamente al variare delle condizioni di utilizzo; per far ciò, si utilizzano le istruzioni condizionali.</text:p>
      <text:p text:style-name="Standard">Le istruzioni condizionali permettono di definire il comportamento del sistema a seconda che una determinata condizione si riveli vera o falsa.</text:p>
      <text:p text:style-name="Standard">Ci sono due istruzioni condizionali: le sequenze <text:span text:style-name="Parola_20_chiave">if-else</text:span> e l'istruzione <text:span text:style-name="Parola_20_chiave">switch</text:span>.</text:p>
      <text:p text:style-name="Standard"/>
      <text:h text:style-name="Heading_20_3" text:outline-level="3">Istruzioni <text:span text:style-name="T6">if-else</text:span></text:h>
      <text:p text:style-name="Standard">La forma generale di questa istruzione è la seguente:</text:p>
      <text:p text:style-name="Standard"/>
      <text:p text:style-name="P36">if ( <text:span text:style-name="T6">condizione</text:span> )</text:p>
      <text:p text:style-name="P36">{</text:p>
      <text:p text:style-name="P36"><text:tab/>// istruzioni da eseguire se la condizione è vera</text:p>
      <text:p text:style-name="P36">}</text:p>
      <text:p text:style-name="P36">else</text:p>
      <text:p text:style-name="P36">{</text:p>
      <text:p text:style-name="P36"><text:tab/>// istruzioni da eseguire se la condizione è falsa</text:p>
      <text:p text:style-name="P36">}</text:p>
      <text:p text:style-name="Standard"/>
      <text:p text:style-name="Standard">Se l’espressione condizionale all'inizio del codice è vera (nell'unica accezione di <text:span text:style-name="T6">vero</text:span> che un programma può comprendere, ovvero, se ha un valore <text:s/>diverso da zero), il programma eseguirà il primo blocco di istruzioni; se no, eseguirà il secondo blocco di istruzioni.</text:p>
      <text:p text:style-name="Standard">Se la condizione "falso" non richiede alcuna azione specifica, il secondo blocco di istruzioni può essere omesso:</text:p>
      <text:p text:style-name="Standard"/>
      <text:p text:style-name="P36">if ( <text:span text:style-name="T6">condizione</text:span> )</text:p>
      <text:p text:style-name="P36">{</text:p>
      <text:p text:style-name="P37"><text:tab/>// istruzioni da eseguire se la condizione è vera</text:p>
      <text:p text:style-name="P36">}</text:p>
      <text:p text:style-name="Standard"/>
      <text:p text:style-name="Standard">Similmente, le parentesi graffe possono essere omesse se il blocco istruzioni che racchiudono è costituito da una singola istruzione:</text:p>
      <text:p text:style-name="Standard"/>
      <text:p text:style-name="P36">if ( <text:span text:style-name="T6">condizione</text:span> )</text:p>
      <text:p text:style-name="P36"><text:tab/>valore = 1;</text:p>
      <text:p text:style-name="P36">else</text:p>
      <text:p text:style-name="Codice"><text:tab/>valore = 0;</text:p>
      <text:p text:style-name="Standard"/>
      <text:p text:style-name="Standard">D'altro canto, se le condizioni da valutare sono più di due, si possono concatenare più istruzioni condizionali utilizzando l'istruzione <text:span text:style-name="Parola_20_chiave">else if</text:span>, che permette di definire una condizione alternativa alla prima e di associarle un blocco di codice.</text:p>
      <text:p text:style-name="Standard"/>
      <text:p text:style-name="Codice">if ( <text:span text:style-name="T6">condizione 1</text:span> )</text:p>
      <text:p text:style-name="P36">{</text:p>
      <text:p text:style-name="P36"><text:tab/>// <text:span text:style-name="T6">istruzioni per caso 1</text:span></text:p>
      <text:p text:style-name="P36">}</text:p>
      <text:p text:style-name="P36">else if ( <text:span text:style-name="T6">condizione 2</text:span> )</text:p>
      <text:p text:style-name="P36">{</text:p>
      <text:p text:style-name="P36"><text:tab/>// <text:span text:style-name="T6">istruzioni per caso 2</text:span></text:p>
      <text:p text:style-name="P36">}</text:p>
      <text:p text:style-name="P36">else if ( <text:span text:style-name="T6">condizione 3</text:span> )</text:p>
      <text:p text:style-name="P36">{</text:p>
      <text:p text:style-name="P36"><text:tab/>// <text:span text:style-name="T6">istruzioni per caso 3</text:span></text:p>
      <text:p text:style-name="P36">}</text:p>
      <text:p text:style-name="Standard"/>
      <text:p text:style-name="Standard"><text:soft-page-break/>Anche in questo caso, si può chiudere la sequenza con un'istruzione <text:span text:style-name="Parola_20_chiave">else</text:span>, definendo un blocco di istruzioni da eseguire se non si verifica nessuna delle condizioni previste. </text:p>
      <text:p text:style-name="Codice">if ( <text:span text:style-name="T6">condizione 1</text:span> )</text:p>
      <text:p text:style-name="P36">{</text:p>
      <text:p text:style-name="P36"><text:tab/>// <text:span text:style-name="T6">istruzioni per caso 1</text:span></text:p>
      <text:p text:style-name="P36">}</text:p>
      <text:p text:style-name="P36">else if ( <text:span text:style-name="T6">condizione 2</text:span> )</text:p>
      <text:p text:style-name="P36">{</text:p>
      <text:p text:style-name="P36"><text:tab/>// <text:span text:style-name="T6">istruzioni per caso 2</text:span></text:p>
      <text:p text:style-name="P36">}</text:p>
      <text:p text:style-name="P36">else if ( <text:span text:style-name="T6">condizione 3</text:span> )</text:p>
      <text:p text:style-name="P36">{</text:p>
      <text:p text:style-name="P36"><text:tab/>// <text:span text:style-name="T6">istruzioni per caso 3</text:span></text:p>
      <text:p text:style-name="P36">}</text:p>
      <text:p text:style-name="P36">else</text:p>
      <text:p text:style-name="P36">{</text:p>
      <text:p text:style-name="P36"><text:tab/>// <text:span text:style-name="T6">istruzioni per tutti gli altri casi</text:span></text:p>
      <text:p text:style-name="P36">}</text:p>
      <text:p text:style-name="Standard"/>
      <text:p text:style-name="Standard">Il programma esamina queste istruzioni in sequenza e, se ne trova una vera, esegue il codice associato.</text:p>
      <text:p text:style-name="Standard">Le istruzioni <text:span text:style-name="Parola_20_chiave">if-else</text:span> influenzano la leggibilità del codice; è una cosa di cui il buon programmatore deve sempre tenere conto.</text:p>
      <text:p text:style-name="Standard">Il C++ è un linguaggio indipendente dalla formattazione, quindi, una stessa istruzione può essere scritta in molte maniere diverse:</text:p>
      <text:p text:style-name="Standard"/>
      <text:p text:style-name="P36">if ( <text:span text:style-name="T6">condizione</text:span> )</text:p>
      <text:p text:style-name="P36">{</text:p>
      <text:p text:style-name="P36"><text:tab/>...</text:p>
      <text:p text:style-name="P36">}</text:p>
      <text:p text:style-name="P36">else</text:p>
      <text:p text:style-name="P36">{</text:p>
      <text:p text:style-name="P36"><text:tab/>...</text:p>
      <text:p text:style-name="P36">}</text:p>
      <text:p text:style-name="Standard"/>
      <text:p text:style-name="Standard">o, pure:</text:p>
      <text:p text:style-name="Standard"/>
      <text:p text:style-name="P36">if ( <text:span text:style-name="T6">condizione</text:span> ) {</text:p>
      <text:p text:style-name="P36"><text:tab/>...</text:p>
      <text:p text:style-name="P36">} else {</text:p>
      <text:p text:style-name="P36"><text:tab/>...</text:p>
      <text:p text:style-name="P36">}</text:p>
      <text:p text:style-name="Standard"/>
      <text:p text:style-name="Standard">o perfino:</text:p>
      <text:p text:style-name="Standard"/>
      <text:p text:style-name="P36">if ( <text:span text:style-name="T6">condizione</text:span> ) { ...} else { ... }</text:p>
      <text:p text:style-name="Standard"/>
      <text:p text:style-name="Standard">Se le istruzioni sono poche e semplici, una forma vale l'altra (fatte salve le questioni di stile, ovviamente), ma se il flusso del programma prevede, come di solito avviene, delle condizioni annidate, è necessario fare in modo che la forma dell'istruzione semplifichi tanto la scrittura che la lettura che un'eventuale correzione del codice.</text:p>
      <text:p text:style-name="Standard"/>
      <text:p text:style-name="Standard">Immagina un brano di codice che debba fare una verifica all'inizio dell'elaborazione e, a seconda dell'esito, eseguire una sequenza di istruzioni o inviare un messaggio di errore:</text:p>
      <text:p text:style-name="Standard"/>
      <text:p text:style-name="Codice"><text:span text:style-name="T19">if ( </text:span><text:span text:style-name="T6">condizione</text:span><text:span text:style-name="T19"> )</text:span></text:p>
      <text:p text:style-name="P36">{</text:p>
      <text:p text:style-name="P36"><text:tab/>// codice da eseguire in caso </text:p>
      <text:p text:style-name="P36"><text:tab/>// la condizione sia vera </text:p>
      <text:p text:style-name="P36">}</text:p>
      <text:p text:style-name="P36">else</text:p>
      <text:p text:style-name="P36">{</text:p>
      <text:p text:style-name="P36"><text:soft-page-break/><text:tab/>// messaggio di errore</text:p>
      <text:p text:style-name="P36">}</text:p>
      <text:p text:style-name="Standard"/>
      <text:p text:style-name="Standard">Se le istruzioni da eseguire in caso di buon successo della verifica sono poche e semplici, questa sequenza non darà problemi, ma se, al contrario, le istruzioni fossero tante e complesse, leggendo il codice potresti arrivare all'istruzione <text:span text:style-name="Parola_20_chiave">else</text:span> e non ricordarti più a quale condizione fosse associata.</text:p>
      <text:p text:style-name="Standard">Per questo motivo, è preferibile la forma:</text:p>
      <text:p text:style-name="Standard"/>
      <text:p text:style-name="Standard"/>
      <text:p text:style-name="Codice"><text:span text:style-name="T19">if ( </text:span><text:span text:style-name="T6">errore</text:span><text:span text:style-name="T19"> )</text:span></text:p>
      <text:p text:style-name="P36">{</text:p>
      <text:p text:style-name="P36"><text:tab/>// messaggio di errore</text:p>
      <text:p text:style-name="P36">}</text:p>
      <text:p text:style-name="P36">else</text:p>
      <text:p text:style-name="P36">{</text:p>
      <text:p text:style-name="P36"><text:tab/>// codice da eseguire in caso </text:p>
      <text:p text:style-name="P36"><text:tab/>// tutto vada bene</text:p>
      <text:p text:style-name="P36">}</text:p>
      <text:p text:style-name="Standard"/>
      <text:p text:style-name="Standard">Dato che la gestione dell'errore non richiederà mai più di qualche riga di codice, a colpo d'occhio potrai capire tutto il flusso del programma, indipendentemente dalla lunghezza del secondo blocco di istruzioni.</text:p>
      <text:p text:style-name="Standard">Questo, ovviamente, non vuole essere né un invito né una giustificazione per la scrittura di istruzioni complesse.</text:p>
      <text:p text:style-name="Standard">A meno che non sia necessario evitare le chiamate a funzione per garantire un'alta velocità di esecuzione, è sempre meglio scomporre il flusso del programma in una serie di funzioni distinte.</text:p>
      <text:p text:style-name="Standard">Questo renderà il programma un po' più lento (o, meglio: un po' meno veloce), ma renderà il codice molto più facile da leggere e da modificare o correggere.</text:p>
      <text:p text:style-name="Standard"/>
      <text:p text:style-name="Standard">Immagina adesso un brano di codice che richieda molte condizioni <text:span text:style-name="Parola_20_chiave">if </text:span>concatenate:</text:p>
      <text:p text:style-name="Standard"/>
      <text:p text:style-name="Codice">esito = 0;</text:p>
      <text:p text:style-name="Codice"/>
      <text:p text:style-name="Codice">if ( <text:span text:style-name="T6">condizione 1</text:span> )</text:p>
      <text:p text:style-name="Codice">{</text:p>
      <text:p text:style-name="P37"><text:tab/>esito = 1</text:p>
      <text:p text:style-name="Codice">}</text:p>
      <text:p text:style-name="Codice">else if ( <text:span text:style-name="T6">condizione 2</text:span> )</text:p>
      <text:p text:style-name="P36">{</text:p>
      <text:p text:style-name="P37"><text:tab/>esito = 2</text:p>
      <text:p text:style-name="P36">}</text:p>
      <text:p text:style-name="P36">else if ( <text:span text:style-name="T6">condizione 3</text:span> )</text:p>
      <text:p text:style-name="P36">{</text:p>
      <text:p text:style-name="P37"><text:tab/>esito = 3</text:p>
      <text:p text:style-name="P36">}</text:p>
      <text:p text:style-name="P36">else</text:p>
      <text:p text:style-name="P36">{</text:p>
      <text:p text:style-name="P37"><text:tab/>esito = 9</text:p>
      <text:p text:style-name="P36">}</text:p>
      <text:p text:style-name="P36"/>
      <text:p text:style-name="P36">return esito</text:p>
      <text:p text:style-name="Standard"/>
      <text:p text:style-name="Standard">Questa forma, per quanto corretta e canonicamente ineccepibile, potrebbe rivelarsi difficile da gestire se le condizioni da considerare fossero molto complesse o numerose.</text:p>
      <text:p text:style-name="Standard"/>
      <text:p text:style-name="Standard">Il buon programmatore, allora, può decidere di contravvenire alla (giusta) norma che prescrive di non inserire delle istruzioni <text:span text:style-name="Parola_20_chiave">return</text:span> all'interno del codice, e scrivere la sequenza in questo modo:</text:p>
      <text:p text:style-name="Standard"><text:soft-page-break/></text:p>
      <text:p text:style-name="Codice">esito = 0;</text:p>
      <text:p text:style-name="Codice"/>
      <text:p text:style-name="Codice">if ( <text:span text:style-name="T6">condizione 1</text:span> )</text:p>
      <text:p text:style-name="Codice">{</text:p>
      <text:p text:style-name="P37"><text:tab/>return 1</text:p>
      <text:p text:style-name="Codice">}</text:p>
      <text:p text:style-name="Codice"/>
      <text:p text:style-name="Codice">if ( <text:span text:style-name="T6">condizione 2</text:span> )</text:p>
      <text:p text:style-name="P36">{</text:p>
      <text:p text:style-name="P37"><text:tab/>return 2</text:p>
      <text:p text:style-name="P36">}</text:p>
      <text:p text:style-name="P36"/>
      <text:p text:style-name="P36">if ( <text:span text:style-name="T6">condizione 3</text:span> )</text:p>
      <text:p text:style-name="P36">{</text:p>
      <text:p text:style-name="P37"><text:tab/>return 3</text:p>
      <text:p text:style-name="P36">}</text:p>
      <text:p text:style-name="P36"/>
      <text:p text:style-name="P36">...</text:p>
      <text:p text:style-name="P36"/>
      <text:p text:style-name="P36">return 9</text:p>
      <text:p text:style-name="P36"/>
      <text:p text:style-name="Standard"/>
      <text:p text:style-name="Standard">Non ti sto dicendo che sia giusto scrivere così e vedi da solo che il codice è rozzo e inelegante, ma ci potrebbero essere dei casi in cui sia questa, la forma più efficiente.</text:p>
      <text:p text:style-name="Standard"/>
      <text:p text:style-name="Standard">Per esempio, per un sistema che generi del codice in maniera automatica, è molto più semplice gestire delle istruzioni <text:span text:style-name="Parola_20_chiave">if</text:span> isolate che delle condizioni <text:span text:style-name="Parola_20_chiave">if-else</text:span> concatenate.</text:p>
      <text:p text:style-name="Standard"/>
      <text:p text:style-name="Standard">Pensa a una <text:span text:style-name="T3">stored-procedure</text:span> che debba controllare l'integrità referenziale dei parametri ricevuti:</text:p>
      <text:p text:style-name="Standard"/>
      <text:p text:style-name="Codice">CREATE FUNCTION utente_insert (</text:p>
      <text:p text:style-name="Codice"><text:s text:c="2"/>_id_classe <text:s text:c="3"/>INTEGER</text:p>
      <text:p text:style-name="Codice">, _id_gruppo <text:s text:c="3"/>INTEGER</text:p>
      <text:p text:style-name="Codice">, _username <text:s text:c="4"/>VARCHAR(255)</text:p>
      <text:p text:style-name="Codice">, _cognome <text:s text:c="5"/>VARCHAR(80)</text:p>
      <text:p text:style-name="Codice">, _nome <text:s text:c="8"/>VARCHAR(80)</text:p>
      <text:p text:style-name="Codice">)</text:p>
      <text:p text:style-name="Codice">RETURNS INTEGER DETERMINISTIC</text:p>
      <text:p text:style-name="Codice">BEGIN</text:p>
      <text:p text:style-name="Codice"/>
      <text:p text:style-name="Codice"><text:tab/>DECLARE _id <text:s text:c="4"/>INTEGER DEFAULT -1;</text:p>
      <text:p text:style-name="Codice"><text:tab/>DECLARE _count <text:s/>INTEGER DEFAULT 0;</text:p>
      <text:p text:style-name="Codice"/>
      <text:p text:style-name="Codice"><text:tab/>SELECT count(*) INTO _count FROM classe WHERE (id = _id_classe);</text:p>
      <text:p text:style-name="Codice"><text:tab/>IF _count = 0 THEN</text:p>
      <text:p text:style-name="Codice"><text:tab/><text:tab/>RETURN -2;</text:p>
      <text:p text:style-name="Codice"><text:s/><text:tab/>END IF;</text:p>
      <text:p text:style-name="Codice"/>
      <text:p text:style-name="Codice"><text:s text:c="2"/><text:tab/>SELECT count(*) INTO _count FROM gruppo WHERE (id = _id_gruppo);</text:p>
      <text:p text:style-name="Codice"><text:s text:c="2"/><text:tab/>IF _count = 0 THEN</text:p>
      <text:p text:style-name="Codice"><text:s text:c="4"/><text:tab/>RETURN -3;</text:p>
      <text:p text:style-name="Codice"><text:s text:c="2"/><text:tab/>END IF;</text:p>
      <text:p text:style-name="Codice"/>
      <text:p text:style-name="Codice"><text:s text:c="2"/><text:tab/>IF (_username IS NULL) OR (_username = '') THEN</text:p>
      <text:p text:style-name="Codice"><text:s text:c="3"/><text:tab/>RETURN -4;</text:p>
      <text:p text:style-name="Codice"><text:s text:c="2"/><text:tab/>END IF;</text:p>
      <text:p text:style-name="Codice"/>
      <text:p text:style-name="Codice"><text:s text:c="2"/><text:tab/>IF (_cognome IS NULL) OR (_cognome = '') THEN</text:p>
      <text:p text:style-name="Codice"><text:s text:c="3"/><text:tab/>RETURN -5;</text:p>
      <text:p text:style-name="Codice"><text:s text:c="2"/><text:tab/>END IF;</text:p>
      <text:p text:style-name="Codice"/>
      <text:p text:style-name="Codice"><text:s text:c="2"/><text:tab/>IF (_nome IS NULL) OR (_nome = '') THEN</text:p>
      <text:p text:style-name="Codice"><text:s text:c="3"/><text:tab/>RETURN -6;</text:p>
      <text:p text:style-name="Codice"><text:s text:c="2"/><text:tab/>END IF;</text:p>
      <text:p text:style-name="Codice"/>
      <text:p text:style-name="Codice"><text:tab/>...</text:p>
      <text:p text:style-name="Codice"><text:soft-page-break/></text:p>
      <text:p text:style-name="Standard"/>
      <text:p text:style-name="Standard">Se scrivi il codice in questa maniera, puoi inserire o rimuovere un parametro (e i relativi controlli) senza alterare il resto del codice, cosa che non avverrebbe se tu concatenassi le istruzioni <text:span text:style-name="Parola_20_chiave">if</text:span>.</text:p>
      <text:p text:style-name="Standard"/>
      <text:p text:style-name="Standard">Attento, però: mettere in sequenza delle semplici istruzioni <text:span text:style-name="Parola_20_chiave">if</text:span> è cosa ben diversa dal creare una catena di istruzioni <text:span text:style-name="Parola_20_chiave">else-if</text:span><text:span text:style-name="Carattere_20_predefinito_20_paragrafo"> .</text:span></text:p>
      <text:p text:style-name="P12">[specificare la differenza e la necessità del return per bloccare i controlli; chiudere con l'aneddoto del Maestro Canaro e il sacerdote buddista]</text:p>
      <text:p text:style-name="Standard"/>
      <text:h text:style-name="Heading_20_2" text:outline-level="2">cicli</text:h>
      <text:p text:style-name="Standard"/>
      <text:h text:style-name="Heading_20_3" text:outline-level="3">ciclo for</text:h>
      <text:h text:style-name="Heading_20_3" text:outline-level="3">ciclo while</text:h>
      <text:h text:style-name="Heading_20_3" text:outline-level="3">ciclo do-while</text:h>
      <text:h text:style-name="Heading_20_3" text:outline-level="3"/>
      <text:p text:style-name="P26"/>
      <text:p text:style-name="Standard"/>
      <text:p text:style-name="Standard"/>
      <text:p text:style-name="Standard"/>
      <text:h text:style-name="Heading_20_1" text:outline-level="1">Le Funzioni</text:h>
      <text:p text:style-name="Standard"/>
      <text:p text:style-name="Standard"/>
      <text:p text:style-name="Motto">Dopo di me, il reboot</text:p>
      <text:p text:style-name="Standard"/>
      <text:p text:style-name="Standard"/>
      <text:p text:style-name="Standard"/>
      <text:h text:style-name="Heading_20_2" text:outline-level="2">Funzioni ricorsive</text:h>
      <text:p text:style-name="P13">Nella Lettera agli artisti, Giovanni Paolo II utilizza i termini 'buono' e 'bello', ma li definisce in maniera ricorsiva, l'uno in funzione dell'altro. Stesso discorso per il concetto di 'Arte'</text:p>
      <text:p text:style-name="Standard"/>
      <text:p text:style-name="P12">Bizzarro, perché la stessa cosa avviene, in condizioni diametralmente opposte, in “Un’etica senza Dio” di Lecaldano, dove ci si appella a concetti di ‘buono’ e ‘giusto’ senza definirli.</text:p>
      <text:p text:style-name="Standard"/>
      <text:p text:style-name="P13">Differenza con i manuali SW (in cui i termini utilizzati sono tutti definiti) e le le classi C++</text:p>
      <text:p text:style-name="P12">Nota 7 (S.Gregorio++)</text:p>
      <text:p text:style-name="Standard"/>
      <text:p text:style-name="P26"/>
      <text:p text:style-name="Standard"/>
      <text:p text:style-name="Standard"/>
      <text:p text:style-name="Standard"/>
      <text:h text:style-name="Heading_20_1" text:outline-level="1">Le classi</text:h>
      <text:p text:style-name="Standard"/>
      <text:p text:style-name="Standard"/>
      <text:p text:style-name="Motto">Non accetterei mai di far parte di una rete </text:p>
      <text:p text:style-name="Motto">che abbia un server come me fra i suoi nodi</text:p>
      <text:p text:style-name="Standard"/>
      <text:p text:style-name="Standard"/>
      <text:p text:style-name="Standard"/>
      <text:p text:style-name="Standard">Mettere radici non è male, ma è pericoloso, c’è sempre qualcuno pronto a coprirtele di letame.</text:p>
      <text:p text:style-name="Standard"/>
      <text:h text:style-name="Heading_20_2" text:outline-level="2">Funzioni di interfaccia</text:h>
      <text:p text:style-name="Standard"><text:span text:style-name="T15">Lévy-Bruhl, citato da Coomaraswamy (</text:span><text:span text:style-name="T7">Grande Brivido</text:span><text:span text:style-name="T15">, pag. 227) «Per questa ragione il selvaggio non ama dire il suo nome o farsi fotografare, perché per mezzo del suo nome o del ritratto egli è accessibile, e può quindi ricevere danno da chi con questi mezzi è in grado di raggiungerlo.»</text:span></text:p>
      <text:p text:style-name="Standard"/>
      <text:h text:style-name="Heading_20_2" text:outline-level="2">Classi astratte</text:h>
      <text:p text:style-name="Standard">[cfr. <text:span text:style-name="T4">Breve storia dell’infinito</text:span>, pagg. 30-40]</text:p>
      <text:p text:style-name="Standard">Si può dire che esista qualcosa che non ha dimensioni?</text:p>
      <text:p text:style-name="Standard">Il punto non ha dimensioni.</text:p>
      <text:p text:style-name="Standard">La retta è costituita da punti.</text:p>
      <text:p text:style-name="Standard">La circonferenza è costituita da punti.</text:p>
      <text:p text:style-name="Standard">Apparentemente, tutta la geometria euclidea è basata sul nulla.</text:p>
      <text:p text:style-name="Standard"/>
      <text:p text:style-name="Standard">Se una circonferenza fosse costituita da punti privi di dimensione, noi non la potremmo vedere.</text:p>
      <text:p text:style-name="Standard">Per vederla, e quindi per poterla in qualche modo utilizzare, dobbiamo dare uno spessore ai punti che la compongono, siano essi dei minuscoli residui di grafite o dei pixel.</text:p>
      <text:p text:style-name="Standard"/>
      <text:p text:style-name="Standard">Allo stesso modo, se disegnassimo con la massima precisione due aree contigue e, con la stessa precisione, le colorassimo in maniera differente, la linea di demarcazione fra al fine di un’area e l’inizio dell’altra non sarebbe rettilinea, ma seguirebbe l’andamento del foglio, o dei pixel.</text:p>
      <text:p text:style-name="Standard">Da lontano potrà anche sembrare rettilinea, ma a mano a mano che avviciniamo lo sguardo, le irregolarità diventeranno sempre più evidenti.</text:p>
      <text:p text:style-name="Standard"/>
      <text:p text:style-name="Standard">Questo non vuol dire che le forme geometriche siano delle menzogne.</text:p>
      <text:p text:style-name="Standard">Esse esistono, ma hanno un valore puramente simbolico, e non possono essere utilizzate in contesti reali.</text:p>
      <text:p text:style-name="Standard"/>
      <text:p text:style-name="Standard">È la stessa differenza che passa fra l’Adamo celeste e l’Adamo terrestre. L’Adamo celeste è l’emanazione del Pensiero di Dio ed è per ciò immortale; l’ Adamo terrestre è l’incarnazione del modello celeste nella materia ed è quindi soggetto al ciclo di nascita e morte.</text:p>
      <text:p text:style-name="Standard">E tu certamente saprai cosa vuol dire <text:span text:style-name="T10">ādām</text:span><text:span text:style-name="T9">, in ebraico.</text:span></text:p>
      <text:p text:style-name="Standard"/>
      <text:p text:style-name="Standard"><text:soft-page-break/>Le <text:span text:style-name="T4">classi astratte</text:span> del C++ sono delle classi generiche che possono essere utilizzate come capostipite per una discendenza di classi specializzate, ma che non possono essere utiliz­zate direttamente. </text:p>
      <text:p text:style-name="Standard"/>
      <text:p text:style-name="Standard">Le regole che si applicano alle classi astratte sono:</text:p>
      <text:p text:style-name="Standard"/>
      <text:list xml:id="list1585405147219967121" text:style-name="WW8Num3">
        <text:list-item>
          <text:p text:style-name="P40">viene considerata <text:span text:style-name="T4">astratta</text:span> qualunque classe che abbia almeno una funzi­one virtuale pura;</text:p>
        </text:list-item>
        <text:list-item>
          <text:p text:style-name="P40">non si possono utilizzare classi astratte come argomenti o come tipi di ritorno di funzioni ;</text:p>
        </text:list-item>
        <text:list-item>
          <text:p text:style-name="P40">le classi astratte non possono essere il tipo di un oggetto o di una con­versione esplicita.</text:p>
        </text:list-item>
      </text:list>
      <text:p text:style-name="Standard"/>
      <text:p text:style-name="Standard">Quindi, se definissimo una classe astratta <text:span text:style-name="T12">Circonferenza</text:span>, tutte le istruzioni seguenti darebbero luogo ad errori di compilazione:</text:p>
      <text:p text:style-name="Standard"/>
      <text:p text:style-name="Codice">void funz(Circonferenza);</text:p>
      <text:p text:style-name="Codice">Circonferenza funz();</text:p>
      <text:p text:style-name="Codice">Circonferenza piatto;</text:p>
      <text:p text:style-name="Codice">Circonferenza* ptr = (Circonferenza*)disco;</text:p>
      <text:p text:style-name="Standard"/>
      <text:p text:style-name="Standard">Ciò che i teorici definiscono “paradossi” altro non sono che degli errori di compilazione.</text:p>
      <text:p text:style-name="Standard">Lo prova il fatto che i paradossi esistono solo nella teoria, nella pratica esistono solo le cose possibili e le cose impossibili [come un quadrato la cui area non sia proporzionale al diametro del cerchio inscritto], perché i paradossi non possono essere compilati.</text:p>
      <text:p text:style-name="Standard"/>
      <text:p text:style-name="P12">“Breve storia dell’Infinito” cap. II, pag. 32-33 </text:p>
      <text:p text:style-name="P12">Quadratura del cerchio secondo Antifonte e confutazione di Aristotele.</text:p>
      <text:p text:style-name="P12">Entrambe le affermazioni sono vere, ma in contesti differenti.</text:p>
      <text:p text:style-name="P12">Nella realtà, esiste sempre un limite che blocca la ricorsione all’infinitesimo.</text:p>
      <text:p text:style-name="P12">All’interno di uno schermo, ha ragione Antifonte, perché non potremo disegnare poligoni i cui lati siano più piccoli di un pixel.</text:p>
      <text:p text:style-name="P12">Su uno schermo, un cerchio è di fatto un poligono con tanti lati quanti sono i pixel che ne costituiscono la circonferenza.</text:p>
      <text:p text:style-name="Standard"/>
      <text:p text:style-name="Standard">Quindi, la circonferenza euclidea esiste, ma è una classe astratta.</text:p>
      <text:p text:style-name="Standard">Per poterla trasformare in una ruota di carro o in un piatto dobbiamo creare una nuova classe</text:p>
      <text:p text:style-name="Standard"/>
      <text:p text:style-name="Codice">class Ruota : public Circonferenza </text:p>
      <text:p text:style-name="Codice">{ </text:p>
      <text:p text:style-name="Codice"><text:s text:c="2"/>... </text:p>
      <text:p text:style-name="Codice">};</text:p>
      <text:p text:style-name="Codice"/>
      <text:p text:style-name="Standard">Nessuna di queste istruzioni darà luogo a errori di compilazione:</text:p>
      <text:p text:style-name="Standard"/>
      <text:p text:style-name="Codice">void funz(Ruota);</text:p>
      <text:p text:style-name="Codice">Ruota funz();</text:p>
      <text:p text:style-name="Codice">Ruota r;</text:p>
      <text:p text:style-name="Codice">punt = (Circonferenza*) ptr ;</text:p>
      <text:p text:style-name="Codice">Ruota* anteriore = new Ruota();</text:p>
      <text:p text:style-name="Codice"/>
      <text:p text:style-name="Standard">Possiamo dichiarare un puntatore o un riferimento ad una classe astratta, così come è possibile assegnare un’istanza della classe derivata ad un puntatore ad oggetti della classe base:</text:p>
      <text:p text:style-name="Codice"/>
      <text:p text:style-name="Codice">Circonferenza* ptr = anteriore;<text:tab/><text:tab/></text:p>
      <text:p text:style-name="Codice">Circonferenza&amp; rif(anteriore);</text:p>
      <text:p text:style-name="Codice"/>
      <text:p text:style-name="Standard">E del resto, sarebbe stato assurdo il contrario: a cosa sarebbe servito definire una classe a cui non è possibile accedere in nessun modo? </text:p>
      <text:p text:style-name="Standard"/>
      <text:h text:style-name="Heading_20_2" text:outline-level="2"><text:soft-page-break/>Funzioni virtuali pure</text:h>
      <text:p text:style-name="Standard">A questo punto è giusto che tu sappia cosa sia, una <text:span text:style-name="T4">funzione virtuale pura</text:span>.</text:p>
      <text:p text:style-name="Standard">Come ti ho detto, la sintassi delle funzioni virtuali pure dev’essere:</text:p>
      <text:p text:style-name="Codice"/>
      <text:p text:style-name="Codice">virtual &lt;<text:span text:style-name="T4">tipo</text:span>&gt; nomefunzione([<text:span text:style-name="T4">argomenti</text:span>]) = 0 <text:s/>;</text:p>
      <text:p text:style-name="Standard"/>
      <text:p text:style-name="Standard">...</text:p>
      <text:p text:style-name="Standard"/>
      <text:p text:style-name="Codice">#include&lt;iostream&gt;</text:p>
      <text:p text:style-name="Codice">#include&lt;string&gt;</text:p>
      <text:p text:style-name="Codice"/>
      <text:p text:style-name="Codice">using namespace std;</text:p>
      <text:p text:style-name="Codice"/>
      <text:p text:style-name="Codice">class Circonferenza {</text:p>
      <text:p text:style-name="Codice"><text:s text:c="2"/>public:</text:p>
      <text:p text:style-name="Codice"><text:s text:c="4"/>Circonferenza(float r): _raggio(r) {}</text:p>
      <text:p text:style-name="Codice"><text:s text:c="4"/>float diametro() { return (_raggio + _raggio); }</text:p>
      <text:p text:style-name="Codice"><text:s text:c="4"/>virtual string descrizione() = 0;</text:p>
      <text:p text:style-name="Codice"><text:s text:c="2"/>private:</text:p>
      <text:p text:style-name="Codice"><text:s text:c="4"/>float _raggio;</text:p>
      <text:p text:style-name="Codice">};</text:p>
      <text:p text:style-name="Codice"/>
      <text:p text:style-name="Codice">class Piatto : public Circonferenza {</text:p>
      <text:p text:style-name="Codice"><text:s text:c="2"/>public:</text:p>
      <text:p text:style-name="Codice"><text:s text:c="4"/>Piatto(float r): Circonferenza(r) {}</text:p>
      <text:p text:style-name="Codice"><text:s text:c="4"/>string descrizione() { return "supporto in ceramica per i cibi";}</text:p>
      <text:p text:style-name="Codice">};</text:p>
      <text:p text:style-name="Codice"/>
      <text:p text:style-name="Codice">int main() {</text:p>
      <text:p text:style-name="Codice"><text:s text:c="2"/>Piatto p(12);</text:p>
      <text:p text:style-name="Codice"><text:s text:c="2"/>Circonferenza&amp; c = p;</text:p>
      <text:p text:style-name="Codice"><text:tab/>cout &lt;&lt; p.descrizione() &lt;&lt; ", diam. " &lt;&lt; p.diametro() &lt;&lt; " cm " &lt;&lt; endl;</text:p>
      <text:p text:style-name="Codice"><text:tab/>cout &lt;&lt; c.descrizione() &lt;&lt; ", diam. " &lt;&lt; c.diametro() &lt;&lt; " cm " &lt;&lt; endl;</text:p>
      <text:p text:style-name="Codice"><text:tab/>return 0;</text:p>
      <text:p text:style-name="Codice">}</text:p>
      <text:p text:style-name="Standard"/>
      <text:p text:style-name="Standard"/>
      <text:p text:style-name="Standard"/>
      <text:p text:style-name="P26"/>
      <text:p text:style-name="Standard"/>
      <text:p text:style-name="Standard"/>
      <text:p text:style-name="Standard"/>
      <text:h text:style-name="Heading_20_1" text:outline-level="1">Il polimorfismo</text:h>
      <text:p text:style-name="Standard"/>
      <text:p text:style-name="Standard"/>
      <text:p text:style-name="Motto"/>
      <text:p text:style-name="Standard"/>
      <text:p text:style-name="Standard"/>
      <text:p text:style-name="Standard">Noi viviamo prevalentemente sulla terraferma e riteniamo perciò che la normalità sia questa. Se però si trascorre un lungo periodo di tempo su una nave o in un’isola, si ha modo di capire come la normalità sia l’acqua e la terra sia solo un’eccezione.</text:p>
      <text:p text:style-name="Standard">Similmente, noi diamo grande importanza al ciclo di nascita, riproduzione e morte che chiamiamo “vita” e in essa vediamo il fine ultimo dell’universo, dimenticandoci che la vita è solo un caso particolare di esistenza e che un universo di sassi sarebbe comunque prodigioso.</text:p>
      <text:p text:style-name="Standard"/>
      <text:p text:style-name="Standard">Ciascuna forma di vita consociata, per poter sopravvivere, richiede la legittimazione di alcune follie biologiche.</text:p>
      <text:p text:style-name="Standard">Il rispetto di queste follie, essendo in-naturale, richiede l’istituzione di un livello superiore di costrizione, ovvero un corpo di regole formali ancora più distante del precedente dal comportamento biologico degli esseri viventi.</text:p>
      <text:p text:style-name="Standard">Con il passare del tempo, molte di queste convenzioni nate in seguito a esigenze contingenti, finiscono inevitabilmente per contrastare con il senso comune di giustizia e devono essere o abolite o modificate, solo che ciascuna modifica o adattamento invece di renderle più “giuste”, le allontana ulteriormente dal loro scopo iniziale e le rende soggette a interpretazioni errate o addirittura opposte a quelle che era il loro fine primario.</text:p>
      <text:p text:style-name="Standard">Sant’Agostino ha detto la stessa cosa, ma molto meglio di quanto stia facendo io adesso.</text:p>
      <text:p text:style-name="Standard">Si vede che era sobrio.</text:p>
      <text:p text:style-name="Standard"/>
      <text:p text:style-name="P12">La specializzazione come un male.</text:p>
      <text:p text:style-name="P12">Un tempo, l’uomo virtuoso sapeva fare molte cose, più o meno bene.</text:p>
      <text:p text:style-name="P12">Ora se ne sa fare solo una, benissimo.</text:p>
      <text:p text:style-name="P12">Si cerca l’eccesso, il continuo superamento del limite.</text:p>
      <text:p text:style-name="P12">Lo sport (citare Arlìa?), da attività formativa è diventato una forma di intrattenimento e, come tale, deve essere sempre più spettacolare.</text:p>
      <text:p text:style-name="P12">Lo sportivo è visto come un costoso strumento usa e getta.</text:p>
      <text:p text:style-name="Standard"/>
      <text:p text:style-name="Standard">È però importante che il polimorfismo non dia luogo ad anfibologie.</text:p>
      <text:p text:style-name="Standard">Non ti dirò cosa vuol dire, cercalo sul vocabolario come ho fatto io.</text:p>
      <text:p text:style-name="Standard"/>
      <text:p text:style-name="Standard"/>
      <text:p text:style-name="Standard"/>
      <text:h text:style-name="Heading_20_1" text:outline-level="1">L’ereditarietà</text:h>
      <text:p text:style-name="Standard"/>
      <text:h text:style-name="Heading_20_1" text:outline-level="1"/>
      <text:h text:style-name="P45" text:outline-level="1">Il debug</text:h>
      <text:p text:style-name="Standard"/>
      <text:p text:style-name="P29">question = 2b | ( ! 2b );</text:p>
      <text:p text:style-name="Standard"/>
      <text:p text:style-name="P12">B. Croce – Breviario di estetica – Laterza, Bari 1928 – p.12</text:p>
      <text:p text:style-name="P12">Un sistema è una casa che, subito dopo costruita e adornata, ha bisogno (soggetta com’è all’azione corroditrice degli elementi) di un lavorio più o meno energico, ma assiduo, di manutenzione, e che a un certo momento non giova più restaurare e puntellare, e bisogna gettare a terra e ricostruire dalle fondamenta. Ma con siffatta differenza capitale: che, nell’opera del pensiero, la casa perpetuamente nuova e sostenuta perpetuamente dall’antica, la quale, quasi per opera magica, perdura in essa.</text:p>
      <text:p text:style-name="Standard"/>
      <text:p text:style-name="Standard">Chiediti una cosa: come mai, i manuali di programmazione non parlano mai del <text:span text:style-name="T3">debug</text:span>?</text:p>
      <text:p text:style-name="Standard">Si sono scritte migliaia di pagine sui diversi linguaggi di programmazione; non c'è primavera che non veda fiorire un nuovo paradigma di programmazione - strutturata, object-oriented, agile, fuzzy.. - eppure, nessuno si è mai preoccupato di formalizzare il processo di correzione del codice.</text:p>
      <text:p text:style-name="Standard">O, se lo ha fatto, nessuno se n'è accorto<office:annotation><dc:creator>Carlo Simonelli</dc:creator><dc:date>2011-11-10T01:22:23</dc:date><text:p text:style-name="P46"><text:span text:style-name="T21">quest'affermazione va controllata</text:span></text:p></office:annotation>.</text:p>
      <text:p text:style-name="Standard"/>
      <text:p text:style-name="Standard">Fare degli errori è inevitabile, ed è importante sapere come porvi rimedio.</text:p>
      <text:p text:style-name="Standard">Ancora più importante, però, è sapersi accorgere degli errori.</text:p>
      <text:p text:style-name="Standard">Trascurare il debug è come affermare che non si faranno mai errori.</text:p>
      <text:p text:style-name="Standard">Dire che un programmatore non farà mai errori è come pensare che un principe e un'orfanella povera (che è cosa ben peggiore di una povera orfanella) possano sposarsi e vivere per sempre felici e contenti.</text:p>
      <text:p text:style-name="Standard"/>
      <text:p text:style-name="Standard">Non importa quanto sia efficiente il linguaggio di programmazione; non importa quanto sia astuto e vigile il compilatore; non importa nemmeno quanto sia bravo il programmatore: o prima o poi, la stanchezza o un evento esterno permetteranno a un errore di intrufolarsi nel codice.</text:p>
      <text:p text:style-name="Standard">Un puntatore utilizzato impropriamente, un ciclo in più o in meno in un'istruzione FOR o una virgola dimenticata fra i parametri di una printf: qualunque cosa sia, se il compilatore non sarà in grado di riconoscerla, finirà nel programma è lì resterà in attesa di produrre i suoi effetti dannosi.</text:p>
      <text:p text:style-name="Standard">Magari per anni il programma funzionerà a meraviglia, poi, un bel giorno, di colpo, smetterà di funzionare e a quel punto bisognerà analizzare il codice per trovare l'errore.</text:p>
      <text:p text:style-name="Standard"/>
      <text:p text:style-name="Standard">Il codice ha smesso di funzionare bene quando le stampanti laser hanno soppiantato le vecchie stampanti ad aghi.</text:p>
      <text:p text:style-name="Standard">Il codice non si può leggere su un A4: a meno che non sia un programma banale, non c'entrerà né in altezza né in larghezza.</text:p>
      <text:p text:style-name="Standard">Il modulo in continuo di una stampante ad aghi a 136 colonne, al contrario, ti permette di stampare tutto il tuo codice e di rileggerlo con calma; correggerlo, se necessario e migliorarlo se possibile.</text:p>
      <text:p text:style-name="Standard">E' così che si facevano, le revisioni di codice, quando ancora c'era il tempo di fare le revisioni del codice.</text:p>
      <text:p text:style-name="P21"/>
      <text:p text:style-name="P21">Così come l'Ikebarba inizia nel negozio, il debug comincia nel momento in cui si scrive il codice.</text:p>
      <text:p text:style-name="P21">Il modo migliore per evitare che il codice contenga degli errori è scrivere del buon codice.</text:p>
      <text:p text:style-name="P21"/>
      <text:p text:style-name="P21"><text:soft-page-break/></text:p>
      <text:p text:style-name="P21"/>
      <text:p text:style-name="P21"/>
      <text:p text:style-name="P21"/>
      <text:p text:style-name="Standard"/>
      <text:p text:style-name="Standard">Gli errori possono essere di due tipi: gli errori che si manifestano durante la fase di compilazione e gli errori che si manifestano durante l’esecuzione del programma.</text:p>
      <text:p text:style-name="Standard"/>
      <text:h text:style-name="Heading_20_2" text:outline-level="2">Errori di compilazione</text:h>
      <text:p text:style-name="Standard">Quando si compila del codice non corretto, si possono ottenere o degli errori o degli avvisi, o <text:span text:style-name="T2">warning</text:span>.</text:p>
      <text:p text:style-name="Standard">Gli errori sono causati da costrutti incorretti, che bloccano la compilazione e impediscono la creazione del programma.</text:p>
      <text:p text:style-name="Standard">I <text:span text:style-name="T2">warning</text:span>, al contrario, sono causati da anomalie che non bloccano la compilazione e consentono la generazione dell’eseguibile.</text:p>
      <text:p text:style-name="Standard">In questo, i <text:span text:style-name="T2">warning</text:span> sono più dannosi degli errori, perché possono essere degli errori potenziali, ma possono venir trascurati.</text:p>
      <text:p text:style-name="Standard"/>
      <text:p text:style-name="Standard">Se compilassi questo codice, otterresti un avviso perché la variabile <text:span text:style-name="T4">buffer</text:span> non è utilizzata:</text:p>
      <text:p text:style-name="Standard"/>
      <text:p text:style-name="Codice">int main() {</text:p>
      <text:p text:style-name="Codice"><text:s text:c="2"/>char *str = "byte occupati inutilmente: ";</text:p>
      <text:p text:style-name="Codice"><text:s text:c="2"/>double buffer[8000];</text:p>
      <text:p text:style-name="Codice"><text:s text:c="2"/>cout &lt;&lt; str &lt;&lt; (sizeof(double)*8000) &lt;&lt; endl;</text:p>
      <text:p text:style-name="Codice"><text:s text:c="2"/>return 0;</text:p>
      <text:p text:style-name="Codice">}</text:p>
      <text:p text:style-name="Standard"/>
      <text:p text:style-name="Standard">Il fatto che <text:span text:style-name="T4">buffer</text:span> non sia utilizzata, in sé, non causa alcun problema al codice, ma oltre ad essere una sciatteria, causa un’inutile occupazione della memoria e può dare luogo a errori, quindi l’avviso non deve essere ignorato.</text:p>
      <text:p text:style-name="Standard"/>
      <text:p text:style-name="Standard">Nessun avviso deve essere ignorato.</text:p>
      <text:p text:style-name="Standard"/>
      <text:h text:style-name="Heading_20_2" text:outline-level="2">Errori di esecuzione</text:h>
      <text:p text:style-name="Standard">Solo un programma formalmente ineccepibile può dare luogo ad errori di esecuzione. Se non fosse formalmente ineccepibile, infatti, non sarebbe stato compilato e non potrebbe essere eseguito.</text:p>
      <text:p text:style-name="Standard"/>
      <text:p text:style-name="Standard">Gli errori di esecuzione sono tanto più pericolosi quanto più i loro effetti sono lievi.</text:p>
      <text:p text:style-name="Standard">Un errore che causi il blocco del sistema non passerà mai inosservato.</text:p>
      <text:p text:style-name="Standard">Di contro, un leggero errore di calcolo potrebbe passare inosservato e quindi causare grandi problemi.</text:p>
      <text:p text:style-name="Standard"/>
      <text:p text:style-name="Standard">Gli errori di esecuzione possono essere di due tipi: quelli che si manifestano in maniera deterministica e quelli che si manifestano in maniera casuale.</text:p>
      <text:p text:style-name="Standard"/>
      <text:p text:style-name="Standard"/>
      <text:p text:style-name="Standard"/>
      <text:h text:style-name="Heading_20_1" text:outline-level="1">Il C'hi++</text:h>
      <text:p text:style-name="P16"/>
      <text:p text:style-name="Motto">Non è necessario che crediate in Dio,</text:p>
      <text:p text:style-name="Motto">ma dovete credere nel Codice.</text:p>
      <text:p text:style-name="Standard"><text:soft-page-break/></text:p>
      <text:p text:style-name="Standard">Il C'hi++ è allo stesso tempo un linguaggio di programmazione, un atteggiamento mentale e un modo di vivere.</text:p>
      <text:p text:style-name="Standard">Chi pratica il C'hi++ scrive codice come se stesse vivendo e vive come se stesse scrivendo del codice.</text:p>
      <text:p text:style-name="Standard"/>
      <text:p text:style-name="Standard">Vivere è come scendere in canoa lungo un fiume.</text:p>
      <text:p text:style-name="Standard">Affannarsi a risalire la corrente è inutile e infruttuoso, perché il fiume è più forte di noi e non si stanca mai.</text:p>
      <text:p text:style-name="Standard">Lasciarsi andare alla corrente è pericoloso, perché ci si potrebbe parare davanti un ostacolo e noi non avremmo modo di evitarlo.</text:p>
      <text:p text:style-name="Standard">È necessario quindi remare solo quel tanto che ci permette di essere più veloci della corrente e di schivare gli ostacoli che, di volta in volta, si presentano sul nostro cammino.</text:p>
      <text:p text:style-name="Standard"/>
      <text:p text:style-name="Standard">Similmente, scrivere del buon codice significa scrivere solo il codice necessario a raggiungere lo scopo che ci si è prefissi. Aggiungere una sola virgola in più è sbagliato, perché rende più difficile il debug e più lento il programma.</text:p>
      <text:p text:style-name="Standard">Chi pratica il C'hi++ applica lo stesso principio alla sua vita, e compie solo le azioni necessarie, ignorando tutto ciò che è superfluo.</text:p>
      <text:p text:style-name="Standard">Capire quali sono le azioni necessarie è semplice, così com’è semplice, quando si naviga su un fiume, capire qual è la direzione della corrente.</text:p>
      <text:p text:style-name="Standard"/>
      <text:p text:style-name="Standard">Tutte le cosmogonie che sono state formulate nel corso dei secoli hanno una caratteristica comune: richiedono una certa dose di fede in qualcosa di cui non è possibile provare l’esistenza; uno o più elementi fittizi e sovra-naturali, che si introducono nel sistema per spiegare ciò che non è possibile dimostrare praticamente.</text:p>
      <text:p text:style-name="Standard">Credere in queste entità richiede un’abiura più o meno marcata delle nostre capacità cognitive e, spesso, l’accettazione di condizioni più paradossali di quelle che si cercava di spiegare originariamente.</text:p>
      <text:p text:style-name="Standard"/>
      <text:p text:style-name="Standard">Ma, come diceva sempre il Maestro Canaro: “la Verità è semplice”.</text:p>
      <text:p text:style-name="Standard">Qualunque spiegazione che richieda dei parametri correttivi, è inesatta.</text:p>
      <text:p text:style-name="Standard">Una volta, poco prima di morire, il Maestro Canaro mi disse che, utilizzando i costrutti tipici del C'hi++, si poteva scrivere la dimostrazione dell’ultimo teorema di Fermat su una bustina di fiammiferi.</text:p>
      <text:p text:style-name="P11"/>
      <text:p text:style-name="Standard"><text:span text:style-name="T4">Chi</text:span>, in giapponese, vuol dire “respiro”.</text:p>
      <text:p text:style-name="Standard">L’Universo è scritto in C'hi++.</text:p>
      <text:p text:style-name="Standard">L’Universo respira.</text:p>
      <text:p text:style-name="Standard">Ciò che noi percepiamo come eternità altro non è che un singolo respiro dell’Universo, una delle innumerevoli eternità che si sono succedute dall’inizio dei tempi.</text:p>
      <text:p text:style-name="Standard"/>
      <text:p text:style-name="Standard">Ogni respiro dell’Universo comporta una fase di espansione e una fase di contrazione.</text:p>
      <text:p text:style-name="Standard">I punti terminali di ciascuna fase prevedono l’annichilimento di ogni forma di vita senziente. </text:p>
      <text:p text:style-name="Standard">Al contrario, nei periodi intermedi nascono e muoiono innumerevoli mondi.</text:p>
      <text:p text:style-name="Standard">Su ciascuno di questi innumerevoli mondi nascono e muoiono innumerevoli esseri</text:p>
      <text:p text:style-name="Standard">Ciascuno di questi innumerevoli esseri, nel corso della sua vita, compie una serie di azioni che influenzano la sua esistenza e quella dei suoi simili.</text:p>
      <text:p text:style-name="Standard"/>
      <text:p text:style-name="Standard">Le possibili permutazioni di queste innumerevoli azioni per questi innumerevoli esseri per questi innumerevoli mondi sono quasi illimitate.</text:p>
      <text:p text:style-name="Standard"><text:soft-page-break/>Quasi.</text:p>
      <text:p text:style-name="Standard">Il tempo, al contrario, è illimitato, quindi può capitare che una determinata sequenza di eventi, già avvenuta in un precedente respiro dell’Universo, si ripeta, con condizioni simili, in un respiro successivo.</text:p>
      <text:p text:style-name="Standard">Ciò vuol dire che, con buone probabilità, io e te abbiamo già avuto questa conversazione in una o in migliaia delle nostre esistenze precedenti.</text:p>
      <text:p text:style-name="Standard"/>
      <text:p text:style-name="Standard"><text:span text:style-name="T15">In Borges, </text:span><text:span text:style-name="T7">Finzioni</text:span><text:span text:style-name="T15">: lo scrittore che vuole riscrivere Don Chisciotte dice che potrebbe farcela, se </text:span><text:span text:style-name="T15">solo fosse immortale (v. </text:span><text:span text:style-name="T7">Breve storia dell’Infinito</text:span><text:span text:style-name="T15">). La stessa cosa vale per l’Universo: avendo a disposizione un tempo infinito, la ripetizione è inevitabile.</text:span></text:p>
      <text:p text:style-name="Standard"/>
      <text:p text:style-name="Standard">Chi pensa che io voglia fare il debug dell’Universo non sa nulla del <text:span text:style-name="T4">C'hi++</text:span>.</text:p>
      <text:p text:style-name="Standard">Rispetto agli altri linguaggi di programmazione, ha una peculiarità: non consente errori di programmazione, ma solo di esecuzione.</text:p>
      <text:p text:style-name="Standard">Ciascun ciclo di vita dell’Universo è una sessione di debug.</text:p>
      <text:p text:style-name="Standard">Il codice è perfetto, siamo noi a fare gli errori.</text:p>
      <text:p text:style-name="P14"/>
      <text:p text:style-name="Standard"><text:span text:style-name="T15">Paul Erd</text:span><text:span text:style-name="T16">ó</text:span><text:span text:style-name="T15">s sosteneva che Dio possedeva un libro transfinito (più grande dell’infinito) nel quale erano raccolte le migliori dimostrazioni di tutti i teoremi matematici, dimostrazioni eleganti e perfette.</text:span></text:p>
      <text:p text:style-name="Standard"/>
      <text:p text:style-name="Standard">Non esiste l’anima: siamo solo epifenomeni, aggregazioni temporanee di materia.</text:p>
      <text:p text:style-name="Standard">Come variabili all’interno di un programma, esistiamo solo all’interno del blocco di codice in cui siamo dichiarate.</text:p>
      <text:p text:style-name="Standard">Nasciamo, svolgiamo il nostro compito e infine scompariamo, liberando la memoria che avevamo allocato.</text:p>
      <text:p text:style-name="Standard"/>
      <text:p text:style-name="Standard"><text:span text:style-name="T15">Tao-T</text:span><text:span text:style-name="T16">ê</text:span><text:span text:style-name="T15">-Ching, XVI (J.J.L. Duyvendak, Fabbri Editori): </text:span><text:span text:style-name="T7">Infatti gli esseri fioriscono e (poi) ognuno torna alla propria radice. Tornare alla propria radice si chiama la tranquillità; ciò vuol dire deporre il proprio compito. Deporre il proprio compito è una legge costante. Colui che conosce questa legge costante si chiama illuminato. Colui che non conosce questa legge costante agisce da stolto e attira su di sé la disgrazia.</text:span></text:p>
      <text:p text:style-name="Standard"/>
      <text:p text:style-name="Standard">Fintanto che il programma gira, quella stessa memoria sarà utilizzata più e più volte per creare nuove variabili.</text:p>
      <text:p text:style-name="Standard">Poco importa se saremo di nuovo noi, oppure altre entità, perché il programma continuerà a girare per sempre e anche se ci fosse solo una probabilità su un miliardo che tornino a verificarsi le condizioni che hanno portato alla nostra esistenza, prima o poi quelle stesse condizioni si verificheranno ancora, e noi saremo di nuovo qui a vivere la nostra vita.</text:p>
      <text:p text:style-name="Standard"/>
      <text:p text:style-name="Standard">La questione a questo punto è: esiste un disco rigido dell’Universo, o gira tutto in memoria RAM?</text:p>
      <text:p text:style-name="Standard"/>
      <text:p text:style-name="Standard">Coloro che si sforzano, in questa vita, di eseguire i precetti della loro religione perché pensano che gliene verrà reso merito dopo la morte, sbagliano due volte.</text:p>
      <text:p text:style-name="Standard"/>
      <text:p text:style-name="Standard">Non esiste il Paradiso e non esiste nessuna vita eterna, ma solo un’eternità di vite.</text:p>
      <text:p text:style-name="P11">L'Universo <text:span text:style-name="T4">è</text:span> il Paradiso: siamo noi che lo utilizziamo impropriamente.</text:p>
      <text:p text:style-name="Standard"/>
      <text:p text:style-name="Standard">Ci sono due forze, contrapposte. Come dice Poe, una è la gravità, che tende a riunire tutto nell'Uno; l'altra è l'elettricità, che separa e disperde. </text:p>
      <text:p text:style-name="Standard"><text:soft-page-break/>Servono tutte e due: se ci fosse solo la gravità, ci sarebbe solo l'Uno, se ci fosse solo l'elettricità, ci sarebbe l'entropia.</text:p>
      <text:p text:style-name="Standard">Alla lunga (molto lunga), una condizione simile porterebbe a un Universo piuttosto noioso, quindi, devono esserci entrambe, in continua opposizione. </text:p>
      <text:p text:style-name="Standard">È questo che permette l'esistenza.</text:p>
      <text:p text:style-name="Standard"/>
      <text:p text:style-name="Standard">Ciò che le religioni non dicono è che non si può andare in Paradiso da soli: o ci andiamo tutti, o non ci va nessuno.</text:p>
      <text:p text:style-name="Standard">Non c'è nient'altro da capire.</text:p>
      <text:p text:style-name="Standard"/>
      <text:p text:style-name="Standard"/>
      <text:h text:style-name="Heading_20_1" text:outline-level="1">Epilogo</text:h>
      <text:p text:style-name="Standard"/>
      <text:p text:style-name="P12">[prima di questo, il Maestro, prossimo alla dipartita, deve ordinare al discepolo di uscire fuori; il discepolo replica che piove, ma il Maestro insiste.]</text:p>
      <text:p text:style-name="Standard"/>
      <text:p text:style-name="Standard">Uscii fuori, sotto la pioggia, e guardai in alto, come mi era stato ordinato di fare.</text:p>
      <text:p text:style-name="Standard">La luna e le stelle erano nascoste dalle nuvole e comunque, la pioggia colpiva i miei occhi e impedendomi di vedere con chiarezza.</text:p>
      <text:p text:style-name="Standard">Ciò non ostante, o forse proprio per questo motivo, non abbassai lo sguardo e lasciai che le gocce di pioggia si confondessero con le lacrime.</text:p>
      <text:p text:style-name="Standard">Fu così che capii.</text:p>
      <text:p text:style-name="Standard">Quelle gocce di acqua che adesso erano pioggia, erano state, prima, vapore acqueo e mare e fiume e prima ancora, per quello che ne potevo sapere, sangue, sudore, orina, ghiaccio, vino, muscoli, piante, saliva fango, calce o cemento.</text:p>
      <text:p text:style-name="Standard">A qualunque cosa si fossero legate, nella loro esistenza precedente, adesso erano di nuovo acqua, ed erano pronte per un altro ciclo di vita.</text:p>
      <text:p text:style-name="Standard">Il calore del sole le aveva portate in alto, ora la gravità le riportava in basso, verso il mare.</text:p>
      <text:p text:style-name="Standard"/>
      <text:p text:style-name="Standard"/>
      <text:p text:style-name="Standard"/>
      <text:h text:style-name="P45" text:outline-level="1">Bibliografia</text:h>
      <text:p text:style-name="Standard"/>
      <table:table table:name="Table2" table:style-name="Table2">
        <table:table-column table:style-name="Table2.A"/>
        <table:table-row table:style-name="Table2.1">
          <table:table-cell table:style-name="Table2.A1" office:value-type="string">
            <text:p text:style-name="P15">A book of five rings</text:p>
          </table:table-cell>
        </table:table-row>
        <table:table-row table:style-name="Table2.1">
          <table:table-cell table:style-name="Table2.A1" office:value-type="string">
            <text:p text:style-name="P15">Bahagavad Gita</text:p>
          </table:table-cell>
        </table:table-row>
        <table:table-row table:style-name="Table2.1">
          <table:table-cell table:style-name="Table2.A1" office:value-type="string">
            <text:p text:style-name="P17"><text:span text:style-name="T4">Breve storia dell'infinito</text:span><text:span text:style-name="T8"> </text:span></text:p>
          </table:table-cell>
        </table:table-row>
        <table:table-row table:style-name="Table2.1">
          <table:table-cell table:style-name="Table2.A1" office:value-type="string">
            <text:p text:style-name="P15">Eureka</text:p>
          </table:table-cell>
        </table:table-row>
        <table:table-row table:style-name="Table2.1">
          <table:table-cell table:style-name="Table2.A1" office:value-type="string">
            <text:p text:style-name="P15">Fiabe e storie giapponesi</text:p>
          </table:table-cell>
        </table:table-row>
        <table:table-row table:style-name="Table2.1">
          <table:table-cell table:style-name="Table2.A1" office:value-type="string">
            <text:p text:style-name="P15">Goedel, Escher, Bach</text:p>
          </table:table-cell>
        </table:table-row>
        <table:table-row table:style-name="Table2.1">
          <table:table-cell table:style-name="Table2.A1" office:value-type="string">
            <text:p text:style-name="P15">Hagakure</text:p>
          </table:table-cell>
        </table:table-row>
        <table:table-row table:style-name="Table2.1">
          <table:table-cell table:style-name="Table2.A1" office:value-type="string">
            <text:p text:style-name="P15">I Ching</text:p>
          </table:table-cell>
        </table:table-row>
        <table:table-row table:style-name="Table2.1">
          <table:table-cell table:style-name="Table2.A1" office:value-type="string">
            <text:p text:style-name="P15">Gli oggetti frattali</text:p>
          </table:table-cell>
        </table:table-row>
        <table:table-row table:style-name="Table2.1">
          <table:table-cell table:style-name="Table2.A1" office:value-type="string">
            <text:p text:style-name="P15">I Vangeli apocrifi</text:p>
          </table:table-cell>
        </table:table-row>
        <table:table-row table:style-name="Table2.1">
          <table:table-cell table:style-name="Table2.A1" office:value-type="string">
            <text:p text:style-name="P15">Il Cristianesimo</text:p>
          </table:table-cell>
        </table:table-row>
        <table:table-row table:style-name="Table2.1">
          <table:table-cell table:style-name="Table2.A1" office:value-type="string">
            <text:p text:style-name="P15">Il fuzzy-pensiero</text:p>
          </table:table-cell>
        </table:table-row>
        <table:table-row table:style-name="Table2.1">
          <table:table-cell table:style-name="Table2.A1" office:value-type="string">
            <text:p text:style-name="P15">Il Grande Brivido</text:p>
          </table:table-cell>
        </table:table-row>
        <table:table-row table:style-name="Table2.1">
          <table:table-cell table:style-name="Table2.A1" office:value-type="string">
            <text:p text:style-name="P15">Il Tao della fisica</text:p>
          </table:table-cell>
        </table:table-row>
        <table:table-row table:style-name="Table2.1">
          <table:table-cell table:style-name="Table2.A1" office:value-type="string">
            <text:p text:style-name="P15">Japanese ghosts and demons</text:p>
          </table:table-cell>
        </table:table-row>
        <table:table-row table:style-name="Table2.1">
          <table:table-cell table:style-name="Table2.A1" office:value-type="string">
            <text:p text:style-name="P15">La filosofia dei Simpson</text:p>
          </table:table-cell>
        </table:table-row>
        <table:table-row table:style-name="Table2.1">
          <table:table-cell table:style-name="Table2.A1" office:value-type="string">
            <text:p text:style-name="P15">La porta senza porta</text:p>
          </table:table-cell>
        </table:table-row>
        <table:table-row table:style-name="Table2.1">
          <table:table-cell table:style-name="Table2.A1" office:value-type="string">
            <text:p text:style-name="P15">Le metamorfosi</text:p>
          </table:table-cell>
        </table:table-row>
        <table:table-row table:style-name="Table2.1">
          <table:table-cell table:style-name="Table2.A1" office:value-type="string">
            <text:p text:style-name="P15">Lettera agli Artisti <text:s/></text:p>
          </table:table-cell>
        </table:table-row>
        <table:table-row table:style-name="Table2.1">
          <table:table-cell table:style-name="Table2.A1" office:value-type="string">
            <text:p text:style-name="P15">Lezioni americane</text:p>
          </table:table-cell>
        </table:table-row>
        <table:table-row table:style-name="Table2.1">
          <table:table-cell table:style-name="Table2.A1" office:value-type="string">
            <text:p text:style-name="P15">Lila </text:p>
          </table:table-cell>
        </table:table-row>
        <table:table-row table:style-name="Table2.1">
          <table:table-cell table:style-name="Table2.A1" office:value-type="string">
            <text:p text:style-name="P15">Lo Zen e l'arte del tiro con l'arco</text:p>
          </table:table-cell>
        </table:table-row>
        <table:table-row table:style-name="Table2.1">
          <table:table-cell table:style-name="Table2.A1" office:value-type="string">
            <text:p text:style-name="P15">Lo Zen e l'arte della manutenzione della motocicletta</text:p>
          </table:table-cell>
        </table:table-row>
        <table:table-row table:style-name="Table2.1">
          <table:table-cell table:style-name="Table2.A1" office:value-type="string">
            <text:p text:style-name="P15">Musashi</text:p>
          </table:table-cell>
        </table:table-row>
        <table:table-row table:style-name="Table2.1">
          <table:table-cell table:style-name="Table2.A1" office:value-type="string">
            <text:p text:style-name="P15">Principi di calcolo infinitesimale</text:p>
          </table:table-cell>
        </table:table-row>
        <table:table-row table:style-name="Table2.1">
          <table:table-cell table:style-name="Table2.A1" office:value-type="string">
            <text:p text:style-name="P17"><text:span text:style-name="T4">Tao-t</text:span><text:span text:style-name="T5">ê</text:span><text:span text:style-name="T4">-ching</text:span></text:p>
          </table:table-cell>
        </table:table-row>
        <table:table-row table:style-name="Table2.1">
          <table:table-cell table:style-name="Table2.A1" office:value-type="string">
            <text:p text:style-name="P15">The Art of Zen</text:p>
          </table:table-cell>
        </table:table-row>
        <table:table-row table:style-name="Table2.1">
          <table:table-cell table:style-name="Table2.A1" office:value-type="string">
            <text:p text:style-name="P15">Un’etica senza Dio</text:p>
          </table:table-cell>
        </table:table-row>
        <table:table-row table:style-name="Table2.1">
          <table:table-cell table:style-name="Table2.A1" office:value-type="string">
            <text:p text:style-name="P15">L’uomo che amava solo i numeri</text:p>
          </table:table-cell>
        </table:table-row>
      </table:table>
      <text:p text:style-name="P5"/>
      <text:p text:style-name="P27">[nota: questi appunti per ora li metto qui, ma poi dovranno essere suddivisi per i diversi capitoli]</text:p>
      <text:p text:style-name="P12"/>
      <text:p text:style-name="Standard">Il diluvio universale era solo il passaggio dalla versione beta alla 1.0. La venuta di Cristo, invece, era un aggiornamento della documentazione.</text:p>
      <text:p text:style-name="P5"/>
      <text:p text:style-name="P11">La filosofia é il <text:span text:style-name="T2">reverse engineering</text:span> dell'Universo.</text:p>
      <text:p text:style-name="P11">L'analisi del sistema può avvenire a più livelli, dall'interfaccia utente al codice binario.</text:p>
      <text:p text:style-name="Standard">Analizzare a livelli bassi è più difficile e porta tutt'al più alla conoscenza delle meccaniche di funzionamento, non delle regole di business.</text:p>
      <text:p text:style-name="Standard"/>
      <text:p text:style-name="P11">Potere educativo della letteratura in confronto alla filosofia.</text:p>
      <text:p text:style-name="Standard">Cfr Simpson, 243 e Nussbaum citato</text:p>
      <text:p text:style-name="Standard"/>
      <text:p text:style-name="Standard">Gli interventi divini possono avvenire solo in fase di debug, poi il software deve essere in grado di funzionare autonomamente.</text:p>
      <text:p text:style-name="Standard"/>
      <text:p text:style-name="Standard">La generazione dei numeri casuali è un'attività troppo importante per essere lasciata al Caso</text:p>
      <text:p text:style-name="Standard"/>
      <text:p text:style-name="Standard">Secondo l’etimologia classica, il termine: “religione” deriva dal latino <text:span text:style-name="T17">relegere</text:span>, e denota interesse e riguardosa considerazione per il numinoso; la derivazione di <text:span text:style-name="T17">religio</text:span> da <text:span text:style-name="T17">religare</text:span> (legare a qualcosa) è dovuta ai Padri della Chiesa.</text:p>
      <text:p text:style-name="Standard"/>
      <text:p text:style-name="Standard">Come si accettano le mutazioni del destino, si devono saper accettare anche le mutazioni dell’amore.</text:p>
      <text:p text:style-name="Standard">Le persone si aspettano che l’amore sia sempre al massimo, come gli atleti, e si sentono offese, derubate o tradite quando l’intensità scema.</text:p>
      <text:p text:style-name="Standard">Le loro reazioni peggiorano la situazione in un escalation che spesso porta alla fine del rapporto o dell’amore.</text:p>
      <text:p text:style-name="Standard">Ma anche qui è tutta una questione di equilibrio fra forze contrapposte: fedeltà e devozione, amore e odio, vicinanza e lontananza.</text:p>
      <text:p text:style-name="Standard"/>
      <text:p text:style-name="Standard">Ti è mai passato per la testa, che tutta questa teoria potrebbe essere sbagliata?</text:p>
      <text:p text:style-name="Standard">Che potrei essere davvero pazzo, come dicono i tuoi confratelli?</text:p>
      <text:p text:style-name="Standard">Wittgenstein a trent'anni, definì una filosofia che egli stesso, dieci anni dopo, rinnegò a favore di un nuovo credo. Se fosse vissuto per altri trent'anni, avrebbe cambiato ancora idea?</text:p>
      <text:p text:style-name="Standard">[le teorie di W., secondo cui la metafisica è un uso pervertito del linguaggio, tocca che me la studio]</text:p>
      <text:p text:style-name="Standard">La storia dell'Umanità è costellata di fedi bizzarre, ciascuna con il suo bravo seguito di fedeli.</text:p>
      <text:p text:style-name="Standard">Cosa ti fa pensare, che lo Spazionismo sia diverso?</text:p>
      <text:p text:style-name="Standard">Il fatto che possa dare una risposta razionale e coerente ad alcuni fenomeni che altrimenti sarebbero senza spiegazione non vuol dire necessariamente che corrisponda a verità. </text:p>
      <text:p text:style-name="P12">[differenza fra verità epistemica e verità realista in Filosofia di House, pag. 100 e seguenti]</text:p>
      <text:p text:style-name="Standard">I suoi assiomi sembrano trovare conferma nella realtà, ma questo cosa conta?</text:p>
      <text:p text:style-name="Standard">Potremmo essere noi, che non ci accorgiamo degli errori.</text:p>
      <text:p text:style-name="Standard">Abbiamo creduto per centinaja di anni che il Sole girasse intorno alla terra e anche quella era un'ipotesi confortata dai fatti, almeno apparentemente. </text:p>
      <text:p text:style-name="Standard"/>
      <text:p text:style-name="Standard">L'Esistenza potrebbe essere un sistema per smaltire l'energia dell'Universo (o di quello che ha intorno), così come le perturbazioni sono un sistema per smaltire l'energia dell'atmosfera?</text:p>
      <text:p text:style-name="Standard"/>
      <text:p text:style-name="Standard"><text:soft-page-break/>[Riguardando il saggio sul Buddismo in Tempo ed Eternità di Ananda K., mi sono venute in mente due cose: la prima è che non è chiaro quali siano le prove a sostegno delle affermazioni riportate: d'accordo, stiamo parlando di testi sacri, o quasi, ma chi ci dice che abbiano ragione?</text:p>
      <text:p text:style-name="Standard">È un terreno insidioso, perché sto di fatto affermando e negando allo stesso tempo la validità del metodo scientifico. Mi spiego meglio, così mi capisco anche domani mattina: dire che qualcosa è vero perché è scritto in un libro importante, è ciò che permette da duemila anni alla chiesa cattolica di vendere per buone le sue bugie. In opposizione a questo modo di "provare" c'è il metodo scientifico, che richiede la replicabilità sperimentale.</text:p>
      <text:p text:style-name="Standard">Deve essere chiaro, quando critico la fede nella scienza, che il problema non è il metodo in sé, che è corretto, ma la sua applicazione forzata. Quando mi dici che la teoria delle superstringhe funziona, ma solo in un universo a undici dimensioni, mi viene da chiedere che differenza ci sia, fra questa affermazione e la fantascienza. Com'è possibile sperimentare uno spazio a undici dimensioni se ne abbiamo a disposizione solo tre? Dice: <text:span text:style-name="T6">teoricamente</text:span>. Ho capito, ma allora, teoricamente, potrebbero avere ragione anche i cattolici; anzi, visto che per fare un Aldilà servono solo tre dimensioni, ne risparmieremmo cinque rispetto alle super-stringhe (undici meno tre di qua e tre al-di-là). </text:p>
      <text:p text:style-name="Standard">La seconda, collegata per certi versi alla prima, è la distinzione fra ciò che è temporaneo e mortale e ciò che non lo è; fra chi è <text:span text:style-name="T6">illuminato</text:span> e chi non lo è, il che, presuppone due stati diversi di esistenza, ma compenetrati.</text:p>
      <text:p text:style-name="Standard">Per esempio, a pag. 42, quando si dice che la freccia scoccata <text:span text:style-name="T6">diventa</text:span> il bersaglio, si assume che una cosa sia la freccia, una cosa sia il bersaglio, sia in termini pratici che metafisici.</text:p>
      <text:p text:style-name="Standard">Il C'hi++ è sostanzialmente concorde nella sostanza, ma non nella forma.</text:p>
      <text:p text:style-name="Standard">Freccia e bersaglio sono già la stessa cosa, o meglio, manifestazioni differenti (e transeunti) della stessa cosa (eterna). Il fatto che l'una diventi l'altra è solo l'ennesima illusione.</text:p>
      <text:p text:style-name="Standard">Ritornando al primo punto, quest'ultima affermazione non è provabile al momento, ma potrebbe esserlo, in questo stesso universo tridimensionale, senza inventarci niente: se l'universo fosse composto di spazioni e la materia di spazioni carichi (d'accordo: tocca capire da dove viene l'Energia...), l'affermazione che la freccia, il bersaglio e lo stesso arciere SONO la stessa cosa, sarebbe prov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Gill Sans" svg:font-family="'Gill Sans'"/>
    <style:font-face style:name="OpenSymbol" svg:font-family="OpenSymbol"/>
    <style:font-face style:name="Tahoma1" svg:font-family="Tahoma"/>
    <style:font-face style:name=".AppleSystemUIFont" svg:font-family=".AppleSystemUIFont" style:font-family-generic="swiss"/>
    <style:font-face style:name="Gill Sans2" svg:font-family="'Gill Sans'" style:font-family-generic="swiss"/>
    <style:font-face style:name="Lucida Grande" svg:font-family="'Lucida Grande'" style:font-family-generic="swiss"/>
    <style:font-face style:name="Andale Mono1" svg:font-family="'Andale Mono'" style:font-pitch="fixed"/>
    <style:font-face style:name="Andale Mono" svg:font-family="'Andale Mono'" style:font-adornments="Regular" style:font-pitch="fixed"/>
    <style:font-face style:name="Courier New" svg:font-family="'Courier New'" style:font-pitch="variable"/>
    <style:font-face style:name="Courier New1" svg:font-family="'Courier New'" style:font-family-generic="modern" style:font-pitch="variable"/>
    <style:font-face style:name="Simoncini Garamond" svg:font-family="'Simoncini Garamond', 'Andale Mono'" style:font-family-generic="roman" style:font-pitch="variable"/>
    <style:font-face style:name="Times" svg:font-family="Times" style:font-family-generic="roman" style:font-pitch="variable"/>
    <style:font-face style:name="Arial" svg:font-family="Arial" style:font-family-generic="swiss" style:font-pitch="variable"/>
    <style:font-face style:name="Gill Sans1" svg:font-family="'Gill Sans'"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5.08mm" style:writing-mode="page"/>
      <style:text-properties style:use-window-font-color="true" style:font-name="Gill Sans"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style:page-number="auto">
        <style:tab-stops/>
      </style:paragraph-properties>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Gill Sans" style:font-name-complex="Tahoma1"/>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ill Sans" style:font-name-complex="Tahoma1"/>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Title" style:family="paragraph" style:parent-style-name="Standard" style:class="chapter">
      <style:paragraph-properties fo:text-align="start" style:justify-single-word="false"/>
      <style:text-properties fo:font-size="24pt" fo:font-weight="bold" style:letter-kerning="true" style:font-size-asian="24pt" style:font-weight-asian="bold"/>
    </style:style>
    <style:style style:name="Subtitle" style:family="paragraph" style:paren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Standard" style:class="index">
      <style:text-properties fo:font-size="20pt"/>
    </style:style>
    <style:style style:name="Index_20_1" style:display-name="Index 1" style:family="paragraph" style:parent-style-name="Standard" style:class="index">
      <style:paragraph-properties fo:margin-left="3.88mm" fo:margin-right="0mm" fo:margin-top="0mm" fo:margin-bottom="0mm" fo:text-indent="-3.88mm" style:auto-text-indent="false"/>
    </style:style>
    <style:style style:name="Contents_20_1" style:display-name="Contents 1" style:family="paragraph" style:parent-style-name="Standard" style:class="index" style:master-page-name="">
      <style:paragraph-properties fo:margin-left="0mm" fo:margin-right="0mm" fo:margin-top="0mm" fo:margin-bottom="0mm" fo:text-indent="0mm" style:auto-text-indent="false" style:page-number="auto"/>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text-properties fo:font-size="10pt" style:font-size-asian="10pt"/>
    </style:style>
    <style:style style:name="Heading_20_1" style:display-name="Heading 1" style:family="paragraph" style:parent-style-name="Standard" style:default-outline-level="1" style:class="text">
      <style:paragraph-properties fo:margin-left="0mm" fo:margin-right="0mm" fo:margin-top="0mm" fo:margin-bottom="0mm" fo:text-indent="0mm" style:auto-text-indent="false" fo:keep-with-next="always"/>
      <style:text-properties fo:font-size="16pt" fo:font-weight="normal" style:letter-kerning="true" style:font-size-asian="14pt" style:font-weight-asian="bold"/>
    </style:style>
    <style:style style:name="domanda" style:family="paragraph" style:parent-style-name="Standard">
      <style:paragraph-properties fo:margin-left="5.01mm" fo:margin-right="7.5mm" fo:margin-top="0mm" fo:margin-bottom="0mm" fo:text-align="start" style:justify-single-word="false" fo:orphans="2" fo:widows="2" fo:hyphenation-ladder-count="no-limit" fo:text-indent="0mm" style:auto-text-indent="false"/>
      <style:text-properties fo:font-size="11pt" fo:font-style="italic" style:font-size-asian="10pt" style:font-style-asian="italic" fo:hyphenate="false" fo:hyphenation-remain-char-count="4" fo:hyphenation-push-char-count="4"/>
    </style:style>
    <style:style style:name="chat" style:family="paragraph" style:parent-style-name="Standard">
      <style:paragraph-properties fo:margin-left="5.01mm" fo:margin-right="17.5mm" fo:margin-top="0mm" fo:margin-bottom="0mm" fo:text-align="start" style:justify-single-word="false" fo:keep-together="always" fo:orphans="2" fo:widows="2" fo:hyphenation-ladder-count="no-limit" fo:text-indent="0mm" style:auto-text-indent="false"/>
      <style:text-properties fo:font-style="italic" style:font-style-asian="italic" style:font-name-complex="Times" fo:hyphenate="false" fo:hyphenation-remain-char-count="4" fo:hyphenation-push-char-count="4"/>
    </style:style>
    <style:style style:name="Footer" style:family="paragraph" style:parent-style-name="Standard" style:class="extra">
      <style:paragraph-properties text:number-lines="false" text:line-number="0">
        <style:tab-stops>
          <style:tab-stop style:position="94.99mm" style:type="center"/>
          <style:tab-stop style:position="170mm" style:type="right"/>
          <style:tab-stop style:position="190.01m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mm" fo:margin-right="0mm" fo:margin-top="0mm" fo:margin-bottom="14.01mm" fo:text-indent="0mm" style:auto-text-indent="false" style:page-number="auto" text:number-lines="false" text:line-number="0"/>
      <style:text-properties style:font-name="Gill Sans1" fo:font-size="16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fo:text-indent="0mm" style:auto-text-indent="false">
        <style:tab-stops>
          <style:tab-stop style:position="165.01mm" style:type="right" style:leader-style="dotted" style:leader-text="."/>
        </style:tab-stops>
      </style:paragraph-properties>
    </style:style>
    <style:style style:name="Dedica" style:family="paragraph" style:parent-style-name="Standard">
      <style:paragraph-properties fo:margin-left="80.01mm" fo:margin-right="0mm" fo:margin-top="0mm" fo:margin-bottom="0mm" fo:text-align="end" style:justify-single-word="false" fo:text-indent="0mm" style:auto-text-indent="false">
        <style:tab-stops>
          <style:tab-stop style:position="-38.47mm"/>
          <style:tab-stop style:position="84.98mm" style:type="right"/>
        </style:tab-stops>
      </style:paragraph-properties>
      <style:text-properties fo:font-size="10pt" fo:font-style="italic" style:font-size-asian="10pt" style:font-style-asian="italic"/>
    </style:style>
    <style:style style:name="Motto" style:family="paragraph" style:parent-style-name="Header">
      <style:paragraph-properties fo:text-align="end" style:justify-single-word="false"/>
      <style:text-properties fo:font-size="10pt" fo:font-style="italic" style:font-size-asian="10pt" style:font-style-asian="italic"/>
    </style:style>
    <style:style style:name="Heading_20_2" style:display-name="Heading 2" style:family="paragraph" style:parent-style-name="Standard" style:next-style-name="Standard" style:default-outline-level="2" style:class="text">
      <style:paragraph-properties fo:keep-with-next="always"/>
      <style:text-properties fo:font-variant="small-caps" fo:font-size="14pt" style:font-size-asian="14pt" style:font-size-complex="12pt"/>
    </style:style>
    <style:style style:name="Incluso" style:family="paragraph" style:parent-style-name="Standard" style:master-page-name="">
      <style:paragraph-properties fo:margin-left="4.99mm" fo:margin-right="4.99mm" fo:margin-top="0mm" fo:margin-bottom="0mm" fo:text-indent="0mm" style:auto-text-indent="false" style:page-number="auto" fo:background-color="transparent" fo:padding-left="4.94mm" fo:padding-right="4.94mm" fo:padding-top="0mm" fo:padding-bottom="0mm" fo:border-left="0.18mm solid #000000" fo:border-right="0.18mm solid #000000" fo:border-top="none" fo:border-bottom="none" style:shadow="none">
        <style:background-image/>
      </style:paragraph-properties>
      <style:text-properties fo:font-size="10.5pt" fo:font-style="italic" style:font-size-asian="10pt" style:font-style-asian="italic"/>
    </style:style>
    <style:style style:name="Citazione" style:family="paragraph" style:parent-style-name="Standard">
      <style:paragraph-properties fo:margin-left="5.01mm" fo:margin-right="12.47mm" fo:margin-top="0mm" fo:margin-bottom="0mm" fo:text-indent="0mm" style:auto-text-indent="false"/>
      <style:text-properties fo:font-style="italic" style:font-style-asian="italic"/>
    </style:style>
    <style:style style:name="Codice" style:family="paragraph" style:parent-style-name="Standard" style:master-page-name="">
      <style:paragraph-properties fo:margin-left="10mm" fo:margin-right="19.97mm" fo:margin-top="0mm" fo:margin-bottom="0mm" fo:text-align="start" style:justify-single-word="false" fo:keep-together="auto" fo:orphans="0" fo:widows="0" fo:text-indent="0mm" style:auto-text-indent="false" style:page-number="auto" fo:background-color="#f3f3f3" style:shadow="none" fo:keep-with-next="auto">
        <style:background-image/>
      </style:paragraph-properties>
      <style:text-properties style:font-name="Andale Mono" fo:font-size="8pt" fo:language="zxx" fo:country="none" style:font-size-asian="9pt" style:language-asian="zxx" style:country-asian="none"/>
    </style:style>
    <style:style style:name="Heading_20_3" style:display-name="Heading 3" style:family="paragraph" style:parent-style-name="Standard" style:next-style-name="Standard" style:default-outline-level="3" style:class="text">
      <style:paragraph-properties fo:keep-with-next="always"/>
      <style:text-properties fo:font-variant="small-caps" fo:font-size="12pt" style:font-size-asian="12pt" style:font-size-complex="11pt"/>
    </style:style>
    <style:style style:name="Contents_20_3" style:display-name="Contents 3" style:family="paragraph" style:parent-style-name="Index" style:class="index">
      <style:paragraph-properties fo:margin-left="9.98mm" fo:margin-right="0mm" fo:margin-top="0mm" fo:margin-bottom="0mm" fo:text-indent="0mm" style:auto-text-indent="false">
        <style:tab-stops>
          <style:tab-stop style:position="140.02mm" style:type="right" style:leader-style="dotted" style:leader-text="."/>
        </style:tab-stops>
      </style:paragraph-properties>
    </style:style>
    <style:style style:name="Spiega" style:family="paragraph" style:parent-style-name="Standard">
      <style:paragraph-properties fo:margin-left="8.01mm" fo:margin-right="18.01mm" fo:margin-top="1.06mm" fo:margin-bottom="1.06mm" fo:text-indent="-8.01mm" style:auto-text-indent="false"/>
      <style:text-properties style:font-name="Simoncini Garamond"/>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Rimando_20_nota_20_a_20_piè_20_di_20_pagina" style:display-name="Rimando nota a piè di pagina" style:family="text">
      <style:text-properties style:text-position="super 58%"/>
    </style:style>
    <style:style style:name="Carattere_20_predefinito_20_paragrafo" style:display-name="Carattere predefinito paragrafo" style:family="text"/>
    <style:style style:name="Incluso_20_Carattere" style:display-name="Incluso Carattere" style:family="text" style:parent-style-name="Carattere_20_predefinito_20_paragrafo">
      <style:text-properties style:font-name="Courier New" fo:language="it" fo:country="IT" fo:font-style="italic" style:font-style-asian="italic" style:language-complex="ar" style:country-complex="SA"/>
    </style:style>
    <style:style style:name="Parola_20_chiave" style:display-name="Parola chiave" style:family="text">
      <style:text-properties style:font-name="Andale Mono1" fo:font-size="9pt" fo:language="zxx" fo:country="none" fo:font-style="italic" fo:background-color="transparent" style:font-size-asian="9pt" style:font-style-asian="italic" style:font-size-complex="9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20"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5.01mm" text:min-label-width="6.35mm"/>
      </text:list-level-style-number>
      <text:list-level-style-number text:level="2" style:num-suffix="." style:num-format="a" style:num-letter-sync="true">
        <style:list-level-properties text:space-before="17.71mm" text:min-label-width="6.35mm"/>
      </text:list-level-style-number>
      <text:list-level-style-number text:level="3" style:num-suffix="." style:num-format="i">
        <style:list-level-properties text:space-before="-6.35mm" text:min-label-width="43.11mm" text:min-label-distance="3.18mm" fo:text-align="end"/>
      </text:list-level-style-number>
      <text:list-level-style-number text:level="4" style:num-suffix="." style:num-format="1">
        <style:list-level-properties text:space-before="43.11mm" text:min-label-width="6.35mm"/>
      </text:list-level-style-number>
      <text:list-level-style-number text:level="5" style:num-suffix="." style:num-format="a" style:num-letter-sync="true">
        <style:list-level-properties text:space-before="55.81mm" text:min-label-width="6.35mm"/>
      </text:list-level-style-number>
      <text:list-level-style-number text:level="6" style:num-suffix="." style:num-format="i">
        <style:list-level-properties text:space-before="-6.35mm" text:min-label-width="81.21mm" text:min-label-distance="3.18mm" fo:text-align="end"/>
      </text:list-level-style-number>
      <text:list-level-style-number text:level="7" style:num-suffix="." style:num-format="1">
        <style:list-level-properties text:space-before="81.21mm" text:min-label-width="6.35mm"/>
      </text:list-level-style-number>
      <text:list-level-style-number text:level="8" style:num-suffix="." style:num-format="a" style:num-letter-sync="true">
        <style:list-level-properties text:space-before="93.91mm" text:min-label-width="6.35mm"/>
      </text:list-level-style-number>
      <text:list-level-style-number text:level="9" style:num-suffix="." style:num-format="i">
        <style:list-level-properties text:space-before="-6.35mm" text:min-label-width="119.31mm" text:min-label-distance="3.18mm" fo:text-align="end"/>
      </text:list-level-style-number>
      <text:list-level-style-number text:level="10" style:num-suffix="." style:num-format="1">
        <style:list-level-properties text:space-before="57.1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2"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1"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21" text:consecutive-numbering="true">
      <text:list-level-style-number text:level="1" style:num-suffix=")" style:num-format="a" style:num-letter-sync="true">
        <style:list-level-properties text:min-label-width="6.35mm"/>
      </text:list-level-style-number>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_32_04050241" style:display-name="204050241"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_32_04050242" style:display-name="204050242"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_32_04050243" style:display-name="204050243"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4" style:display-name="204050244"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5" style:display-name="204050245"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6" style:display-name="204050246"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7" style:display-name="204050247" text:consecutive-numbering="true">
      <text:list-level-style-number text:level="1" style:num-suffix=")" style:num-format="a" style:num-letter-sync="true">
        <style:list-level-properties text:min-label-width="6.35mm"/>
      </text:list-level-style-number>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Zeichenformat" text:bullet-char="">
        <style:list-level-properties text:min-label-width="5.01mm"/>
        <style:text-properties style:font-name="Wingdings"/>
      </text:list-level-style-bullet>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 text:consecutive-numbering="true">
      <text:list-level-style-bullet text:level="1" text:style-name="Zeichenformat" text:bullet-char="">
        <style:list-level-properties text:min-label-width="5.01mm"/>
        <style:text-properties style:font-name="Wingdings"/>
      </text:list-level-style-bullet>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style:tab-stops>
          <style:tab-stop style:position="170mm" style:type="right"/>
        </style:tab-stops>
      </style:paragraph-properties>
    </style:style>
    <style:style style:name="MP2" style:family="paragraph" style:parent-style-name="Footer">
      <style:paragraph-properties>
        <style:tab-stops>
          <style:tab-stop style:position="189.99mm" style:type="right"/>
        </style:tab-stops>
      </style:paragraph-properties>
    </style:style>
    <style:style style:name="MP3" style:family="paragraph" style:parent-style-name="Standard">
      <style:paragraph-properties>
        <style:tab-stops>
          <style:tab-stop style:position="160.02mm" style:type="right"/>
          <style:tab-stop style:position="247.54mm" style:type="right"/>
        </style:tab-stops>
      </style:paragraph-properties>
    </style:style>
    <style:style style:name="MP4" style:family="paragraph" style:parent-style-name="Standard">
      <style:paragraph-properties>
        <style:tab-stops>
          <style:tab-stop style:position="160.87mm" style:type="right"/>
          <style:tab-stop style:position="170mm" style:type="right"/>
        </style:tab-stops>
      </style:paragraph-properties>
    </style:style>
    <style:page-layout style:name="Mpm1">
      <style:page-layout-properties fo:page-width="210.01mm" fo:page-height="297mm" style:num-format="1" style:print-orientation="portrait" fo:margin-top="20mm" fo:margin-bottom="20mm" fo:margin-left="30mm" fo:margin-right="3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8.01mm" fo:margin-left="0mm" fo:margin-right="0mm" fo:margin-bottom="7mm" style:dynamic-spacing="false"/>
      </style:header-style>
      <style:footer-style>
        <style:header-footer-properties fo:min-height="11.01mm" fo:margin-left="0mm" fo:margin-right="0mm" fo:margin-top="10mm" style:dynamic-spacing="false"/>
      </style:footer-style>
    </style:page-layout>
    <style:page-layout style:name="Mpm2">
      <style:page-layout-properties fo:page-width="209.99mm" fo:page-height="296.99mm" style:num-format="1" style:print-orientation="portrait" fo:margin-top="30mm" fo:margin-bottom="30mm" fo:margin-left="30mm" fo:margin-right="20mm" style:writing-mode="lr-tb" style:layout-grid-color="#c0c0c0" style:layout-grid-lines="44"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09.99mm" fo:page-height="296.99mm" style:num-format="1" style:print-orientation="portrait" fo:margin-top="11.01mm" fo:margin-bottom="15.01mm" fo:margin-left="25.01mm" fo:margin-right="25.01mm" style:writing-mode="lr-tb" style:layout-grid-color="#c0c0c0" style:layout-grid-lines="44"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9mm" fo:margin-left="0mm" fo:margin-right="0mm" fo:margin-bottom="8.01mm" style:dynamic-spacing="true"/>
      </style:header-style>
      <style:footer-style>
        <style:header-footer-properties fo:min-height="14.99mm" fo:margin-left="0mm" fo:margin-right="0mm" fo:margin-top="14.01mm" style:dynamic-spacing="tru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number:date-style style:name="N103">
      <number:text>d </number:text>
      <number:month number:style="long" number:textual="true"/>
      <number:text> yyyy</number:text>
    </number:date-style>
  </office:automatic-styles>
  <office:master-styles>
    <style:master-page style:name="Standard" style:page-layout-name="Mpm1">
      <style:header>
        <text:p text:style-name="MP1"><text:initial-creator>R.Canaro</text:initial-creator><text:tab/><text:title>C'hi++</text:title></text:p>
      </style:header>
      <style:footer>
        <text:p text:style-name="MP2">Revisione del <text:modification-date style:data-style-name="N76">3 dicembre 2018</text:modification-date><text:tab/>Pagina <text:page-number text:select-page="current">44</text:page-number> di <text:page-count>44</text:page-count></text:p>
      </style:footer>
    </style:master-page>
    <style:master-page style:name="First_20_Page" style:display-name="First Page" style:page-layout-name="Mpm2" style:next-style-name="Standard"/>
    <style:master-page style:name="Convert_20_2" style:display-name="Convert 2" style:page-layout-name="Mpm3">
      <style:header>
        <text:p text:style-name="MP3"><text:user-defined style:data-style-name="N0" text:name="Autore">R.Canaro</text:user-defined><text:tab/><text:title>C'hi++</text:title></text:p>
      </style:header>
      <style:footer>
        <text:p text:style-name="MP4">Revisione: del <text:tab/>Pagina di </text:p>
      </style:footer>
    </style:master-page>
    <style:master-page style:name="Convert_20_4" style:display-name="Convert 4" style:page-layout-name="Mpm3">
      <style:header>
        <text:p text:style-name="MP3"><text:user-defined style:data-style-name="N0" text:name="Autore">R.Canaro</text:user-defined><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5" style:display-name="Convert 5" style:page-layout-name="Mpm3">
      <style:header>
        <text:p text:style-name="MP3"><text: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6" style:display-name="Convert 6" style:page-layout-name="Mpm3">
      <style:header>
        <text:p text:style-name="MP3"><text: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7" style:display-name="Convert 7" style:page-layout-name="Mpm3">
      <style:header>
        <text:p text:style-name="MP3"><text:initial-creator>R.Canaro</text:initial-creator><text:tab/><text:title>C'hi++</text:title></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Convert_20_8" style:display-name="Convert 8" style:page-layout-name="Mpm3">
      <style:header>
        <text:p text:style-name="MP3"><text:initial-creator>R.Canaro</text:initial-creator><text:tab/><text:title>C'hi++</text:title></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Convert_20_10" style:display-name="Convert 10" style:page-layout-name="Mpm3">
      <style:header>
        <text:p text:style-name="MP3"><text:initial-creator>R.Canaro</text:initial-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11" style:display-name="Convert 11" style:page-layout-name="Mpm3">
      <style:header>
        <text:p text:style-name="MP3"><text:initial-creator>R.Canaro</text:initial-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12" style:display-name="Convert 12" style:page-layout-name="Mpm3">
      <style:header>
        <text:p text:style-name="MP3"><text:initial-creator>R.Canaro</text:initial-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13" style:display-name="Convert 13" style:page-layout-name="Mpm3">
      <style:header>
        <text:p text:style-name="MP3">R.Canaro<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14" style:display-name="Convert 14" style:page-layout-name="Mpm3">
      <style:header>
        <text:p text:style-name="MP3"><text:initial-creator>R.Canaro</text:initial-creator><text:tab/><text:title>C'hi++</text:title></text:p>
      </style:header>
      <style:footer>
        <text:p text:style-name="MP4">Revisione: <text:editing-cycles>128</text:editing-cycles> del <text:modification-date style:data-style-name="N75">3 dic 2018</text:modification-date><text:tab/>Pagina <text:page-number style:num-format="1" text:select-page="current"/> di <text:page-count style:num-format="1">44</text:page-count></text:p>
      </style:footer>
    </style:master-page>
    <style:master-page style:name="Convert_20_15" style:display-name="Convert 15" style:page-layout-name="Mpm3">
      <style:header>
        <text:p text:style-name="MP3"><text:initial-creator>R.Canaro</text:initial-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16" style:display-name="Convert 16" style:page-layout-name="Mpm3">
      <style:header>
        <text:p text:style-name="MP3"><text:initial-creator>R.Canaro</text:initial-creator><text:tab/><text:title>C'hi++</text:title></text:p>
      </style:header>
      <style:footer>
        <text:p text:style-name="MP4">Revisione: <text:editing-cycles>128</text:editing-cycles> del <text:modification-date style:data-style-name="N76">3 dicembre 2018</text:modification-date><text:tab/>Pagina <text:page-number style:num-format="1" text:select-page="current"/> di <text:page-count style:num-format="1">44</text:page-count></text:p>
      </style:footer>
    </style:master-page>
    <style:master-page style:name="Convert_20_17" style:display-name="Convert 17" style:page-layout-name="Mpm3">
      <style:header>
        <text:p text:style-name="MP3"><text:initial-creator>R.Canaro</text:initial-creator><text:tab/><text:title>C'hi++</text:title><text:tab/></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Convert_20_18" style:display-name="Convert 18" style:page-layout-name="Mpm3">
      <style:header>
        <text:p text:style-name="MP3"><text:initial-creator>R.Canaro</text:initial-creator><text:tab/><text:title>C'hi++</text:title><text:tab/></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Convert_20_19" style:display-name="Convert 19" style:page-layout-name="Mpm3">
      <style:header>
        <text:p text:style-name="MP3"><text:initial-creator>R.Canaro</text:initial-creator><text:tab/><text:title>C'hi++</text:title><text:tab/></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Convert_20_20" style:display-name="Convert 20" style:page-layout-name="Mpm3">
      <style:header>
        <text:p text:style-name="MP3"><text:initial-creator>R.Canaro</text:initial-creator><text:tab/><text:title>C'hi++</text:title><text:tab/></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Convert_20_21" style:display-name="Convert 21" style:page-layout-name="Mpm3">
      <style:header>
        <text:p text:style-name="MP3"><text:initial-creator>R.Canaro</text:initial-creator><text:tab/><text:title>C'hi++</text:title><text:tab/></text:p>
      </style:header>
      <style:footer>
        <text:p text:style-name="MP4">Revisione: <text:editing-cycles>128</text:editing-cycles> del <text:modification-date style:data-style-name="N103">d dicembre yyyy</text:modification-date><text:tab/>Pagina <text:page-number style:num-format="1" text:select-page="current"/> di <text:page-count style:num-format="1">44</text:page-count></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Canaro</meta:initial-creator>
    <meta:creation-date>2009-06-24T00:30:09</meta:creation-date>
    <meta:editing-cycles>128</meta:editing-cycles>
    <meta:editing-duration>P1DT17M2S</meta:editing-duration>
    <dc:title>C'hi++</dc:title>
    <dc:date>2018-12-03T01:43:12</dc:date>
    <meta:generator>OpenOffice/4.1.1$Unix OpenOffice.org_project/411m6$Build-9775</meta:generator>
    <meta:printed-by>Carlo Simonelli</meta:printed-by>
    <meta:print-date>2012-03-13T21:51:32</meta:print-date>
    <meta:document-statistic meta:table-count="3" meta:image-count="0" meta:object-count="0" meta:page-count="44" meta:paragraph-count="986" meta:word-count="14508" meta:character-count="88323"/>
    <meta:user-defined meta:name="Autore">R.Canaro</meta:user-defined>
    <meta:user-defined meta:name="Info 2"/>
    <meta:user-defined meta:name="Info 3"/>
    <meta:user-defined meta:name="Info 4"/>
  </office:meta>
</office:document-meta>
</file>